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98505" officeooo:paragraph-rsid="00098505"/>
    </style:style>
    <style:style style:name="P2" style:family="paragraph" style:parent-style-name="Standard">
      <style:text-properties officeooo:rsid="000acf32" officeooo:paragraph-rsid="000acf32"/>
    </style:style>
    <style:style style:name="P3" style:family="paragraph" style:parent-style-name="Standard">
      <style:text-properties officeooo:rsid="000bcae6" officeooo:paragraph-rsid="000bcae6"/>
    </style:style>
    <style:style style:name="P4" style:family="paragraph" style:parent-style-name="Standard">
      <style:text-properties officeooo:rsid="000cb10a" officeooo:paragraph-rsid="000cb10a"/>
    </style:style>
    <style:style style:name="P5" style:family="paragraph" style:parent-style-name="Standard">
      <style:text-properties officeooo:rsid="000df5f9" officeooo:paragraph-rsid="000df5f9"/>
    </style:style>
    <style:style style:name="P6" style:family="paragraph" style:parent-style-name="Standard">
      <style:text-properties officeooo:rsid="000f8884" officeooo:paragraph-rsid="000f8884"/>
    </style:style>
    <style:style style:name="P7" style:family="paragraph" style:parent-style-name="Standard">
      <style:text-properties officeooo:rsid="00116b6c" officeooo:paragraph-rsid="00116b6c"/>
    </style:style>
    <style:style style:name="P8" style:family="paragraph" style:parent-style-name="Standard">
      <style:text-properties officeooo:rsid="001195e7" officeooo:paragraph-rsid="001195e7"/>
    </style:style>
    <style:style style:name="P9" style:family="paragraph" style:parent-style-name="Standard">
      <style:text-properties officeooo:rsid="001199de" officeooo:paragraph-rsid="001199de"/>
    </style:style>
    <style:style style:name="P10" style:family="paragraph" style:parent-style-name="Standard">
      <style:text-properties officeooo:rsid="00120861" officeooo:paragraph-rsid="00120861"/>
    </style:style>
    <style:style style:name="P11" style:family="paragraph" style:parent-style-name="Standard">
      <style:text-properties officeooo:rsid="0012dbe8" officeooo:paragraph-rsid="0012dbe8"/>
    </style:style>
    <style:style style:name="P12" style:family="paragraph" style:parent-style-name="Standard">
      <style:paragraph-properties fo:text-align="justify" style:justify-single-word="false"/>
      <style:text-properties officeooo:rsid="0012dbe8" officeooo:paragraph-rsid="0012dbe8"/>
    </style:style>
    <style:style style:name="P13" style:family="paragraph" style:parent-style-name="Standard">
      <style:text-properties officeooo:rsid="00133ff4" officeooo:paragraph-rsid="00133ff4"/>
    </style:style>
    <style:style style:name="P14" style:family="paragraph" style:parent-style-name="Standard">
      <style:text-properties officeooo:rsid="00149d71" officeooo:paragraph-rsid="00149d71"/>
    </style:style>
    <style:style style:name="P15" style:family="paragraph" style:parent-style-name="Standard">
      <style:text-properties officeooo:rsid="001810a8" officeooo:paragraph-rsid="001810a8"/>
    </style:style>
    <style:style style:name="P16" style:family="paragraph" style:parent-style-name="Standard">
      <style:text-properties officeooo:rsid="001eeec7" officeooo:paragraph-rsid="001eeec7"/>
    </style:style>
    <style:style style:name="P17" style:family="paragraph" style:parent-style-name="Standard">
      <style:text-properties officeooo:rsid="001f988a" officeooo:paragraph-rsid="001f988a"/>
    </style:style>
    <style:style style:name="P18" style:family="paragraph" style:parent-style-name="Standard">
      <style:text-properties fo:font-style="italic" officeooo:rsid="00133ff4" officeooo:paragraph-rsid="00133ff4" style:font-style-asian="italic" style:font-style-complex="italic"/>
    </style:style>
    <style:style style:name="P19" style:family="paragraph" style:parent-style-name="Standard">
      <style:text-properties officeooo:rsid="0022ba5a" officeooo:paragraph-rsid="0022ba5a"/>
    </style:style>
    <style:style style:name="P20" style:family="paragraph" style:parent-style-name="Standard">
      <style:text-properties officeooo:rsid="002590a7" officeooo:paragraph-rsid="002590a7"/>
    </style:style>
    <style:style style:name="P21" style:family="paragraph" style:parent-style-name="Standard">
      <style:text-properties officeooo:rsid="0028da2c" officeooo:paragraph-rsid="0028da2c"/>
    </style:style>
    <style:style style:name="P22" style:family="paragraph" style:parent-style-name="Standard">
      <style:text-properties officeooo:rsid="002a3ae0" officeooo:paragraph-rsid="002a3ae0"/>
    </style:style>
    <style:style style:name="P23" style:family="paragraph" style:parent-style-name="Standard">
      <style:text-properties officeooo:rsid="005fccf3" officeooo:paragraph-rsid="005fccf3" fo:background-color="#bbe33d"/>
    </style:style>
    <style:style style:name="P24" style:family="paragraph" style:parent-style-name="Standard">
      <style:text-properties officeooo:rsid="002ec52f" officeooo:paragraph-rsid="002ec52f"/>
    </style:style>
    <style:style style:name="P25" style:family="paragraph" style:parent-style-name="Standard">
      <style:text-properties officeooo:rsid="00309fa1" officeooo:paragraph-rsid="00309fa1"/>
    </style:style>
    <style:style style:name="P26" style:family="paragraph" style:parent-style-name="Standard">
      <style:text-properties officeooo:rsid="003360bf" officeooo:paragraph-rsid="003360bf"/>
    </style:style>
    <style:style style:name="P27" style:family="paragraph" style:parent-style-name="Standard">
      <style:text-properties officeooo:rsid="00357554" officeooo:paragraph-rsid="00357554"/>
    </style:style>
    <style:style style:name="P28" style:family="paragraph" style:parent-style-name="Standard">
      <style:text-properties officeooo:rsid="0035b1bd" officeooo:paragraph-rsid="0035b1bd"/>
    </style:style>
    <style:style style:name="P29" style:family="paragraph" style:parent-style-name="Standard">
      <style:text-properties officeooo:rsid="00364785" officeooo:paragraph-rsid="00364785"/>
    </style:style>
    <style:style style:name="P30" style:family="paragraph" style:parent-style-name="Standard">
      <style:text-properties officeooo:rsid="003821e4" officeooo:paragraph-rsid="003821e4"/>
    </style:style>
    <style:style style:name="P31" style:family="paragraph" style:parent-style-name="Standard">
      <style:text-properties officeooo:rsid="003b48fd" officeooo:paragraph-rsid="003b48fd"/>
    </style:style>
    <style:style style:name="P32" style:family="paragraph" style:parent-style-name="Standard">
      <style:text-properties officeooo:rsid="003c1f39" officeooo:paragraph-rsid="003c1f39"/>
    </style:style>
    <style:style style:name="P33" style:family="paragraph" style:parent-style-name="Standard">
      <style:text-properties officeooo:rsid="003cc6a9" officeooo:paragraph-rsid="003cc6a9"/>
    </style:style>
    <style:style style:name="P34" style:family="paragraph" style:parent-style-name="Standard">
      <style:text-properties officeooo:rsid="003e4678" officeooo:paragraph-rsid="003e4678"/>
    </style:style>
    <style:style style:name="P35" style:family="paragraph" style:parent-style-name="Standard">
      <style:text-properties officeooo:rsid="003fa4e2" officeooo:paragraph-rsid="003fa4e2"/>
    </style:style>
    <style:style style:name="P36" style:family="paragraph" style:parent-style-name="Standard">
      <style:text-properties officeooo:rsid="004030a1" officeooo:paragraph-rsid="004030a1"/>
    </style:style>
    <style:style style:name="P37" style:family="paragraph" style:parent-style-name="Standard">
      <style:text-properties officeooo:rsid="00421021" officeooo:paragraph-rsid="0051aba1"/>
    </style:style>
    <style:style style:name="P38" style:family="paragraph" style:parent-style-name="Standard">
      <style:text-properties officeooo:rsid="0043d839" officeooo:paragraph-rsid="0043d839"/>
    </style:style>
    <style:style style:name="P39" style:family="paragraph" style:parent-style-name="Standard">
      <style:text-properties officeooo:rsid="004577c9" officeooo:paragraph-rsid="004577c9"/>
    </style:style>
    <style:style style:name="P40" style:family="paragraph" style:parent-style-name="Standard">
      <style:text-properties officeooo:rsid="0047a845" officeooo:paragraph-rsid="0047a845"/>
    </style:style>
    <style:style style:name="P41" style:family="paragraph" style:parent-style-name="Standard">
      <style:text-properties officeooo:rsid="004b8ea4" officeooo:paragraph-rsid="004b8ea4"/>
    </style:style>
    <style:style style:name="P42" style:family="paragraph" style:parent-style-name="Standard">
      <style:text-properties officeooo:rsid="004d26f8" officeooo:paragraph-rsid="004d26f8"/>
    </style:style>
    <style:style style:name="P43" style:family="paragraph" style:parent-style-name="Standard">
      <style:text-properties officeooo:rsid="0051aba1" officeooo:paragraph-rsid="0051aba1"/>
    </style:style>
    <style:style style:name="P44" style:family="paragraph" style:parent-style-name="Standard">
      <style:text-properties officeooo:rsid="005388fa" officeooo:paragraph-rsid="005388fa"/>
    </style:style>
    <style:style style:name="P45" style:family="paragraph" style:parent-style-name="Standard">
      <style:text-properties officeooo:rsid="0054f8cd" officeooo:paragraph-rsid="0054f8cd"/>
    </style:style>
    <style:style style:name="P46" style:family="paragraph" style:parent-style-name="Standard">
      <style:text-properties officeooo:rsid="0054f8cd" officeooo:paragraph-rsid="005767f4"/>
    </style:style>
    <style:style style:name="P47" style:family="paragraph" style:parent-style-name="Standard">
      <style:text-properties officeooo:rsid="005767f4" officeooo:paragraph-rsid="005767f4"/>
    </style:style>
    <style:style style:name="P48" style:family="paragraph" style:parent-style-name="Standard">
      <style:text-properties officeooo:rsid="005a1570" officeooo:paragraph-rsid="005a1570"/>
    </style:style>
    <style:style style:name="P49" style:family="paragraph" style:parent-style-name="Standard">
      <style:text-properties officeooo:rsid="005a1570" officeooo:paragraph-rsid="005bd2de"/>
    </style:style>
    <style:style style:name="P50" style:family="paragraph" style:parent-style-name="Standard">
      <style:text-properties officeooo:rsid="005fccf3" officeooo:paragraph-rsid="005fccf3" fo:background-color="#ff0000"/>
    </style:style>
    <style:style style:name="P51" style:family="paragraph" style:parent-style-name="Standard">
      <style:text-properties officeooo:rsid="00098505" officeooo:paragraph-rsid="00098505" fo:background-color="#ff0000"/>
    </style:style>
    <style:style style:name="P52" style:family="paragraph" style:parent-style-name="Standard">
      <style:text-properties officeooo:rsid="008b9c68" officeooo:paragraph-rsid="008b9c68" fo:background-color="#ff0000"/>
    </style:style>
    <style:style style:name="P53" style:family="paragraph" style:parent-style-name="Standard">
      <style:text-properties officeooo:rsid="008c6ade" officeooo:paragraph-rsid="008c6ade" fo:background-color="#ff0000"/>
    </style:style>
    <style:style style:name="P54" style:family="paragraph" style:parent-style-name="Standard">
      <style:text-properties officeooo:rsid="000acf32" officeooo:paragraph-rsid="000acf32" fo:background-color="#ff0000"/>
    </style:style>
    <style:style style:name="P55" style:family="paragraph" style:parent-style-name="Standard">
      <style:text-properties officeooo:rsid="003b48fd" officeooo:paragraph-rsid="003b48fd" fo:background-color="#ff0000"/>
    </style:style>
    <style:style style:name="P56" style:family="paragraph" style:parent-style-name="Standard">
      <style:text-properties officeooo:rsid="003b48fd" officeooo:paragraph-rsid="008dc311" fo:background-color="#ff0000"/>
    </style:style>
    <style:style style:name="P57" style:family="paragraph" style:parent-style-name="Standard">
      <style:text-properties officeooo:rsid="001eeec7" officeooo:paragraph-rsid="001eeec7" fo:background-color="#ff0000"/>
    </style:style>
    <style:style style:name="P58" style:family="paragraph" style:parent-style-name="Standard">
      <style:text-properties officeooo:rsid="000bcae6" officeooo:paragraph-rsid="000bcae6" fo:background-color="#ff0000"/>
    </style:style>
    <style:style style:name="P59" style:family="paragraph" style:parent-style-name="Standard">
      <style:text-properties officeooo:rsid="005fccf3" officeooo:paragraph-rsid="005fccf3" fo:background-color="#ffff00"/>
    </style:style>
    <style:style style:name="P60" style:family="paragraph" style:parent-style-name="Standard">
      <style:text-properties officeooo:rsid="005fccf3" officeooo:paragraph-rsid="005fccf3" fo:background-color="#00a933"/>
    </style:style>
    <style:style style:name="P61" style:family="paragraph" style:parent-style-name="Standard">
      <style:text-properties officeooo:rsid="00610688" officeooo:paragraph-rsid="00610688"/>
    </style:style>
    <style:style style:name="P62" style:family="paragraph" style:parent-style-name="Standard">
      <style:text-properties officeooo:rsid="00617bcf" officeooo:paragraph-rsid="00617bcf"/>
    </style:style>
    <style:style style:name="P63" style:family="paragraph" style:parent-style-name="Standard">
      <style:text-properties officeooo:rsid="00628514" officeooo:paragraph-rsid="00628514"/>
    </style:style>
    <style:style style:name="P64" style:family="paragraph" style:parent-style-name="Standard">
      <style:text-properties officeooo:rsid="00634dc9" officeooo:paragraph-rsid="00634dc9"/>
    </style:style>
    <style:style style:name="P65" style:family="paragraph" style:parent-style-name="Standard">
      <style:text-properties officeooo:rsid="006528d1" officeooo:paragraph-rsid="006528d1"/>
    </style:style>
    <style:style style:name="P66" style:family="paragraph" style:parent-style-name="Standard">
      <style:text-properties officeooo:rsid="00663968" officeooo:paragraph-rsid="00663968"/>
    </style:style>
    <style:style style:name="P67" style:family="paragraph" style:parent-style-name="Standard">
      <style:text-properties officeooo:rsid="0067a1cd" officeooo:paragraph-rsid="0067a1cd"/>
    </style:style>
    <style:style style:name="P68" style:family="paragraph" style:parent-style-name="Standard">
      <style:text-properties officeooo:rsid="006ac18e" officeooo:paragraph-rsid="006ac18e"/>
    </style:style>
    <style:style style:name="P69" style:family="paragraph" style:parent-style-name="Standard">
      <style:paragraph-properties fo:text-align="justify" style:justify-single-word="false"/>
      <style:text-properties officeooo:rsid="006b51c7" officeooo:paragraph-rsid="006b51c7"/>
    </style:style>
    <style:style style:name="P70" style:family="paragraph" style:parent-style-name="Standard">
      <style:paragraph-properties fo:text-align="justify" style:justify-single-word="false"/>
      <style:text-properties officeooo:rsid="006ce020" officeooo:paragraph-rsid="006ce020"/>
    </style:style>
    <style:style style:name="P71" style:family="paragraph" style:parent-style-name="Standard">
      <style:text-properties officeooo:rsid="006f9a21" officeooo:paragraph-rsid="006f9a21"/>
    </style:style>
    <style:style style:name="P72" style:family="paragraph" style:parent-style-name="Standard">
      <style:text-properties officeooo:rsid="00712c22" officeooo:paragraph-rsid="00712c22"/>
    </style:style>
    <style:style style:name="P73" style:family="paragraph" style:parent-style-name="Standard">
      <style:text-properties officeooo:rsid="00751bc9" officeooo:paragraph-rsid="00751bc9"/>
    </style:style>
    <style:style style:name="P74" style:family="paragraph" style:parent-style-name="Standard">
      <style:text-properties officeooo:rsid="00773395" officeooo:paragraph-rsid="00773395"/>
    </style:style>
    <style:style style:name="P75" style:family="paragraph" style:parent-style-name="Standard">
      <style:text-properties officeooo:rsid="00798c46" officeooo:paragraph-rsid="00798c46"/>
    </style:style>
    <style:style style:name="P76" style:family="paragraph" style:parent-style-name="Standard">
      <style:text-properties officeooo:rsid="00798c46" officeooo:paragraph-rsid="007a5e21"/>
    </style:style>
    <style:style style:name="P77" style:family="paragraph" style:parent-style-name="Standard">
      <style:text-properties officeooo:rsid="007be3d5" officeooo:paragraph-rsid="007be3d5"/>
    </style:style>
    <style:style style:name="P78" style:family="paragraph" style:parent-style-name="Standard">
      <style:text-properties officeooo:rsid="00821bc4" officeooo:paragraph-rsid="00821bc4"/>
    </style:style>
    <style:style style:name="P79" style:family="paragraph" style:parent-style-name="Standard">
      <style:text-properties officeooo:rsid="0082ac5b" officeooo:paragraph-rsid="0082ac5b"/>
    </style:style>
    <style:style style:name="P80" style:family="paragraph" style:parent-style-name="Standard">
      <style:text-properties officeooo:rsid="003c1f39" officeooo:paragraph-rsid="003c1f39" fo:background-color="#f6f9d4"/>
    </style:style>
    <style:style style:name="P81" style:family="paragraph" style:parent-style-name="Standard">
      <style:text-properties style:text-underline-style="solid" style:text-underline-width="auto" style:text-underline-color="font-color" officeooo:rsid="00098505" officeooo:paragraph-rsid="00098505" fo:background-color="#ff0000"/>
    </style:style>
    <style:style style:name="P82" style:family="paragraph" style:parent-style-name="Standard">
      <style:text-properties officeooo:rsid="008dc196" officeooo:paragraph-rsid="008dc196"/>
    </style:style>
    <style:style style:name="P83" style:family="paragraph" style:parent-style-name="Standard">
      <style:paragraph-properties fo:break-before="page"/>
      <style:text-properties officeooo:rsid="0035b1bd" officeooo:paragraph-rsid="0035b1bd"/>
    </style:style>
    <style:style style:name="P84" style:family="paragraph" style:parent-style-name="Standard">
      <style:text-properties officeooo:rsid="000acf32" officeooo:paragraph-rsid="000acf32" fo:background-color="#ff0000"/>
    </style:style>
    <style:style style:name="P85" style:family="paragraph" style:parent-style-name="Standard">
      <style:text-properties officeooo:rsid="000acf32" officeooo:paragraph-rsid="008c6ade" fo:background-color="#ff0000"/>
    </style:style>
    <style:style style:name="P86" style:family="paragraph" style:parent-style-name="Standard">
      <style:text-properties officeooo:rsid="00098505" officeooo:paragraph-rsid="00098505" fo:background-color="#ff0000"/>
    </style:style>
    <style:style style:name="P87" style:family="paragraph" style:parent-style-name="Standard">
      <style:text-properties officeooo:rsid="008f177e" officeooo:paragraph-rsid="008f177e" fo:background-color="#ff0000"/>
    </style:style>
    <style:style style:name="P88" style:family="paragraph" style:parent-style-name="Standard">
      <style:text-properties officeooo:rsid="008f177e" officeooo:paragraph-rsid="008f177e" fo:background-color="#ff0000"/>
    </style:style>
    <style:style style:name="P89" style:family="paragraph" style:parent-style-name="Standard">
      <style:paragraph-properties fo:text-align="justify" style:justify-single-word="false"/>
      <style:text-properties officeooo:rsid="008f177e" officeooo:paragraph-rsid="008f177e" fo:background-color="#ff0000"/>
    </style:style>
    <style:style style:name="P90" style:family="paragraph" style:parent-style-name="Standard">
      <style:text-properties officeooo:rsid="003b48fd" officeooo:paragraph-rsid="003b48fd" fo:background-color="#ff0000"/>
    </style:style>
    <style:style style:name="P91" style:family="paragraph" style:parent-style-name="Standard">
      <style:text-properties officeooo:rsid="003c1f39" officeooo:paragraph-rsid="003c1f39" fo:background-color="#ff0000"/>
    </style:style>
    <style:style style:name="P92" style:family="paragraph" style:parent-style-name="Standard">
      <style:text-properties officeooo:rsid="0092c0b0" officeooo:paragraph-rsid="0092c0b0" fo:background-color="#ff0000"/>
    </style:style>
    <style:style style:name="P93" style:family="paragraph" style:parent-style-name="Standard">
      <style:paragraph-properties fo:text-align="justify" style:justify-single-word="false"/>
      <style:text-properties officeooo:rsid="0092c0b0" officeooo:paragraph-rsid="0092c0b0" fo:background-color="#ff0000"/>
    </style:style>
    <style:style style:name="P94" style:family="paragraph" style:parent-style-name="Standard">
      <style:text-properties officeooo:rsid="008c6ade" officeooo:paragraph-rsid="008c6ade" fo:background-color="#ff0000"/>
    </style:style>
    <style:style style:name="P95" style:family="paragraph" style:parent-style-name="Standard">
      <style:text-properties officeooo:rsid="008dc196" officeooo:paragraph-rsid="008dc196" fo:background-color="#ff0000"/>
    </style:style>
    <style:style style:name="P96" style:family="paragraph" style:parent-style-name="Standard">
      <style:text-properties officeooo:rsid="000bcae6" officeooo:paragraph-rsid="000bcae6" fo:background-color="#ff0000"/>
    </style:style>
    <style:style style:name="P97" style:family="paragraph" style:parent-style-name="Standard">
      <style:text-properties officeooo:rsid="00976a72" officeooo:paragraph-rsid="00976a72" fo:background-color="#ff0000"/>
    </style:style>
    <style:style style:name="P98" style:family="paragraph" style:parent-style-name="Standard">
      <style:text-properties officeooo:rsid="008b9c68" officeooo:paragraph-rsid="009c52de" fo:background-color="#ff0000"/>
    </style:style>
    <style:style style:name="P99" style:family="paragraph" style:parent-style-name="Standard">
      <style:text-properties officeooo:rsid="003cc6a9" officeooo:paragraph-rsid="009434f5" fo:background-color="#ff0000"/>
    </style:style>
    <style:style style:name="P100" style:family="paragraph" style:parent-style-name="Standard">
      <style:paragraph-properties fo:text-align="justify" style:justify-single-word="false"/>
      <style:text-properties officeooo:rsid="003cc6a9" officeooo:paragraph-rsid="009434f5" fo:background-color="#ff0000"/>
    </style:style>
    <style:style style:name="P101" style:family="paragraph" style:parent-style-name="Standard">
      <style:text-properties officeooo:rsid="009434f5" officeooo:paragraph-rsid="009434f5" fo:background-color="#ff0000"/>
    </style:style>
    <style:style style:name="P102" style:family="paragraph" style:parent-style-name="Standard">
      <style:text-properties officeooo:rsid="0095ac23" officeooo:paragraph-rsid="0095ac23" fo:background-color="#ff0000"/>
    </style:style>
    <style:style style:name="P103" style:family="paragraph" style:parent-style-name="Standard">
      <style:text-properties officeooo:rsid="003b48fd" officeooo:paragraph-rsid="003b48fd"/>
    </style:style>
    <style:style style:name="P104" style:family="paragraph" style:parent-style-name="Standard">
      <style:text-properties officeooo:rsid="00919c9e" officeooo:paragraph-rsid="00919c9e"/>
    </style:style>
    <style:style style:name="P105" style:family="paragraph" style:parent-style-name="Standard">
      <style:text-properties officeooo:rsid="003b670d" officeooo:paragraph-rsid="003b670d" fo:background-color="#81d41a"/>
    </style:style>
    <style:style style:name="P106" style:family="paragraph" style:parent-style-name="Standard">
      <style:text-properties officeooo:rsid="003c1f39" officeooo:paragraph-rsid="003c1f39" fo:background-color="#81d41a"/>
    </style:style>
    <style:style style:name="P107" style:family="paragraph" style:parent-style-name="Standard">
      <style:text-properties officeooo:rsid="0050c462" officeooo:paragraph-rsid="0050c462" fo:background-color="#81d41a"/>
    </style:style>
    <style:style style:name="P108" style:family="paragraph" style:parent-style-name="Standard">
      <style:text-properties officeooo:rsid="009ca07b" officeooo:paragraph-rsid="009ca07b" fo:background-color="#81d41a"/>
    </style:style>
    <style:style style:name="P109" style:family="paragraph" style:parent-style-name="Standard">
      <style:text-properties officeooo:rsid="0095ac23" officeooo:paragraph-rsid="0095ac23"/>
    </style:style>
    <style:style style:name="P110" style:family="paragraph" style:parent-style-name="Standard">
      <style:text-properties officeooo:rsid="0050c462" officeooo:paragraph-rsid="009c1519"/>
    </style:style>
    <style:style style:name="P111" style:family="paragraph" style:parent-style-name="Standard">
      <style:text-properties officeooo:rsid="0095ac23" officeooo:paragraph-rsid="0095ac23" fo:background-color="#ff8000"/>
    </style:style>
    <style:style style:name="P112" style:family="paragraph" style:parent-style-name="Standard">
      <style:text-properties officeooo:rsid="003b48fd" officeooo:paragraph-rsid="003b48fd" fo:background-color="#ff8000"/>
    </style:style>
    <style:style style:name="P113" style:family="paragraph" style:parent-style-name="Standard">
      <style:text-properties officeooo:rsid="000df5f9" officeooo:paragraph-rsid="000df5f9" fo:background-color="#ff8000"/>
    </style:style>
    <style:style style:name="P114" style:family="paragraph" style:parent-style-name="Standard">
      <style:text-properties officeooo:rsid="000df5f9" officeooo:paragraph-rsid="009c52de" fo:background-color="#ff8000"/>
    </style:style>
    <style:style style:name="P115" style:family="paragraph" style:parent-style-name="Standard">
      <style:text-properties officeooo:rsid="000df5f9" officeooo:paragraph-rsid="00b39271" fo:background-color="#ff8000"/>
    </style:style>
    <style:style style:name="P116" style:family="paragraph" style:parent-style-name="Standard">
      <style:text-properties officeooo:rsid="004d26f8" officeooo:paragraph-rsid="004b8ea4" fo:background-color="#ff8000"/>
    </style:style>
    <style:style style:name="P117" style:family="paragraph" style:parent-style-name="Standard">
      <style:text-properties officeooo:rsid="004d26f8" officeooo:paragraph-rsid="00b67b5c" fo:background-color="#ff8000"/>
    </style:style>
    <style:style style:name="P118" style:family="paragraph" style:parent-style-name="Standard">
      <style:text-properties officeooo:rsid="001199de" officeooo:paragraph-rsid="009c1519" fo:background-color="#ff8000"/>
    </style:style>
    <style:style style:name="P119" style:family="paragraph" style:parent-style-name="Standard">
      <style:text-properties officeooo:rsid="001199de" officeooo:paragraph-rsid="001199de" fo:background-color="#ff8000"/>
    </style:style>
    <style:style style:name="P120" style:family="paragraph" style:parent-style-name="Standard">
      <style:text-properties officeooo:rsid="009c414b" officeooo:paragraph-rsid="009c414b" fo:background-color="#ff8000"/>
    </style:style>
    <style:style style:name="P121" style:family="paragraph" style:parent-style-name="Standard">
      <style:text-properties officeooo:rsid="0012dbe8" officeooo:paragraph-rsid="00a28d93" fo:background-color="#ff8000"/>
    </style:style>
    <style:style style:name="P122" style:family="paragraph" style:parent-style-name="Standard">
      <style:text-properties officeooo:rsid="003360bf" officeooo:paragraph-rsid="00aabd2a" fo:background-color="#ff8000"/>
    </style:style>
    <style:style style:name="P123" style:family="paragraph" style:parent-style-name="Standard">
      <style:text-properties officeooo:rsid="00aabd2a" officeooo:paragraph-rsid="00aabd2a" fo:background-color="#ff8000"/>
    </style:style>
    <style:style style:name="P124" style:family="paragraph" style:parent-style-name="Standard">
      <style:text-properties officeooo:rsid="00ae52c6" officeooo:paragraph-rsid="00ae52c6" fo:background-color="#ff8000"/>
    </style:style>
    <style:style style:name="P125" style:family="paragraph" style:parent-style-name="Standard">
      <style:text-properties officeooo:rsid="00364785" officeooo:paragraph-rsid="00aefab2" fo:background-color="#ff8000"/>
    </style:style>
    <style:style style:name="P126" style:family="paragraph" style:parent-style-name="Standard">
      <style:text-properties officeooo:rsid="00aefab2" officeooo:paragraph-rsid="00aefab2" fo:background-color="#ff8000"/>
    </style:style>
    <style:style style:name="P127" style:family="paragraph" style:parent-style-name="Standard">
      <style:text-properties officeooo:rsid="00af73ae" officeooo:paragraph-rsid="00af73ae" fo:background-color="#ff8000"/>
    </style:style>
    <style:style style:name="P128" style:family="paragraph" style:parent-style-name="Standard">
      <style:text-properties officeooo:rsid="00116b6c" officeooo:paragraph-rsid="00a28d93" fo:background-color="#ff8000"/>
    </style:style>
    <style:style style:name="P129" style:family="paragraph" style:parent-style-name="Standard">
      <style:text-properties officeooo:rsid="00116b6c" officeooo:paragraph-rsid="00116b6c" fo:background-color="#ff8000"/>
    </style:style>
    <style:style style:name="P130" style:family="paragraph" style:parent-style-name="Standard">
      <style:text-properties officeooo:rsid="00120861" officeooo:paragraph-rsid="00a28d93" fo:background-color="#ff8000"/>
    </style:style>
    <style:style style:name="P131" style:family="paragraph" style:parent-style-name="Standard">
      <style:text-properties officeooo:rsid="00120861" officeooo:paragraph-rsid="00120861" fo:background-color="#ff8000"/>
    </style:style>
    <style:style style:name="P132" style:family="paragraph" style:parent-style-name="Standard">
      <style:text-properties officeooo:rsid="00a35fd2" officeooo:paragraph-rsid="00a28d93" fo:background-color="#ff8000"/>
    </style:style>
    <style:style style:name="P133" style:family="paragraph" style:parent-style-name="Standard">
      <style:text-properties officeooo:rsid="003e4678" officeooo:paragraph-rsid="003e4678" fo:background-color="#ff8000"/>
    </style:style>
    <style:style style:name="P134" style:family="paragraph" style:parent-style-name="Standard">
      <style:text-properties officeooo:rsid="008575ed" officeooo:paragraph-rsid="008575ed" fo:background-color="#ff8000"/>
    </style:style>
    <style:style style:name="P135" style:family="paragraph" style:parent-style-name="Standard">
      <style:text-properties officeooo:rsid="0086d331" officeooo:paragraph-rsid="0086d331" fo:background-color="#ff8000"/>
    </style:style>
    <style:style style:name="P136" style:family="paragraph" style:parent-style-name="Standard">
      <style:text-properties officeooo:rsid="00878d0c" officeooo:paragraph-rsid="00878d0c" fo:background-color="#ff8000"/>
    </style:style>
    <style:style style:name="P137" style:family="paragraph" style:parent-style-name="Standard">
      <style:text-properties officeooo:rsid="003fa4e2" officeooo:paragraph-rsid="003fa4e2" fo:background-color="#ff8000"/>
    </style:style>
    <style:style style:name="P138" style:family="paragraph" style:parent-style-name="Standard">
      <style:text-properties officeooo:rsid="004030a1" officeooo:paragraph-rsid="004030a1" fo:background-color="#ff8000"/>
    </style:style>
    <style:style style:name="P139" style:family="paragraph" style:parent-style-name="Standard">
      <style:text-properties officeooo:rsid="0051aba1" officeooo:paragraph-rsid="0051aba1" fo:background-color="#ff8000"/>
    </style:style>
    <style:style style:name="P140" style:family="paragraph" style:parent-style-name="Standard">
      <style:text-properties officeooo:rsid="005fccf3" officeooo:paragraph-rsid="005fccf3" fo:background-color="#ff8000"/>
    </style:style>
    <style:style style:name="P141" style:family="paragraph" style:parent-style-name="Standard">
      <style:text-properties officeooo:rsid="00a28d93" officeooo:paragraph-rsid="00a28d93" fo:background-color="#ff8000"/>
    </style:style>
    <style:style style:name="P142" style:family="paragraph" style:parent-style-name="Standard">
      <style:text-properties officeooo:rsid="00acb745" officeooo:paragraph-rsid="00ad37ee" fo:background-color="#ff8000"/>
    </style:style>
    <style:style style:name="P143" style:family="paragraph" style:parent-style-name="Standard">
      <style:text-properties officeooo:rsid="000bcae6" officeooo:paragraph-rsid="000bcae6" fo:background-color="#ff8000"/>
    </style:style>
    <style:style style:name="P144" style:family="paragraph" style:parent-style-name="Standard">
      <style:text-properties officeooo:rsid="00628514" officeooo:paragraph-rsid="00628514" fo:background-color="#ff8000"/>
    </style:style>
    <style:style style:name="P145" style:family="paragraph" style:parent-style-name="Standard">
      <style:text-properties officeooo:rsid="000cb10a" officeooo:paragraph-rsid="00b39271" fo:background-color="#ff8000"/>
    </style:style>
    <style:style style:name="P146" style:family="paragraph" style:parent-style-name="Standard">
      <style:text-properties officeooo:rsid="000f8884" officeooo:paragraph-rsid="000f8884" fo:background-color="#ff8000"/>
    </style:style>
    <style:style style:name="P147" style:family="paragraph" style:parent-style-name="Standard">
      <style:text-properties officeooo:rsid="001195e7" officeooo:paragraph-rsid="001195e7" fo:background-color="#ff8000"/>
    </style:style>
    <style:style style:name="P148" style:family="paragraph" style:parent-style-name="Standard">
      <style:text-properties officeooo:rsid="004b8ea4" officeooo:paragraph-rsid="00b67b5c" fo:background-color="#ff8000"/>
    </style:style>
    <style:style style:name="P149" style:family="paragraph" style:parent-style-name="Standard">
      <style:text-properties officeooo:rsid="004c1937" officeooo:paragraph-rsid="00b67b5c" fo:background-color="#ff8000"/>
    </style:style>
    <style:style style:name="P150" style:family="paragraph" style:parent-style-name="Standard">
      <style:text-properties officeooo:rsid="002ec52f" officeooo:paragraph-rsid="002ec52f" fo:background-color="#ff8000"/>
    </style:style>
    <style:style style:name="P151" style:family="paragraph" style:parent-style-name="Standard">
      <style:paragraph-properties fo:text-align="justify" style:justify-single-word="false"/>
      <style:text-properties officeooo:rsid="006ce020" officeooo:paragraph-rsid="00b67b5c" fo:background-color="#ff8000"/>
    </style:style>
    <style:style style:name="P152" style:family="paragraph" style:parent-style-name="Standard">
      <style:paragraph-properties fo:text-align="justify" style:justify-single-word="false"/>
      <style:text-properties officeooo:rsid="006dc37b" officeooo:paragraph-rsid="006ce020" fo:background-color="#ff8000"/>
    </style:style>
    <style:style style:name="P153" style:family="paragraph" style:parent-style-name="Standard">
      <style:paragraph-properties fo:text-align="justify" style:justify-single-word="false"/>
      <style:text-properties officeooo:rsid="006dc37b" officeooo:paragraph-rsid="00b67b5c" fo:background-color="#ff8000"/>
    </style:style>
    <style:style style:name="P154" style:family="paragraph" style:parent-style-name="Standard">
      <style:text-properties officeooo:rsid="001810a8" officeooo:paragraph-rsid="001810a8" fo:background-color="#ff8000"/>
    </style:style>
    <style:style style:name="P155" style:family="paragraph" style:parent-style-name="Standard">
      <style:text-properties officeooo:rsid="005d73ed" officeooo:paragraph-rsid="005d73ed" fo:background-color="#ff8000"/>
    </style:style>
    <style:style style:name="P156" style:family="paragraph" style:parent-style-name="Standard">
      <style:text-properties officeooo:rsid="005e646a" officeooo:paragraph-rsid="005e646a" fo:background-color="#ff8000"/>
    </style:style>
    <style:style style:name="P157" style:family="paragraph" style:parent-style-name="Standard">
      <style:text-properties officeooo:rsid="007be3d5" officeooo:paragraph-rsid="007be3d5" fo:background-color="#ff8000"/>
    </style:style>
    <style:style style:name="P158" style:family="paragraph" style:parent-style-name="Standard">
      <style:text-properties officeooo:rsid="007be3d5" officeooo:paragraph-rsid="007dcee4" fo:background-color="#ff8000"/>
    </style:style>
    <style:style style:name="P159" style:family="paragraph" style:parent-style-name="Standard">
      <style:text-properties officeooo:rsid="0023070f" officeooo:paragraph-rsid="0023070f" fo:background-color="#ff8000"/>
    </style:style>
    <style:style style:name="P160" style:family="paragraph" style:parent-style-name="Standard">
      <style:text-properties officeooo:rsid="001960f5" officeooo:paragraph-rsid="001960f5" fo:background-color="#ff8000"/>
    </style:style>
    <style:style style:name="P161" style:family="paragraph" style:parent-style-name="Standard">
      <style:text-properties officeooo:rsid="001c4da7" officeooo:paragraph-rsid="001c4da7" fo:background-color="#ff8000"/>
    </style:style>
    <style:style style:name="P162" style:family="paragraph" style:parent-style-name="Standard">
      <style:text-properties officeooo:rsid="001f9f47" officeooo:paragraph-rsid="001f9f47" fo:background-color="#ff8000"/>
    </style:style>
    <style:style style:name="P163" style:family="paragraph" style:parent-style-name="Standard">
      <style:text-properties officeooo:rsid="003e4678" officeooo:paragraph-rsid="003e4678"/>
    </style:style>
    <style:style style:name="P164" style:family="paragraph" style:parent-style-name="Standard">
      <style:text-properties officeooo:rsid="0098c051" officeooo:paragraph-rsid="0098c051"/>
    </style:style>
    <style:style style:name="P165" style:family="paragraph" style:parent-style-name="Standard">
      <style:text-properties officeooo:rsid="0098c051" officeooo:paragraph-rsid="009c1519"/>
    </style:style>
    <style:style style:name="P166" style:family="paragraph" style:parent-style-name="Standard">
      <style:text-properties officeooo:rsid="00663968" officeooo:paragraph-rsid="00663968"/>
    </style:style>
    <style:style style:name="P167" style:family="paragraph" style:parent-style-name="Standard">
      <style:text-properties officeooo:rsid="00663968" officeooo:paragraph-rsid="0098c051"/>
    </style:style>
    <style:style style:name="P168" style:family="paragraph" style:parent-style-name="Standard">
      <style:paragraph-properties fo:text-align="justify" style:justify-single-word="false"/>
      <style:text-properties officeooo:rsid="001199de" officeooo:paragraph-rsid="001199de"/>
    </style:style>
    <style:style style:name="P169" style:family="paragraph" style:parent-style-name="Standard">
      <style:text-properties officeooo:rsid="001199de" officeooo:paragraph-rsid="009c1519"/>
    </style:style>
    <style:style style:name="P170" style:family="paragraph" style:parent-style-name="Standard">
      <style:paragraph-properties fo:text-align="justify" style:justify-single-word="false"/>
      <style:text-properties officeooo:rsid="001199de" officeooo:paragraph-rsid="009c1519" fo:background-color="#bbe33d"/>
    </style:style>
    <style:style style:name="P171" style:family="paragraph" style:parent-style-name="Standard">
      <style:text-properties officeooo:rsid="002d56a7" officeooo:paragraph-rsid="009c1519" fo:background-color="#bbe33d"/>
    </style:style>
    <style:style style:name="P172" style:family="paragraph" style:parent-style-name="Standard">
      <style:text-properties officeooo:rsid="002d56a7" officeooo:paragraph-rsid="009c1519"/>
    </style:style>
    <style:style style:name="P173" style:family="paragraph" style:parent-style-name="Standard">
      <style:text-properties officeooo:rsid="002ec52f" officeooo:paragraph-rsid="009c1519"/>
    </style:style>
    <style:style style:name="P174" style:family="paragraph" style:parent-style-name="Standard">
      <style:text-properties officeooo:rsid="009c52de" officeooo:paragraph-rsid="009c52de"/>
    </style:style>
    <style:style style:name="P175" style:family="paragraph" style:parent-style-name="Standard">
      <style:text-properties officeooo:rsid="000df5f9" officeooo:paragraph-rsid="000df5f9"/>
    </style:style>
    <style:style style:name="P176" style:family="paragraph" style:parent-style-name="Standard">
      <style:text-properties officeooo:rsid="000df5f9" officeooo:paragraph-rsid="009c52de"/>
    </style:style>
    <style:style style:name="P177" style:family="paragraph" style:parent-style-name="Standard">
      <style:text-properties officeooo:rsid="000df5f9" officeooo:paragraph-rsid="000cb10a"/>
    </style:style>
    <style:style style:name="P178" style:family="paragraph" style:parent-style-name="Standard">
      <style:text-properties officeooo:rsid="003cc6a9" officeooo:paragraph-rsid="003cc6a9" fo:background-color="#ffff00"/>
    </style:style>
    <style:style style:name="P179" style:family="paragraph" style:parent-style-name="Standard">
      <style:text-properties officeooo:rsid="003e4678" officeooo:paragraph-rsid="003e4678" fo:background-color="#ffff00"/>
    </style:style>
    <style:style style:name="P180" style:family="paragraph" style:parent-style-name="Standard">
      <style:text-properties officeooo:rsid="0067a1cd" officeooo:paragraph-rsid="0067a1cd" fo:background-color="#ffff00"/>
    </style:style>
    <style:style style:name="P181" style:family="paragraph" style:parent-style-name="Standard">
      <style:text-properties officeooo:rsid="002ec52f" officeooo:paragraph-rsid="002ec52f" fo:background-color="#ffff00"/>
    </style:style>
    <style:style style:name="P182" style:family="paragraph" style:parent-style-name="Standard">
      <style:paragraph-properties fo:text-align="justify" style:justify-single-word="false"/>
      <style:text-properties officeooo:rsid="002ec52f" officeooo:paragraph-rsid="002ec52f" fo:background-color="#ffff00"/>
    </style:style>
    <style:style style:name="P183" style:family="paragraph" style:parent-style-name="Standard">
      <style:text-properties officeooo:rsid="00309fa1" officeooo:paragraph-rsid="00309fa1" fo:background-color="#ffff00"/>
    </style:style>
    <style:style style:name="P184" style:family="paragraph" style:parent-style-name="Standard">
      <style:text-properties officeooo:rsid="003e5e99" officeooo:paragraph-rsid="003e5e99" fo:background-color="#ffff00"/>
    </style:style>
    <style:style style:name="P185" style:family="paragraph" style:parent-style-name="Standard">
      <style:text-properties officeooo:rsid="00617bcf" officeooo:paragraph-rsid="00617bcf" fo:background-color="#ffff00"/>
    </style:style>
    <style:style style:name="P186" style:family="paragraph" style:parent-style-name="Standard">
      <style:paragraph-properties fo:text-align="justify" style:justify-single-word="false"/>
      <style:text-properties officeooo:rsid="00610688" officeooo:paragraph-rsid="00610688" fo:background-color="#ffff00"/>
    </style:style>
    <style:style style:name="P187" style:family="paragraph" style:parent-style-name="Standard">
      <style:text-properties officeooo:rsid="000cb10a" officeooo:paragraph-rsid="000cb10a" fo:background-color="#ffff00"/>
    </style:style>
    <style:style style:name="P188" style:family="paragraph" style:parent-style-name="Standard">
      <style:text-properties officeooo:rsid="00628514" officeooo:paragraph-rsid="00628514" fo:background-color="#ffff00"/>
    </style:style>
    <style:style style:name="P189" style:family="paragraph" style:parent-style-name="Standard">
      <style:text-properties officeooo:rsid="000df5f9" officeooo:paragraph-rsid="000df5f9" fo:background-color="#ffff00"/>
    </style:style>
    <style:style style:name="P190" style:family="paragraph" style:parent-style-name="Standard">
      <style:text-properties officeooo:rsid="00634dc9" officeooo:paragraph-rsid="00634dc9" fo:background-color="#ffff00"/>
    </style:style>
    <style:style style:name="P191" style:family="paragraph" style:parent-style-name="Standard">
      <style:paragraph-properties fo:text-align="justify" style:justify-single-word="false"/>
      <style:text-properties officeooo:rsid="00634dc9" officeooo:paragraph-rsid="00634dc9" fo:background-color="#ffff00"/>
    </style:style>
    <style:style style:name="P192" style:family="paragraph" style:parent-style-name="Standard">
      <style:text-properties officeooo:rsid="0063ddd6" officeooo:paragraph-rsid="0063ddd6" fo:background-color="#ffff00"/>
    </style:style>
    <style:style style:name="P193" style:family="paragraph" style:parent-style-name="Standard">
      <style:text-properties officeooo:rsid="006528d1" officeooo:paragraph-rsid="006528d1" fo:background-color="#ffff00"/>
    </style:style>
    <style:style style:name="P194" style:family="paragraph" style:parent-style-name="Standard">
      <style:paragraph-properties fo:text-align="justify" style:justify-single-word="false"/>
      <style:text-properties officeooo:rsid="006528d1" officeooo:paragraph-rsid="006528d1" fo:background-color="#ffff00"/>
    </style:style>
    <style:style style:name="P195" style:family="paragraph" style:parent-style-name="Standard">
      <style:text-properties officeooo:rsid="00663968" officeooo:paragraph-rsid="0098c051" fo:background-color="#ffff00"/>
    </style:style>
    <style:style style:name="P196" style:family="paragraph" style:parent-style-name="Standard">
      <style:text-properties officeooo:rsid="00663968" officeooo:paragraph-rsid="00663968" fo:background-color="#ffff00"/>
    </style:style>
    <style:style style:name="P197" style:family="paragraph" style:parent-style-name="Standard">
      <style:text-properties officeooo:rsid="004b8ea4" officeooo:paragraph-rsid="004b8ea4" fo:background-color="#ffff00"/>
    </style:style>
    <style:style style:name="P198" style:family="paragraph" style:parent-style-name="Standard">
      <style:paragraph-properties fo:text-align="justify" style:justify-single-word="false"/>
      <style:text-properties officeooo:rsid="004b8ea4" officeooo:paragraph-rsid="004b8ea4" fo:background-color="#ffff00"/>
    </style:style>
    <style:style style:name="P199" style:family="paragraph" style:parent-style-name="Standard">
      <style:text-properties officeooo:rsid="004d26f8" officeooo:paragraph-rsid="004d26f8" fo:background-color="#ffff00"/>
    </style:style>
    <style:style style:name="P200" style:family="paragraph" style:parent-style-name="Standard">
      <style:paragraph-properties fo:text-align="justify" style:justify-single-word="false"/>
      <style:text-properties officeooo:rsid="004d26f8" officeooo:paragraph-rsid="004d26f8" fo:background-color="#ffff00"/>
    </style:style>
    <style:style style:name="P201" style:family="paragraph" style:parent-style-name="Standard">
      <style:paragraph-properties fo:text-align="justify" style:justify-single-word="false"/>
      <style:text-properties officeooo:rsid="006ce020" officeooo:paragraph-rsid="006ce020" fo:background-color="#ffff00"/>
    </style:style>
    <style:style style:name="P202" style:family="paragraph" style:parent-style-name="Standard">
      <style:paragraph-properties fo:text-align="justify" style:justify-single-word="false"/>
      <style:text-properties officeooo:rsid="006b51c7" officeooo:paragraph-rsid="006b51c7" fo:background-color="#ffff00"/>
    </style:style>
    <style:style style:name="P203" style:family="paragraph" style:parent-style-name="Standard">
      <style:text-properties officeooo:rsid="005ace8d" officeooo:paragraph-rsid="005ace8d" fo:background-color="#ffff00"/>
    </style:style>
    <style:style style:name="P204" style:family="paragraph" style:parent-style-name="Standard">
      <style:text-properties officeooo:rsid="00b92af0" officeooo:paragraph-rsid="00b92af0" fo:background-color="#ffff00"/>
    </style:style>
    <style:style style:name="P205" style:family="paragraph" style:parent-style-name="Standard">
      <style:text-properties officeooo:rsid="00ba4c2e" officeooo:paragraph-rsid="00ba4c2e" fo:background-color="#ffff00"/>
    </style:style>
    <style:style style:name="P206" style:family="paragraph" style:parent-style-name="Standard">
      <style:text-properties officeooo:rsid="00bb9e9c" officeooo:paragraph-rsid="00bb9e9c" fo:background-color="#ffff00"/>
    </style:style>
    <style:style style:name="P207" style:family="paragraph" style:parent-style-name="Standard">
      <style:text-properties officeooo:rsid="00116b6c" officeooo:paragraph-rsid="00116b6c" fo:background-color="#ffff00"/>
    </style:style>
    <style:style style:name="P208" style:family="paragraph" style:parent-style-name="Standard">
      <style:text-properties officeooo:rsid="001195e7" officeooo:paragraph-rsid="001195e7" fo:background-color="#ffff00"/>
    </style:style>
    <style:style style:name="P209" style:family="paragraph" style:parent-style-name="Standard">
      <style:text-properties officeooo:rsid="002590a7" officeooo:paragraph-rsid="002590a7" fo:background-color="#ffff00"/>
    </style:style>
    <style:style style:name="P210" style:family="paragraph" style:parent-style-name="Standard">
      <style:paragraph-properties fo:text-align="justify" style:justify-single-word="false"/>
      <style:text-properties officeooo:rsid="002590a7" officeooo:paragraph-rsid="002590a7" fo:background-color="#ffff00"/>
    </style:style>
    <style:style style:name="P211" style:family="paragraph" style:parent-style-name="Standard">
      <style:text-properties officeooo:rsid="00bd8542" officeooo:paragraph-rsid="00bd8542" fo:background-color="#ffff00"/>
    </style:style>
    <style:style style:name="P212" style:family="paragraph" style:parent-style-name="Standard">
      <style:paragraph-properties fo:text-align="justify" style:justify-single-word="false"/>
      <style:text-properties officeooo:rsid="004577c9" officeooo:paragraph-rsid="004577c9" fo:background-color="#ffff00"/>
    </style:style>
    <style:style style:name="P213" style:family="paragraph" style:parent-style-name="Standard">
      <style:text-properties officeooo:rsid="004577c9" officeooo:paragraph-rsid="004577c9" fo:background-color="#ffff00"/>
    </style:style>
    <style:style style:name="P214" style:family="paragraph" style:parent-style-name="Standard">
      <style:text-properties officeooo:rsid="006f9a21" officeooo:paragraph-rsid="006f9a21" fo:background-color="#ffff00"/>
    </style:style>
    <style:style style:name="P215" style:family="paragraph" style:parent-style-name="Standard">
      <style:paragraph-properties fo:text-align="justify" style:justify-single-word="false"/>
      <style:text-properties officeooo:rsid="0026fc7a" officeooo:paragraph-rsid="0026fc7a" fo:background-color="#ffff00"/>
    </style:style>
    <style:style style:name="P216" style:family="paragraph" style:parent-style-name="Standard">
      <style:text-properties officeooo:rsid="004030a1" officeooo:paragraph-rsid="004030a1"/>
    </style:style>
    <style:style style:name="P217" style:family="paragraph" style:parent-style-name="Standard">
      <style:text-properties officeooo:rsid="00773395" officeooo:paragraph-rsid="009fb39d"/>
    </style:style>
    <style:style style:name="P218" style:family="paragraph" style:parent-style-name="Standard">
      <style:text-properties officeooo:rsid="00773395" officeooo:paragraph-rsid="00773395"/>
    </style:style>
    <style:style style:name="P219" style:family="paragraph" style:parent-style-name="Standard">
      <style:text-properties officeooo:rsid="00a28d93" officeooo:paragraph-rsid="00a28d93"/>
    </style:style>
    <style:style style:name="P220" style:family="paragraph" style:parent-style-name="Standard">
      <style:text-properties officeooo:rsid="0012dbe8" officeooo:paragraph-rsid="00116b6c"/>
    </style:style>
    <style:style style:name="P221" style:family="paragraph" style:parent-style-name="Standard">
      <style:text-properties officeooo:rsid="0012dbe8" officeooo:paragraph-rsid="00a28d93"/>
    </style:style>
    <style:style style:name="P222" style:family="paragraph" style:parent-style-name="Standard">
      <style:text-properties officeooo:rsid="00116b6c" officeooo:paragraph-rsid="00116b6c"/>
    </style:style>
    <style:style style:name="P223" style:family="paragraph" style:parent-style-name="Standard">
      <style:text-properties officeooo:rsid="00309fa1" officeooo:paragraph-rsid="00309fa1"/>
    </style:style>
    <style:style style:name="P224" style:family="paragraph" style:parent-style-name="Standard">
      <style:text-properties officeooo:rsid="003360bf" officeooo:paragraph-rsid="003360bf"/>
    </style:style>
    <style:style style:name="P225" style:family="paragraph" style:parent-style-name="Standard">
      <style:text-properties officeooo:rsid="00aabd2a" officeooo:paragraph-rsid="00aabd2a"/>
    </style:style>
    <style:style style:name="P226" style:family="paragraph" style:parent-style-name="Standard">
      <style:text-properties officeooo:rsid="00ab43ab" officeooo:paragraph-rsid="00ab43ab"/>
    </style:style>
    <style:style style:name="P227" style:family="paragraph" style:parent-style-name="Standard">
      <style:text-properties officeooo:rsid="00acb745" officeooo:paragraph-rsid="00acb745"/>
    </style:style>
    <style:style style:name="P228" style:family="paragraph" style:parent-style-name="Standard">
      <style:text-properties officeooo:rsid="00364785" officeooo:paragraph-rsid="00364785"/>
    </style:style>
    <style:style style:name="P229" style:family="paragraph" style:parent-style-name="Standard">
      <style:text-properties officeooo:rsid="00098505" officeooo:paragraph-rsid="00098505"/>
    </style:style>
    <style:style style:name="P230" style:family="paragraph" style:parent-style-name="Standard">
      <style:text-properties officeooo:rsid="00afd498" officeooo:paragraph-rsid="00afd498"/>
    </style:style>
    <style:style style:name="P231" style:family="paragraph" style:parent-style-name="Standard">
      <style:text-properties officeooo:rsid="00b1bc56" officeooo:paragraph-rsid="00b1bc56"/>
    </style:style>
    <style:style style:name="P232" style:family="paragraph" style:parent-style-name="Standard">
      <style:text-properties officeooo:rsid="00b1bc56" officeooo:paragraph-rsid="00b1bc56" fo:background-color="#800080"/>
    </style:style>
    <style:style style:name="P233" style:family="paragraph" style:parent-style-name="Standard">
      <style:text-properties officeooo:rsid="0050c6ac" officeooo:paragraph-rsid="00b67b5c" fo:background-color="#800080"/>
    </style:style>
    <style:style style:name="P234" style:family="paragraph" style:parent-style-name="Standard">
      <style:text-properties officeooo:rsid="003e4678" officeooo:paragraph-rsid="00b67b5c" fo:background-color="#800080"/>
    </style:style>
    <style:style style:name="P235" style:family="paragraph" style:parent-style-name="Standard">
      <style:text-properties officeooo:rsid="003e5e99" officeooo:paragraph-rsid="0050c6ac" fo:background-color="#800080"/>
    </style:style>
    <style:style style:name="P236" style:family="paragraph" style:parent-style-name="Standard">
      <style:text-properties officeooo:rsid="003e5e99" officeooo:paragraph-rsid="00b67b5c" fo:background-color="#800080"/>
    </style:style>
    <style:style style:name="P237" style:family="paragraph" style:parent-style-name="Standard">
      <style:text-properties officeooo:rsid="009ed372" officeooo:paragraph-rsid="009ed372" fo:background-color="#800080"/>
    </style:style>
    <style:style style:name="P238" style:family="paragraph" style:parent-style-name="Standard">
      <style:text-properties officeooo:rsid="004030a1" officeooo:paragraph-rsid="004030a1" fo:background-color="#800080"/>
    </style:style>
    <style:style style:name="P239" style:family="paragraph" style:parent-style-name="Standard">
      <style:text-properties officeooo:rsid="00421021" officeooo:paragraph-rsid="00421021" fo:background-color="#800080"/>
    </style:style>
    <style:style style:name="P240" style:family="paragraph" style:parent-style-name="Standard">
      <style:text-properties officeooo:rsid="002ec52f" officeooo:paragraph-rsid="00b67b5c" fo:background-color="#800080"/>
    </style:style>
    <style:style style:name="P241" style:family="paragraph" style:parent-style-name="Standard">
      <style:text-properties officeooo:rsid="0051aba1" officeooo:paragraph-rsid="0051aba1" fo:background-color="#800080"/>
    </style:style>
    <style:style style:name="P242" style:family="paragraph" style:parent-style-name="Standard">
      <style:text-properties officeooo:rsid="0067a1cd" officeooo:paragraph-rsid="0067a1cd" fo:background-color="#800080"/>
    </style:style>
    <style:style style:name="P243" style:family="paragraph" style:parent-style-name="Standard">
      <style:text-properties officeooo:rsid="00628514" officeooo:paragraph-rsid="00628514"/>
    </style:style>
    <style:style style:name="P244" style:family="paragraph" style:parent-style-name="Standard">
      <style:text-properties officeooo:rsid="000cb10a" officeooo:paragraph-rsid="000cb10a"/>
    </style:style>
    <style:style style:name="P245" style:family="paragraph" style:parent-style-name="Standard">
      <style:text-properties officeooo:rsid="000cb10a" officeooo:paragraph-rsid="00b39271"/>
    </style:style>
    <style:style style:name="P246" style:family="paragraph" style:parent-style-name="Standard">
      <style:text-properties officeooo:rsid="004b8ea4" officeooo:paragraph-rsid="004b8ea4"/>
    </style:style>
    <style:style style:name="P247" style:family="paragraph" style:parent-style-name="Standard">
      <style:text-properties officeooo:rsid="004c1937" officeooo:paragraph-rsid="00b67b5c" fo:background-color="#ffbf00"/>
    </style:style>
    <style:style style:name="P248" style:family="paragraph" style:parent-style-name="Standard">
      <style:text-properties officeooo:rsid="004d26f8" officeooo:paragraph-rsid="004d26f8"/>
    </style:style>
    <style:style style:name="P249" style:family="paragraph" style:parent-style-name="Standard">
      <style:text-properties officeooo:rsid="00b5feb2" officeooo:paragraph-rsid="00b5feb2"/>
    </style:style>
    <style:style style:name="P250" style:family="paragraph" style:parent-style-name="Standard">
      <style:paragraph-properties fo:text-align="justify" style:justify-single-word="false"/>
      <style:text-properties officeooo:rsid="006ce020" officeooo:paragraph-rsid="00b67b5c"/>
    </style:style>
    <style:style style:name="P251" style:family="paragraph" style:parent-style-name="Standard">
      <style:paragraph-properties fo:text-align="justify" style:justify-single-word="false"/>
      <style:text-properties officeooo:rsid="006dc37b" officeooo:paragraph-rsid="00b67b5c"/>
    </style:style>
    <style:style style:name="P252" style:family="paragraph" style:parent-style-name="Standard">
      <style:text-properties officeooo:rsid="004577c9" officeooo:paragraph-rsid="004577c9" fo:background-color="#00a933"/>
    </style:style>
    <style:style style:name="P253" style:family="paragraph" style:parent-style-name="Standard">
      <style:text-properties officeooo:rsid="004768fb" officeooo:paragraph-rsid="004768fb" fo:background-color="#00a933"/>
    </style:style>
    <style:style style:name="P254" style:family="paragraph" style:parent-style-name="Standard">
      <style:text-properties officeooo:rsid="004577c9" officeooo:paragraph-rsid="004577c9"/>
    </style:style>
    <style:style style:name="P255" style:family="paragraph" style:parent-style-name="Standard">
      <style:text-properties officeooo:rsid="00bf6688" officeooo:paragraph-rsid="00bf6688"/>
    </style:style>
    <style:style style:name="T1" style:family="text">
      <style:text-properties officeooo:rsid="000bcae6"/>
    </style:style>
    <style:style style:name="T2" style:family="text">
      <style:text-properties officeooo:rsid="000f8884"/>
    </style:style>
    <style:style style:name="T3" style:family="text">
      <style:text-properties officeooo:rsid="001195e7"/>
    </style:style>
    <style:style style:name="T4" style:family="text">
      <style:text-properties officeooo:rsid="00120861"/>
    </style:style>
    <style:style style:name="T5" style:family="text">
      <style:text-properties officeooo:rsid="0012dbe8"/>
    </style:style>
    <style:style style:name="T6" style:family="text">
      <style:text-properties officeooo:rsid="00133ff4"/>
    </style:style>
    <style:style style:name="T7" style:family="text">
      <style:text-properties officeooo:rsid="001572e3"/>
    </style:style>
    <style:style style:name="T8" style:family="text">
      <style:text-properties officeooo:rsid="001720f3"/>
    </style:style>
    <style:style style:name="T9" style:family="text">
      <style:text-properties officeooo:rsid="001810a8"/>
    </style:style>
    <style:style style:name="T10" style:family="text">
      <style:text-properties officeooo:rsid="001c4da7"/>
    </style:style>
    <style:style style:name="T11" style:family="text">
      <style:text-properties officeooo:rsid="002103fa"/>
    </style:style>
    <style:style style:name="T12" style:family="text">
      <style:text-properties officeooo:rsid="002bdc76"/>
    </style:style>
    <style:style style:name="T13" style:family="text">
      <style:text-properties officeooo:rsid="002d56a7"/>
    </style:style>
    <style:style style:name="T14" style:family="text">
      <style:text-properties officeooo:rsid="00309fa1"/>
    </style:style>
    <style:style style:name="T15" style:family="text">
      <style:text-properties officeooo:rsid="0034df21"/>
    </style:style>
    <style:style style:name="T16" style:family="text">
      <style:text-properties officeooo:rsid="00372dac"/>
    </style:style>
    <style:style style:name="T17" style:family="text">
      <style:text-properties officeooo:rsid="003821e4"/>
    </style:style>
    <style:style style:name="T18" style:family="text">
      <style:text-properties officeooo:rsid="00395da3"/>
    </style:style>
    <style:style style:name="T19" style:family="text">
      <style:text-properties officeooo:rsid="003b48fd"/>
    </style:style>
    <style:style style:name="T20" style:family="text">
      <style:text-properties officeooo:rsid="003e5e99"/>
    </style:style>
    <style:style style:name="T21" style:family="text">
      <style:text-properties officeooo:rsid="0043d839"/>
    </style:style>
    <style:style style:name="T22" style:family="text">
      <style:text-properties officeooo:rsid="004577c9"/>
    </style:style>
    <style:style style:name="T23" style:family="text">
      <style:text-properties officeooo:rsid="0047a845"/>
    </style:style>
    <style:style style:name="T24" style:family="text">
      <style:text-properties officeooo:rsid="004c1937"/>
    </style:style>
    <style:style style:name="T25" style:family="text">
      <style:text-properties officeooo:rsid="0050c462"/>
    </style:style>
    <style:style style:name="T26" style:family="text">
      <style:text-properties officeooo:rsid="0050c6ac"/>
    </style:style>
    <style:style style:name="T27" style:family="text">
      <style:text-properties officeooo:rsid="00569b2d"/>
    </style:style>
    <style:style style:name="T28" style:family="text">
      <style:text-properties style:text-underline-style="solid" style:text-underline-width="auto" style:text-underline-color="font-color"/>
    </style:style>
    <style:style style:name="T29" style:family="text">
      <style:text-properties style:text-underline-style="none"/>
    </style:style>
    <style:style style:name="T30" style:family="text">
      <style:text-properties officeooo:rsid="0058aa75"/>
    </style:style>
    <style:style style:name="T31" style:family="text">
      <style:text-properties officeooo:rsid="005ace8d"/>
    </style:style>
    <style:style style:name="T32" style:family="text">
      <style:text-properties officeooo:rsid="005d73ed"/>
    </style:style>
    <style:style style:name="T33" style:family="text">
      <style:text-properties officeooo:rsid="00634dc9"/>
    </style:style>
    <style:style style:name="T34" style:family="text">
      <style:text-properties officeooo:rsid="006528d1"/>
    </style:style>
    <style:style style:name="T35" style:family="text">
      <style:text-properties officeooo:rsid="00663968"/>
    </style:style>
    <style:style style:name="T36" style:family="text">
      <style:text-properties officeooo:rsid="0067a1cd"/>
    </style:style>
    <style:style style:name="T37" style:family="text">
      <style:text-properties officeooo:rsid="00698351"/>
    </style:style>
    <style:style style:name="T38" style:family="text">
      <style:text-properties officeooo:rsid="006b51c7"/>
    </style:style>
    <style:style style:name="T39" style:family="text">
      <style:text-properties officeooo:rsid="00712c22"/>
    </style:style>
    <style:style style:name="T40" style:family="text">
      <style:text-properties officeooo:rsid="007313b6"/>
    </style:style>
    <style:style style:name="T41" style:family="text">
      <style:text-properties officeooo:rsid="0074a7f5"/>
    </style:style>
    <style:style style:name="T42" style:family="text">
      <style:text-properties officeooo:rsid="00751bc9"/>
    </style:style>
    <style:style style:name="T43" style:family="text">
      <style:text-properties officeooo:rsid="007637ff"/>
    </style:style>
    <style:style style:name="T44" style:family="text">
      <style:text-properties officeooo:rsid="0076e794"/>
    </style:style>
    <style:style style:name="T45" style:family="text">
      <style:text-properties officeooo:rsid="00778dc4"/>
    </style:style>
    <style:style style:name="T46" style:family="text">
      <style:text-properties officeooo:rsid="007a3000"/>
    </style:style>
    <style:style style:name="T47" style:family="text">
      <style:text-properties officeooo:rsid="007a5e21"/>
    </style:style>
    <style:style style:name="T48" style:family="text">
      <style:text-properties officeooo:rsid="007b53b1"/>
    </style:style>
    <style:style style:name="T49" style:family="text">
      <style:text-properties officeooo:rsid="007be3d5"/>
    </style:style>
    <style:style style:name="T50" style:family="text">
      <style:text-properties officeooo:rsid="007dcee4"/>
    </style:style>
    <style:style style:name="T51" style:family="text">
      <style:text-properties officeooo:rsid="007f9ca6"/>
    </style:style>
    <style:style style:name="T52" style:family="text">
      <style:text-properties officeooo:rsid="00821bc4"/>
    </style:style>
    <style:style style:name="T53" style:family="text">
      <style:text-properties officeooo:rsid="0082ac5b"/>
    </style:style>
    <style:style style:name="T54" style:family="text">
      <style:text-properties officeooo:rsid="008575ed"/>
    </style:style>
    <style:style style:name="T55" style:family="text">
      <style:text-properties officeooo:rsid="0085872a"/>
    </style:style>
    <style:style style:name="T56" style:family="text">
      <style:text-properties officeooo:rsid="008c6ade"/>
    </style:style>
    <style:style style:name="T57" style:family="text">
      <style:text-properties officeooo:rsid="008dc196"/>
    </style:style>
    <style:style style:name="T58" style:family="text">
      <style:text-properties fo:font-style="italic" style:font-style-asian="italic" style:font-style-complex="italic"/>
    </style:style>
    <style:style style:name="T59" style:family="text">
      <style:text-properties officeooo:rsid="008dc311"/>
    </style:style>
    <style:style style:name="T60" style:family="text">
      <style:text-properties officeooo:rsid="008f177e"/>
    </style:style>
    <style:style style:name="T61" style:family="text">
      <style:text-properties officeooo:rsid="0092c0b0"/>
    </style:style>
    <style:style style:name="T62" style:family="text">
      <style:text-properties officeooo:rsid="009434f5"/>
    </style:style>
    <style:style style:name="T63" style:family="text">
      <style:text-properties officeooo:rsid="0095ac23"/>
    </style:style>
    <style:style style:name="T64" style:family="text">
      <style:text-properties officeooo:rsid="00976a72"/>
    </style:style>
    <style:style style:name="T65" style:family="text">
      <style:text-properties officeooo:rsid="0098c051"/>
    </style:style>
    <style:style style:name="T66" style:family="text">
      <style:text-properties officeooo:rsid="009a592e"/>
    </style:style>
    <style:style style:name="T67" style:family="text">
      <style:text-properties officeooo:rsid="009c1519"/>
    </style:style>
    <style:style style:name="T68" style:family="text">
      <style:text-properties officeooo:rsid="009c414b"/>
    </style:style>
    <style:style style:name="T69" style:family="text">
      <style:text-properties officeooo:rsid="009ca07b"/>
    </style:style>
    <style:style style:name="T70" style:family="text">
      <style:text-properties officeooo:rsid="009e4223"/>
    </style:style>
    <style:style style:name="T71" style:family="text">
      <style:text-properties officeooo:rsid="009ed372"/>
    </style:style>
    <style:style style:name="T72" style:family="text">
      <style:text-properties officeooo:rsid="009fb39d"/>
    </style:style>
    <style:style style:name="T73" style:family="text">
      <style:text-properties officeooo:rsid="00a002f9"/>
    </style:style>
    <style:style style:name="T74" style:family="text">
      <style:text-properties officeooo:rsid="00a35fd2"/>
    </style:style>
    <style:style style:name="T75" style:family="text">
      <style:text-properties style:use-window-font-color="true" style:text-outline="false" style:font-name="Verdana-Bold" fo:font-size="13pt" fo:letter-spacing="normal" fo:font-weight="bold" style:letter-kerning="false" style:font-size-asian="13pt" style:font-weight-asian="bold"/>
    </style:style>
    <style:style style:name="T76" style:family="text">
      <style:text-properties style:use-window-font-color="true" style:text-outline="false" style:font-name="Verdana" fo:font-size="13pt" fo:letter-spacing="normal" fo:font-weight="normal" style:letter-kerning="false" style:font-size-asian="13pt" style:font-weight-asian="normal"/>
    </style:style>
    <style:style style:name="T77" style:family="text">
      <style:text-properties officeooo:rsid="00acb745"/>
    </style:style>
    <style:style style:name="T78" style:family="text">
      <style:text-properties officeooo:rsid="00ad37ee"/>
    </style:style>
    <style:style style:name="T79" style:family="text">
      <style:text-properties officeooo:rsid="00af73ae"/>
    </style:style>
    <style:style style:name="T80" style:family="text">
      <style:text-properties officeooo:rsid="00b06ae3"/>
    </style:style>
    <style:style style:name="T81" style:family="text">
      <style:text-properties officeooo:rsid="00b1bc56"/>
    </style:style>
    <style:style style:name="T82" style:family="text">
      <style:text-properties fo:background-color="#ffff00" loext:char-shading-value="0"/>
    </style:style>
    <style:style style:name="T83" style:family="text">
      <style:text-properties officeooo:rsid="00b32ee1"/>
    </style:style>
    <style:style style:name="T84" style:family="text">
      <style:text-properties officeooo:rsid="00b4cc4d"/>
    </style:style>
    <style:style style:name="T85" style:family="text">
      <style:text-properties officeooo:rsid="00b67b5c"/>
    </style:style>
    <style:style style:name="T86" style:family="text">
      <style:text-properties officeooo:rsid="00b92af0"/>
    </style:style>
    <style:style style:name="T87" style:family="text">
      <style:text-properties officeooo:rsid="005bd2de"/>
    </style:style>
    <style:style style:name="T88" style:family="text">
      <style:text-properties officeooo:rsid="00ba5378"/>
    </style:style>
    <style:style style:name="T89" style:family="text">
      <style:text-properties officeooo:rsid="00bb9e9c"/>
    </style:style>
    <style:style style:name="T90" style:family="text">
      <style:text-properties officeooo:rsid="00bf6688"/>
    </style:style>
    <style:style style:name="T91" style:family="text">
      <style:text-properties officeooo:rsid="00c065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NIMACIÓN LIME 1</text:p>
      <text:p text:style-name="P50">PLANTEAR SITUACIÓN ACTUAL <text:s/>RED</text:p>
      <text:p text:style-name="P140">CRITICAR SITUACIÓN ACTUAL ORANGE <text:span text:style-name="T81">NO FUNCIONA</text:span></text:p>
      <text:p text:style-name="P232">PROPONER COSAS</text:p>
      <text:p text:style-name="P59">PROPONER COSAS <text:span text:style-name="T70">Y RELACIÓN CON SOCIEDAD/ECONOMÍA </text:span>YELLOW</text:p>
      <text:p text:style-name="P60">CONCLUSIONES Y WRAP UP GREEN</text:p>
      <text:p text:style-name="P1"/>
      <text:p text:style-name="P1"/>
      <text:p text:style-name="P230">1. MIÉRCOLES <text:s/>situación actual</text:p>
      <text:p text:style-name="P230">2. ¿<text:span text:style-name="T80">PARA QUÉ?</text:span> <text:s text:c="2"/>se critica y analiza</text:p>
      <text:p text:style-name="P230"><text:span text:style-name="T81">2.1. ¿funciona? Por lo visto no</text:span></text:p>
      <text:p text:style-name="P231">2.2 ¿qué se puede cambiar? ¿Quitar exámenes?</text:p>
      <text:p text:style-name="P230">3. <text:span text:style-name="T80">LA CULTURA DEL ENVASE</text:span> <text:s text:c="3"/>sociedad/economía</text:p>
      <text:p text:style-name="P230">4. ¿JUEVES?</text:p>
      <text:p text:style-name="P1"/>
      <text:p text:style-name="P78">Cosas para ir rodando:</text:p>
      <text:p text:style-name="P78"/>
      <text:p text:style-name="P78">Lo de los pendrives puestos a copiar</text:p>
      <text:p text:style-name="P1"/>
      <text:p text:style-name="P1">- <text:span text:style-name="T52">Cosas pueden ser vista en TV (cadena de montaje, duplicadores de CD’s, carreras de saltos de vallas)</text:span></text:p>
      <text:p text:style-name="P1"/>
      <text:p text:style-name="P79">Cosas para grabar:</text:p>
      <text:p text:style-name="P79"/>
      <text:p text:style-name="P79">En bicicleta por los alrededores</text:p>
      <text:p text:style-name="P79">El tren llegando y partiendo</text:p>
      <text:p text:style-name="P79">Conduciendo un Zitycar</text:p>
      <text:p text:style-name="P79"/>
      <text:p text:style-name="P104">Título:</text:p>
      <text:p text:style-name="P104"/>
      <text:p text:style-name="P104">1. MIÉRCOLES <text:span text:style-name="T71">(situación actual y crítica)</text:span></text:p>
      <text:p text:style-name="P104"/>
      <text:p text:style-name="P1"/>
      <text:p text:style-name="P51">Protagonista: no se dice nombre, pero va a ser “Raúl”</text:p>
      <text:p text:style-name="P51"/>
      <text:p text:style-name="P81">DORMITORIO. INT – DÍA</text:p>
      <text:p text:style-name="P1"/>
      <text:p text:style-name="P51">Suena el despertador. Marca las 7:00. Raúl se despierta.</text:p>
      <text:p text:style-name="P51"/>
      <text:p text:style-name="P87">Termina de tomarse un yogur, y tira el envase a un cubo de envases repleto de envases.</text:p>
      <text:p text:style-name="P87"/>
      <text:p text:style-name="P87">OFF</text:p>
      <text:p text:style-name="P87"/>
      <text:p text:style-name="P51"/>
      <text:p text:style-name="P81">CUARTO DE BAÑO. INT – DÍA</text:p>
      <text:p text:style-name="P51"/>
      <text:p text:style-name="P51">Se cepilla los dientes mientras escucha alguna noticia en la radio</text:p>
      <text:p text:style-name="P51"/>
      <text:p text:style-name="P52">OFF</text:p>
      <text:p text:style-name="P52"/>
      <text:p text:style-name="P52">Otro día más. Levantarse, ducharse, vestirse, y salir al liviano tráfico de Madrid. </text:p>
      <text:p text:style-name="P51"/>
      <text:p text:style-name="P81"><text:soft-page-break/>COCHE. EXT – DÍA</text:p>
      <text:p text:style-name="P51"/>
      <text:p text:style-name="P51">Raúl soporta una cola kilométrica mientras conduce al trabajo</text:p>
      <text:p text:style-name="P51"/>
      <text:p text:style-name="P53">Es miércoles. Podría ser peor, podría ser martes. Doce horas lectivas me separan del próximo fin de semana. El sábado está para que la cabeza deje de dar vueltas, y antes de que te des cuenta, es domingo por la tarde, y sabes que no te debes ir muy tarde a la cama, porque toca repetir el ciclo...</text:p>
      <text:p text:style-name="P51"/>
      <text:p text:style-name="P51">OFF</text:p>
      <text:p text:style-name="P51"/>
      <text:p text:style-name="P53">Ufff, otra vez colaza. Cuando veo esto, no puedo evitar hacerme preguntas del estilo de: ¿Y si se entrara a los trabajos a horas escalonadas? ¿Y si hubiera gente cuyos días libres fueran lunes y martes, o miércoles y jueves? ¿Y si se teletrabajara más? Cuando veo una cola como esta, no puedo evitar preguntarme si no sería posible organizarse de otra manera. ¿Se podría? ¿O esto es lo que hay?</text:p>
      <text:p text:style-name="P51"/>
      <text:p text:style-name="P54"/>
      <text:p text:style-name="P54"/>
      <text:p text:style-name="P84">CORTA A:</text:p>
      <text:p text:style-name="P84"/>
      <text:p text:style-name="P84">INSTITUTO. EXT – DÍA</text:p>
      <text:p text:style-name="P84"/>
      <text:p text:style-name="P84">Alumnos entrando al colegio</text:p>
      <text:p text:style-name="P84"/>
      <text:p text:style-name="P84">PASA A:</text:p>
      <text:p text:style-name="P84"/>
      <text:p text:style-name="P84">AULA . INT – DÍA</text:p>
      <text:p text:style-name="P84"/>
      <text:p text:style-name="P84">Raúl escribe en la pizarra: Repaso de matrices</text:p>
      <text:p text:style-name="P2"/>
      <text:p text:style-name="P94">RAÚL</text:p>
      <text:p text:style-name="P94"/>
      <text:p text:style-name="P94">Veeenga, repasito de matrices, para la clase que me ha sacado unas notas de desmayarse. Me temo que hay cos<text:span text:style-name="T60">itas</text:span> que no han terminado de quedar claras. </text:p>
      <text:p text:style-name="P84"/>
      <text:p text:style-name="P84">La actitud de los alumnos es “realista”: hablan entre ellos, miran el móvil a escondidas, dibujan en una libreta</text:p>
      <text:p text:style-name="P84"/>
      <text:p text:style-name="P84">RAÚL</text:p>
      <text:p text:style-name="P84"/>
      <text:p text:style-name="P85"><text:span text:style-name="T56">Y para demostrarlo, <text:s/>t</text:span>engo los resultados del examen. (Todos se callan <text:span text:style-name="T60">y miran</text:span>). Primero voy a decir las notas, y luego vamos a ver la solución en la pizarra, ¿os parece? A ver… Laura <text:span text:style-name="T53">Sánchez</text:span>, 5 con 5; Jesús Rodriguez, 4 con 5; Clara Moto, 7 con 5; Javier Imbroda, ocho; Pablo Contreras, 3 con 8; …. etc…</text:p>
      <text:p text:style-name="P84"/>
      <text:p text:style-name="P84">OFF</text:p>
      <text:p text:style-name="P84"/>
      <text:p text:style-name="P95">Como cada dos o tres semanas, nos montamos nuestro pequeño Eurovisión particular y se suceden los nombres acompañados de una nota numérica. Ernesto García, <text:span text:style-name="T58">quatre points</text:span>...</text:p>
      <text:p text:style-name="P84">--- ----</text:p>
      <text:p text:style-name="P84"/>
      <text:p text:style-name="P84">RAÚL</text:p>
      <text:p text:style-name="P84"><text:soft-page-break/></text:p>
      <text:p text:style-name="P84"><text:span text:style-name="T57">Ernesto García, cuatro… </text:span>A ver, <text:span text:style-name="T57">ejercicio 1. </text:span>vamos a calcular el inverso de esta matrix. ¿<text:span text:style-name="T64">Lucía</text:span>?</text:p>
      <text:p text:style-name="P84"/>
      <text:p text:style-name="P97">LUCÍA</text:p>
      <text:p text:style-name="P2"/>
      <text:p text:style-name="P84">Tch! Profesor, <text:span text:style-name="T17">no fastidie</text:span>, ya no me acuerdo, <text:span text:style-name="T17">que </text:span>el examen fue hace tres dí<text:span text:style-name="T1">as.</text:span></text:p>
      <text:p text:style-name="P84"/>
      <text:p text:style-name="P96">RAÚL</text:p>
      <text:p text:style-name="P96"/>
      <text:p text:style-name="P96">Ah, o sea, que tú estudias para el examen, <text:span text:style-name="T57">y ya está, ¿no? </text:span></text:p>
      <text:p text:style-name="P96"/>
      <text:p text:style-name="P96">OFF</text:p>
      <text:p text:style-name="P3"/>
      <text:p text:style-name="P58"><text:span text:style-name="T25">Pausa, pausa. (la imagen se pausa) Doy fe. </text:span>Los profesores tenemos buenas intenciones. Nunca he conocido a ningún compañero que esté de acuerdo en que los alumnos memoricen como loros. <text:span text:style-name="T57">Pero por algún motivo…. Parece que es una vieja estrategia que sigue funcionando…</text:span></text:p>
      <text:p text:style-name="P3"/>
      <text:p text:style-name="P82">(TESTIMONIOS)</text:p>
      <text:p text:style-name="P3"><text:s text:c="23"/></text:p>
      <text:p text:style-name="P57">Cuesta mucha trabajo que se sienten correctamente, que atiendan, que tomen apuntes… no es tan extraño. Estamos pidiendo a catorceañeros llenos de energía y hormonas que se sienten y que se callen <text:span text:style-name="T18">y atiendan a cosas que ni les traen ni les vienen</text:span>. </text:p>
      <text:p text:style-name="P16"/>
      <text:p text:style-name="P16"/>
      <text:p text:style-name="P55">PERSONAJE RETRÓGRADO <text:span text:style-name="T25">(a lo finales del xix / pantuflo zapatilla)</text:span></text:p>
      <text:p text:style-name="P55"/>
      <text:p text:style-name="P56"><text:span text:style-name="T59">Lo que deberían hacer agachar la cabeza, hincar los codos y esforzarse más. As</text:span>í se ha hecho toda la vida. </text:p>
      <text:p text:style-name="P31"/>
      <text:p text:style-name="P31"/>
      <text:p text:style-name="P90">Y así nos va. <text:span text:style-name="T25">Bueno, tampoco nos va tan mal, ¿no?</text:span></text:p>
      <text:p text:style-name="P90"/>
      <text:p text:style-name="P88">Imágenes del Mundo (Madrid, vamos)</text:p>
      <text:p text:style-name="P88"/>
      <text:p text:style-name="P88">Imágenes del panel: protocolo anticontaminación.</text:p>
      <text:p text:style-name="P88"/>
      <text:p text:style-name="P89">Supongo que no nos podemos quejar. Vivimos en el primer mundo. Tenemos casas, trabajos, Netflix, Ikea. Hacemos la vida a base de tomar aire y contener el aliento desde el lunes a las 9 de la mañana, y lo soltamos el viernes a las 5 de la tarde; así podemos vivir un par de días a la semana mientras esperamos que lleguen las vacaciones. Podríamos decir que trabajamos como hamsters en una rueda. Y la escuela es la línea de salida de esta carrera en busca de la prosperidad; es el lugar donde nos van a enseñar todas las habilidades sociales, operativas y económicas para desenvolvernos en esta jungla de asfalto y semáforos. Ahí nos enseñan todo lo que necesitamos saber. </text:p>
      <text:p text:style-name="P31"/>
      <text:p text:style-name="P88">(Vuelve a la realidad)</text:p>
      <text:p text:style-name="P88"/>
      <text:p text:style-name="P88">Pero yo no tengo claro del todo que esté dando resultado. ¿Lo estamos haciendo de la mejor manera posible? <text:span text:style-name="T63">Espérate, que te lo explico con el YouTube de mi imaginación:</text:span></text:p>
      <text:p text:style-name="P90"/>
      <text:p text:style-name="P31"/>
      <text:p text:style-name="P105"><text:soft-page-break/><text:span text:style-name="T63">Bienvenido a mi cerebro. Ponte cómodo, que te voy a explicar las cosas que pasan por aquí. ¿Cómo funciona la escuela? E</text:span>s cierto que a lo largo de estos doscientos años ha habido mucha <text:span text:style-name="T60">disparidad de opiniones</text:span>. Ha habido una sucesión de leyes educativas, LOGSES, LOEs, LOCEs y una interminable sucesión de acróniumos; pero la escuela sigue siendo en esencia lo mismos. Para lo que se hayan perdido los últimos doscientos años de educación, es algo así:</text:p>
      <text:p text:style-name="P105"/>
      <text:p text:style-name="P105"/>
      <text:p text:style-name="P106">Un grupo de expertos deciden el currículum escolar. Este currículum se emite en cascada a los centros educativos y a los docentes, que están obligados a impartir estos contenidos a un grupo de alumnos heterogenero al que se trata de manera homogenea. En la práctica, son tantos contenidos, que el principal arma de los estudiantes es la memorización. Se testea la información adquirida mediante un examen, y pasamos a la siguiente ronda.</text:p>
      <text:p text:style-name="P106"/>
      <text:p text:style-name="P106">Es un esquema que está un poco anticuado.</text:p>
      <text:p text:style-name="P106"/>
      <text:p text:style-name="P106">Y gobernante tras gobernante se ajusta un parámetro aquí, se toca algo por allá, se introducen las competencias básicas… pero en la vida práctica del día a día, todo sigue esencialmente inalterado.</text:p>
      <text:p text:style-name="P80"/>
      <text:p text:style-name="P80"/>
      <text:p text:style-name="P80"/>
      <text:p text:style-name="P91">¿Pero hay otra forma de formar que no sea esta? <text:span text:style-name="T64">Quiero decir, se enseña así, ¿no? Se coge el libro, se explican los contenidos… ¿cómo hacerlo si no?</text:span></text:p>
      <text:p text:style-name="P91"/>
      <text:p text:style-name="P32"/>
      <text:p text:style-name="P92">PERSONAJE RETRÓGRADO</text:p>
      <text:p text:style-name="P92"/>
      <text:p text:style-name="P93">A ver, colibrí. Esto no es tan difícil. Atiende aquí, y déjate de tonterías modernas <text:span text:style-name="T64">ni pedagogías ni leches</text:span>. Aquí en el mapa está la lista de todos los países del mundo con sus correspondientes capitales. Empiezas a memorizar, y repetir, y hasta que te salga. No es tan difícil, ¿<text:span text:style-name="T64">no?</text:span>. ¿De qué otra forma pretendes aprenderte los paises? ¿Con cancioncitas? ¿Con jueguecitos? Esto ha sido siempre así.</text:p>
      <text:p text:style-name="P92"/>
      <text:p text:style-name="P97">¿90% de esfuerzo para los alumnos, y 10% para el profesor? </text:p>
      <text:p text:style-name="P32"/>
      <text:p text:style-name="P99">Que las cosas hayan “sido siempre <text:span text:style-name="T61">así</text:span>” no implica nada positivo ni negativo. </text:p>
      <text:p text:style-name="P99"/>
      <text:p text:style-name="P101">Amanece al día siguiente.</text:p>
      <text:p text:style-name="P101"/>
      <text:p text:style-name="P101">Despiértate a las 6:30. <text:span text:style-name="T64">Otra vez. </text:span>Dúchate, desayuna, coge el cochechito, dispuesto a pasar dentro de esa lata blanca 40 o 50 minutos de transporte, más 15 o 20 buscando aparcamiento...</text:p>
      <text:p text:style-name="P101"/>
      <text:p text:style-name="P101">Raúl está a punto de coger su coche, pero mira un Zitycar y se lo piensa.</text:p>
      <text:p text:style-name="P99"/>
      <text:p text:style-name="P99">Mira, voy a utilizar un coche de estos hoy, <text:span text:style-name="T62">que lo puedo dejar en zona verde</text:span>.</text:p>
      <text:p text:style-name="P99"/>
      <text:p text:style-name="P100"><text:span text:style-name="T62">Fíjate, t</text:span>oda la vida hemos tenido nuestro coche privado; <text:span text:style-name="T64">una persona, un coche. Mil personas, mil coches. Pero </text:span>esto <text:span text:style-name="T64">de los coches de alquiler (públicos, podríamos decir) es</text:span> interesante: coge<text:span text:style-name="T62">s</text:span> un coche cualquiera que está aparcado en la calle; paga<text:span text:style-name="T62">s</text:span> sólo por el tiempo que conduces, y luego lo sueltas en cualquier calle del centro de Madrid. Mira qué cómodo. Conducir hasta tu destino y aparcar en la puerta. ¿<text:span text:style-name="T62">Por qué no podemos hacer eso? ¿Por qéu no podemos hacer eso cada día? </text:span>Si eso no <text:span text:style-name="T62">es fácil de </text:span><text:s/>hacer es porque todo el mundo tiene uno, o dos, o tres coches privados, la mayoría aparcados en la calle. La mayor parte del parque móvil está parado, ocupando espacio de <text:soft-page-break/>aparcamiento; si la mayor parte de coches fueran como éste, posiblemente habría suficiente espacio para poder aparcar donde quisieras. Un sistema mucho mejor a través de un total cambio de paradigma.</text:p>
      <text:p text:style-name="P90"/>
      <text:p text:style-name="P90">¿<text:span text:style-name="T63">Se podría mejorar la educación a través de un cambio de paradigma?</text:span></text:p>
      <text:p text:style-name="P31"/>
      <text:p text:style-name="P90">…. <text:span text:style-name="T63">no, ni pensarlo, es una chorrada. La educación está perfectamente, no hace falta cambiar nada.</text:span></text:p>
      <text:p text:style-name="P90"/>
      <text:p text:style-name="P102">DIRECTED BY ROBERT B. WEIDE</text:p>
      <text:p text:style-name="P90"/>
      <text:p text:style-name="P102"/>
      <text:p text:style-name="P109"/>
      <text:p text:style-name="P109">RAÚL</text:p>
      <text:p text:style-name="P109"/>
      <text:p text:style-name="P111">Espera, espera, espera. Bueno, podríamos hablarlo unos minutos?</text:p>
      <text:p text:style-name="P111"/>
      <text:p text:style-name="P111"/>
      <text:p text:style-name="P111">PERSONAJE RETRÓGADO</text:p>
      <text:p text:style-name="P111"/>
      <text:p text:style-name="P111">….. ¿Qué estás insinuando? Ah, ya veo por dónde vas bribón. Tú lo que quieres es tocar cosas que llevan toda la vida funcionando. De eso nada. La educación es como tiene que ser.</text:p>
      <text:p text:style-name="P112"/>
      <text:p text:style-name="P111">Vamos a analizar la premisa principal. Y para eso, hace falta concretrar primero la gran pregunta fundamenta<text:span text:style-name="T64">l. Una pregunta tan evidente, que a menudo se obvia, pero vamos a hacerla explícita</text:span>. ¿Para qué sirve la escuela? Mmmmm. <text:span text:style-name="T64">A ver q</text:span>ué tal <text:span text:style-name="T64">esta respuesta...</text:span>: la escuela te proporciona habilidades académicas y sociales para convertirte en ciudadano funcional capaz de desarrollar un trabajo <text:span text:style-name="T64">como miembro de una sociedad</text:span>? ¿Es eso? ¿Podríamos caracterizarlo así?</text:p>
      <text:p text:style-name="P31"/>
      <text:p text:style-name="P31"/>
      <text:p text:style-name="P109">UNO: Habilidades académicas (a lo Joaquín Reyes):</text:p>
      <text:p text:style-name="P31"/>
      <text:p text:style-name="P107">Deberíamos a estas alturas saber ya que información y conocimiento no son la misma cosa</text:p>
      <text:p text:style-name="P164">(CRÍTICA: No funciona, no se sabe “demasiado” : pasa con inglés, matemáticas, física, filosofía….. es como una capa de barniz por encima de la alfabetización elemental)</text:p>
      <text:p text:style-name="P164"/>
      <text:p text:style-name="P164"/>
      <text:p text:style-name="P164">DOS: Habilidades sociales</text:p>
      <text:p text:style-name="P164">(Bullying, falta de empatía, competitividad…. A nadie le gusta, pero es que el modelo es fundamentalmente así. Es mejor competir contra uno mismo que uno contra otro)</text:p>
      <text:p text:style-name="P164"/>
      <text:p text:style-name="P164">Así que, mi problema fundamental es que los pilares sobre los que se sustenta la justificación de la escuela tal como la concebimos están…. </text:p>
      <text:p text:style-name="P164"/>
      <text:p text:style-name="P164">¿<text:span text:style-name="T67">Y por qué es eso así? ¿Por qué tiene que ser así? Vamos al taller, a ver qué opina mi cerebro… vamos primero con lo académico, que como buen profesor de matemáticas, es lo que me gusta</text:span></text:p>
      <text:p text:style-name="P164"/>
      <text:p text:style-name="P110"><text:span text:style-name="T68">Pero antes, v</text:span>amos a hacer un pequeño experimento. Mira estas dos imágenes <text:span text:style-name="T26">durante cinco segundos</text:span>. La primera: <text:span text:style-name="T26">vaca; la segunda: postits de colores. Te lo preguntaré dentro de 10 minutos...</text:span></text:p>
      <text:p text:style-name="P165"/>
      <text:p text:style-name="P174">A ver, este asunto de los conocimientos académicos…. Está regular. Vamos a analizar por qué…</text:p>
      <text:p text:style-name="P174"/>
      <text:p text:style-name="P174"/>
      <text:p text:style-name="P114"><text:soft-page-break/>PASA A:</text:p>
      <text:p text:style-name="P114"/>
      <text:p text:style-name="P114">SALA DE DEPORTE. INT – DÍA</text:p>
      <text:p text:style-name="P114"/>
      <text:p text:style-name="P114">Raúl prueba diferentes máquinas. Sube a la cinta de correr y corre.</text:p>
      <text:p text:style-name="P114"/>
      <text:p text:style-name="P114">Si haces mal un ejercicio, te esfuerzas innecesariamente, fuerzas tus músculos más de la cuenta, te salen agujetas…. Y encima de todo eso, no consigues los resultados que buscabas. Para eso están los monitores, que te explican, en función de tu tipo de cuerpo, cómo debes hacer el ejercicio de manera que sea lo más efectivo posible. Y sabes qué? Que cuesta menos trabajo que cuando lo haces a lo bruto, y lo haces mal.</text:p>
      <text:p text:style-name="P176"/>
      <text:p text:style-name="P176"/>
      <text:p text:style-name="P114">Si la enseñanza y el aprendizaje se realizaran de la manera correcta, costaría menos trabajo a profesores y alumnos. Estoy hablando de obtener mejores resultados, esforzándose menos.</text:p>
      <text:p text:style-name="P114"/>
      <text:p text:style-name="P114">En serio, no trabaj<text:span text:style-name="T66">e</text:span>s tanto.</text:p>
      <text:p text:style-name="P176"/>
      <text:p text:style-name="P174"/>
      <text:p text:style-name="P174">¿<text:span text:style-name="T69">Que no se trabaje tanto? ¿Qué estoy diciendo? </text:span></text:p>
      <text:p text:style-name="P174"/>
      <text:p text:style-name="P174"/>
      <text:p text:style-name="P108">A ver, deja que me explique</text:p>
      <text:p text:style-name="P170">Imaginemos algo que nos es perfectamente familiar. Un coche. Sabemos lo que es un coche; nos hemos montado en uno. Lo hemos conducido. Lo hemos pagado. Lo hemos abollado. No es un concepto nebuloso y abstracto, es algo tangible, real. ¿Quién no ha visto un coche jamás? Ahora desplazémonos a un poblado de aborígenes que no han visto un coche en su vida, y vamos a enseñarles lo que es un coche. “Un coche es un vehículo autopropulsado de cuatro ruedas con capacidad de transporte de personas y mercancías”. Los alumnos de esta escuela estudian muy duro para recordar todas las partes y características de un coche: tiene maletero, ventanillas, espejos retrovisores, tubo de escape, y un largo etcétera de cosas que hay que esforzarse en memorizar. Esta noche será mejor que cenen un alimento rico en fósforo, porque mañana toca examen. Y los resultados de examen. Les pones una pregunta de comprensión: “Si quiero mudarme de casa, ¿puedo transportar todas mis posesiones y a los 20 miembros de mi familia en un coche?” mmmm… un coche sirve para transportar personas y mercancías… así que, sí, claro…. <text:s/>¿Qué ha fallado aquí? Si esta personita fuera un urbanita occidental como todos nosotros, entendería rápidamente que no podría hacer la mudanza de un solo viaje; no hay coche en el que quepa todo eso. Así que, por mucho que hayan estudiado lo que es un coche, y memorizado sus partes, no saben lo que es un coche. Hay que montarse en un coche para saber lo que es un coche.</text:p>
      <text:p text:style-name="P170"/>
      <text:p text:style-name="P169">Saben nuestros alumnos lo que es una derivada?? Lo saben?? <text:span text:style-name="T13">Lo que es la guerra de Waterloo?? Lo que es el nihilismo?? </text:span></text:p>
      <text:p text:style-name="P169"/>
      <text:p text:style-name="P169">La escuela actual se preocupa de que sepas calcular <text:span text:style-name="T13">una derivada, pero pone abrumadoramente poco énfasis en que entiendas qué es, por qué la necesitas, ¿qué pasa si no sabes obtenerla? <text:s/></text:span></text:p>
      <text:p text:style-name="P169"/>
      <text:p text:style-name="P172">En serio hay que aplicar menos esfuerzo en aprender a derivar si se entiende profundamente qué es una derivada y para qué sirve?</text:p>
      <text:p text:style-name="P172"/>
      <text:p text:style-name="P172">Sí, eso creo.</text:p>
      <text:p text:style-name="P172"/>
      <text:p text:style-name="P172">Mientras más conocimiento se tiene, más fácil es adquirir nuevo conocimiento.</text:p>
      <text:p text:style-name="P172"><text:soft-page-break/></text:p>
      <text:p text:style-name="P171">Mientras más amigos tienes, más fácil es hacer nuevos amigos, ¿no? Lo mismo pasa. Unos amigos te presentan a otros. Si quisieras tener 5000 amigos todos independientes e inconexos entre sí, te iba a costar mucho más trabajo que conocer a nuevos amigos a través de amigos existentes. Lo mismo pasa con el conocimiento.</text:p>
      <text:p text:style-name="P171"/>
      <text:p text:style-name="P173">Sacrificar cantidad de contenidos en profundidad de comprensión es beneficioso.</text:p>
      <text:p text:style-name="P169"/>
      <text:p text:style-name="P169">Si el concepto no es más que un vapor que flota, lo vas a olvidar.</text:p>
      <text:p text:style-name="P169"/>
      <text:p text:style-name="P169">La hipótesis es que es más importante saber lo que es que saber calcularla. Total inversión de prioridades.</text:p>
      <text:p text:style-name="P169"/>
      <text:p text:style-name="P169"/>
      <text:p text:style-name="P219">Si no tienes construidas unas estructuras mentales apropiadas, te costará un esfuerzo muchísimo mayor. Memorizar, memorizar, memorizar…. Estudiar, ya no es que cueste esfuerzo, es que se convierte en un suplicio.</text:p>
      <text:p text:style-name="P169"/>
      <text:p text:style-name="P225">Mira este término que me he inventado: Verdad Inútil.</text:p>
      <text:p text:style-name="P225"/>
      <text:p text:style-name="P225">El 85% o 90% de las veces, el sistema educativo son bombardea con lo que denomino verdades inútiles: son cosas que son verdad, que son así, pero que no te ayudan a:</text:p>
      <text:p text:style-name="P225"><text:tab/>entender lo que estás haciendo</text:p>
      <text:p text:style-name="P225"><text:tab/>entender por qué y para qué lo estás haciendo</text:p>
      <text:p text:style-name="P225"><text:tab/>entender qué pasa si no lo haces</text:p>
      <text:p text:style-name="P225"/>
      <text:p text:style-name="P225">Un ejemplo de verdad inútil:</text:p>
      <text:p text:style-name="P225"><text:tab/></text:p>
      <text:p text:style-name="P225"><text:span text:style-name="T75">Integrar</text:span><text:span text:style-name="T76"> es el proceso recíproco del de </text:span><text:span text:style-name="T75">derivar</text:span><text:span text:style-name="T76">, es decir, dada una función </text:span><text:span text:style-name="T75">f(x)</text:span><text:span text:style-name="T76">, busca aquellas funciones </text:span><text:span text:style-name="T75">F(x)</text:span><text:span text:style-name="T76"> que al ser derivadas conducen a </text:span><text:span text:style-name="T75">f(x)</text:span></text:p>
      <text:p text:style-name="P225"/>
      <text:p text:style-name="P226"><text:tab/><text:span text:style-name="T77">Esto es </text:span></text:p>
      <text:p text:style-name="P226"><text:tab/><text:tab/><text:span text:style-name="T77">a) verdad</text:span></text:p>
      <text:p text:style-name="P226"><text:tab/><text:tab/><text:span text:style-name="T77">b) inútil</text:span></text:p>
      <text:p text:style-name="P226"/>
      <text:p text:style-name="P227">(chiste del globo y el matemático)</text:p>
      <text:p text:style-name="P226"/>
      <text:p text:style-name="P226">Son definiciones. Solemos definir → poner un ejemplo → hacer un ejercicio. Creo que esto está mal. La definición sólo sirve una vez que has sido capaz de responder a esas tres preguntas. La definición es lo de menos. Además, es lo que requiere más esfuerzo. Sobre todo si no entiendes de qué estás hablando. A memorizar definiciones (imágenes de ejercicios mal hechos).</text:p>
      <text:p text:style-name="P226"/>
      <text:p text:style-name="P226">En mi opinión, no debería ser necesario memorizar una sola definición. Si lo estás haciendo, hay algo que no estás haciendo bien.</text:p>
      <text:p text:style-name="P169"/>
      <text:p text:style-name="P118"/>
      <text:p text:style-name="P120">Pero… también está la componente emocional del aprendizaje.</text:p>
      <text:p text:style-name="P120"/>
      <text:p text:style-name="P120">PERSONAJE RETRÓGRADO</text:p>
      <text:p text:style-name="P112"/>
      <text:p text:style-name="P120"><text:soft-page-break/>(se rie) ¿Compo…? ¿Componente emocional? ¿Cómponente emocional del aprendizaje? ¿Pero qué componente…? Bueno, ya está, ya lo he escuchado todo en esta. Mira, ahí te quedas, me voy. (se levanta y se va)</text:p>
      <text:p text:style-name="P120"/>
      <text:p text:style-name="P120">Volvemos:</text:p>
      <text:p text:style-name="P120"/>
      <text:p text:style-name="P120"/>
      <text:p text:style-name="P120">Sí, lo digo en serio.</text:p>
      <text:p text:style-name="P31"/>
      <text:p text:style-name="P31"/>
      <text:p text:style-name="P141">PERSONAJE RETRÓGRADO</text:p>
      <text:p text:style-name="P141"/>
      <text:p text:style-name="P141">(vuelve) No hay componente emocional de la educación, ¿de acuerdo? Se trata de aprender. De aprender y punto.</text:p>
      <text:p text:style-name="P112"/>
      <text:p text:style-name="P141">Deja que valore eso.</text:p>
      <text:p text:style-name="P141"/>
      <text:p text:style-name="P141"/>
      <text:p text:style-name="P142">Podemos aplicar las metodologías pedagógicas más rompedoras, centrar todo el proceso educativo en la correcta construcción de conocimiento significativo <text:span text:style-name="T78">(imágenes de niños jugando con legos??)</text:span>; pero todo esto es inútil, si no hay una involucración emocional. </text:p>
      <text:p text:style-name="P227"/>
      <text:p text:style-name="P227"/>
      <text:p text:style-name="P227"/>
      <text:p text:style-name="P227">Me explico.</text:p>
      <text:p text:style-name="P219"/>
      <text:p text:style-name="P219"/>
      <text:p text:style-name="P128">¿<text:span text:style-name="T4">Cómo es posible que no seas capaz de aprenderte los rios de España?</text:span></text:p>
      <text:p text:style-name="P128"/>
      <text:p text:style-name="P130">No es la primera vez que me encuentro con alumnos que van mal en el colegio, que suspenden asignatura tras asignatura; y luego sus padres y madres se sorprenden de que sean capaces de saberse de memoria todos los pokémon, o todas las recetas del minecraft o todos los bailes del fortnite. <text:span text:style-name="T5">A lo cual alguna vez yo les he dicho:</text:span></text:p>
      <text:p text:style-name="P130"/>
      <text:p text:style-name="P130">“<text:span text:style-name="T5">Hazte a la idea de que esas cosas les interesan, pero los rios de España no”</text:span></text:p>
      <text:p text:style-name="P130"/>
      <text:p text:style-name="P121">Vamos a ser un poco incendiarios aquí</text:p>
      <text:p text:style-name="P121"/>
      <text:p text:style-name="P121">“<text:span text:style-name="T74">Pero es que h</text:span>ay que saberse los rios de españa”</text:p>
      <text:p text:style-name="P121"/>
      <text:p text:style-name="P121">Pues yo soy un adulto de 40 años y no me los sé. Ni uno. Bueno, el manzanares porque pasa por Madrid.</text:p>
      <text:p text:style-name="P132"/>
      <text:p text:style-name="P121">¿Y no has tenido problemas? ¿No has perdido tu trabajo? ¿No te da verguenza?</text:p>
      <text:p text:style-name="P121"/>
      <text:p text:style-name="P121">A las tres cosas: no</text:p>
      <text:p text:style-name="P121"/>
      <text:p text:style-name="P121"/>
      <text:p text:style-name="P123">Estos son los que a mí, personalmente, me parecen los dos problemas más gordos de la educación: la preponderancia de la Verdad Inútil, y la Educación Descarnada.</text:p>
      <text:p text:style-name="P121"/>
      <text:p text:style-name="P124">Dejad que os cuente una historia lacrimógena. </text:p>
      <text:p text:style-name="P121"><text:soft-page-break/></text:p>
      <text:p text:style-name="P125">De pequeño me inscribieron en el conservatorio. Me hacían tocar el piano, y había que practicar. Y a mí no me gustaba. ¿Por qué? Porque las piezas que me imponían no me gustaban, no me apasionaban, no me decían nada. ¿Por qué no me dejaban elegir mis propias piezas? ¿Cuál sería el problema? Al final, abandoné los estudios de piano. <text:span text:style-name="T16">No le veía razón de ser, ni utilidad, ni me gustaba, y me requería mucho esfuerzo. Es la fórmula del fracaso.</text:span></text:p>
      <text:p text:style-name="P125"/>
      <text:p text:style-name="P126">Me divertía mirar hacia arriba y escuchar la forma en la que cada adulto, invariablemente, me decía para tratar de motivarme y que no dejara el piano:</text:p>
      <text:p text:style-name="P126"/>
      <text:p text:style-name="P126">- Es utilísimo</text:p>
      <text:p text:style-name="P126"/>
      <text:p text:style-name="P126">- No veas lo bien que te va a venir</text:p>
      <text:p text:style-name="P126"/>
      <text:p text:style-name="P126">- ¿Qué quieres estudiar? ¿Ciencias? Uf, pues no veas lo bien que te va a venir la carrera de Piano</text:p>
      <text:p text:style-name="P126"/>
      <text:p text:style-name="P126">A estas alturas de la vida, digo que no me habría servido para nada en absoluto. Y hay que tener cuidado con estas cosas.</text:p>
      <text:p text:style-name="P126"/>
      <text:p text:style-name="P126">¿<text:span text:style-name="T79">Pero para qué quiero saber eso?</text:span></text:p>
      <text:p text:style-name="P126"/>
      <text:p text:style-name="P127">El problema es que, si somos sinceros, la mayor parte de las veces, para nada…</text:p>
      <text:p text:style-name="P127"/>
      <text:p text:style-name="P127"/>
      <text:p text:style-name="P121"/>
      <text:p text:style-name="P121"/>
      <text:p text:style-name="P122">Educación sin emoción = Educación descarnada<text:span text:style-name="T15">s</text:span></text:p>
      <text:p text:style-name="P122">Información sin conocimiento = Verdad inútil</text:p>
      <text:p text:style-name="P221"/>
      <text:p text:style-name="P221"/>
      <text:p text:style-name="P31"/>
      <text:p text:style-name="P178">Un total cambio de paradigma?? Eso suena muy radical, ¿no?</text:p>
      <text:p text:style-name="P178"/>
      <text:p text:style-name="P178"/>
      <text:p text:style-name="P179">El modelo de broadcast. El cerebro decide, los músculos responden.</text:p>
      <text:p text:style-name="P179"/>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79">Si dieramos a nuestros estudiantes razones para esforzarse, alas para hacer volar su imaginación, libertad para pavimentar sus propios caminos… la escuela sería maravillosa, ¿no?</text:p>
      <text:p text:style-name="P34"><text:soft-page-break/></text:p>
      <text:p text:style-name="P34"/>
      <text:p text:style-name="P179">No</text:p>
      <text:p text:style-name="P179">(sonido de chasco)</text:p>
      <text:p text:style-name="P179"/>
      <text:p text:style-name="P179"/>
      <text:p text:style-name="P179"/>
      <text:p text:style-name="P179"/>
      <text:p text:style-name="P133">No tan rápido. Nos hemos elaborado nosotros solos una sopa cultural tal que la educación está muy desvalorizada. ¿<text:span text:style-name="T54">Acaso n</text:span>o es más que una herramienta para acceder a un puesto laboral?</text:p>
      <text:p text:style-name="P133"/>
      <text:p text:style-name="P134">“viendo” los recuerdos:</text:p>
      <text:p text:style-name="P133"/>
      <text:p text:style-name="P133">Una vez tuve un alumno en clase particular <text:span text:style-name="T55">porque iba mal en física y no era capaz de aprobar</text:span>. Yo me empeñé en esforzarme a fondo con esta persona, y le expliqué mi punto de vista: si perdemos tiempo en hacer que comprendas lo que estás haciendo, te costará mucho menos trabajo aprender y aprobar la asignatura.</text:p>
      <text:p text:style-name="P133"/>
      <text:p text:style-name="P133">¡Qué guay! Dijo…. No, un momento, no dijo eso, dijo…</text:p>
      <text:p text:style-name="P133"/>
      <text:p text:style-name="P133">Déjame de rollos, profesor, y dime las fórmulas que hay que aplicar <text:span text:style-name="T54">y yo me las aprendo, y ya está</text:span>.</text:p>
      <text:p text:style-name="P133"/>
      <text:p text:style-name="P133"/>
      <text:p text:style-name="P133">Aquello me dejó un poco torcido.</text:p>
      <text:p text:style-name="P34"/>
      <text:p text:style-name="P135">Pero qué fórmulas ni qué fórmulas, si las fórmulas son lo de menos</text:p>
      <text:p text:style-name="P135"/>
      <text:p text:style-name="P136">O deberían serlo</text:p>
      <text:p text:style-name="P136"/>
      <text:p text:style-name="P151">Lo interesante no es saberse de memoria la tabla periódica; sino entender la estructura que tiene, cómo y por qué es como es y no de otra manera. Los elementos concretos, se buscan en Google. Y si no, en un libro. Amargar a alguien haciéndole memorizar esto es tan inútil como estresante.</text:p>
      <text:p text:style-name="P151"/>
      <text:p text:style-name="P151">Lo interesante no es saberse los nombres de todas las personas relevantes que tomaron parte en la Revolución Francesa. Lo interesante es comprender los sentimientos de estas personas y por qué se comportaron como se comportaron. Año arriba, año abajo… las fechas concretas no son tan importantes. Se buscan en Google.</text:p>
      <text:p text:style-name="P151"/>
      <text:p text:style-name="P153">Lo interesante no es saberse el pensamiento de Kant. Lo interesante es saber por qué lo pensó, y por qué fue relevante en su contexto social e histórico.</text:p>
      <text:p text:style-name="P153"/>
      <text:p text:style-name="P153">Conocimiento basado en relaciones. Mientras más sabes, más fácil es saber más.</text:p>
      <text:p text:style-name="P251"/>
      <text:p text:style-name="P153">Creo que cualquier profesor estaría de acuerdo con que esto debería ser así; pero en la práctica, no suele. En la práctica, la memorización funciona.</text:p>
      <text:p text:style-name="P34"/>
      <text:p text:style-name="P34"/>
      <text:p text:style-name="P235"/>
      <text:p text:style-name="P184"/>
      <text:p text:style-name="P184">Bueno, bueno, espera un momento…. </text:p>
      <text:p text:style-name="P34"/>
      <text:p text:style-name="P34"/>
      <text:p text:style-name="P137"><text:soft-page-break/>Una de las preguntas que me he hecho a menudo es, ¿queremos cambiar la escuela? ¿por qué? ¿para qué?</text:p>
      <text:p text:style-name="P137"/>
      <text:p text:style-name="P137">¿Cuál es el objetivo de ir al colegio?</text:p>
      <text:p text:style-name="P137"/>
      <text:p text:style-name="P137">¿Es amaestrar a los niños?</text:p>
      <text:p text:style-name="P137">¿Crear ciudadanos obedientes?</text:p>
      <text:p text:style-name="P137">¿Trabajadores capaces?</text:p>
      <text:p text:style-name="P35"/>
      <text:p text:style-name="P137">Si no definimos el objetivo de la escuela, no tiene sentido seguir preguntándose cosas. ¿Por qué hay que ir al colegio?</text:p>
      <text:p text:style-name="P137"/>
      <text:p text:style-name="P137"/>
      <text:p text:style-name="P138">Y así es: quienes participan en menor medida en el proceso educativo son quienes son los protagonistas: los alumnos</text:p>
      <text:p text:style-name="P138"/>
      <text:p text:style-name="P138">¿Debe esto ser así?</text:p>
      <text:p text:style-name="P138"/>
      <text:p text:style-name="P138">Depende de para qué</text:p>
      <text:p text:style-name="P138"/>
      <text:p text:style-name="P138">¿Para qué la escuela?</text:p>
      <text:p text:style-name="P36"/>
      <text:p text:style-name="P36"/>
      <text:p text:style-name="P36"/>
      <text:p text:style-name="P36"/>
      <text:p text:style-name="P237">2. ¿Para qué?</text:p>
      <text:p text:style-name="P238"/>
      <text:p text:style-name="P239">La escuela sirve para formar ciudadanos y trabajadores. Para transformar un ser, uno individual, en otro ser: un ser social. Un ser al que se le van a enseñar reglas, límites y conductas, para que sea funcional dentro de una estructura. Se aprende, por ejemplo, el respeto a la autoridad.</text:p>
      <text:p text:style-name="P239"/>
      <text:p text:style-name="P239">Un poco frío, ¿no?</text:p>
      <text:p text:style-name="P239"/>
      <text:p text:style-name="P239">Visto así…. </text:p>
      <text:p text:style-name="P239"/>
      <text:p text:style-name="P240">Pero es muy difícil conseguir aprendizaje significativo cuando el asunto en cuestión te la trae al pairo. Y es casi imposible que todo el mundo se interese por las mismas cosas.</text:p>
      <text:p text:style-name="P240"/>
      <text:p text:style-name="P240"/>
      <text:p text:style-name="P240">¿Cuáles serían los contenidos mínimos, “troncales”, “obligatorios” que todo ciudadano debería saber? Hemos concluido que los ríos de España no son tan necesarios, ni el clima, ni ninguna guerra anterior al siglo XX…. Si seguimos pelando la cebolla, es posible que nos quedáramos con un currículum mínimo. Sí. Saber leer, escribir, matemáticas elementales y poco más. Sería tan pernicioso que el resto de la educación fuera libre?? </text:p>
      <text:p text:style-name="P240"/>
      <text:p text:style-name="P240">La cantidad de conocimientos “comunes” de primaria y secundaria es, francamente, abrumadora. Nos hemos perdido en nuestro entusiasmo de conformar a los mejores ciudadanos posibles, cultos, sabios, conocedores del mejor saber hacer destilado de la humanidad; pero lo único que estamos consiguiendo es que la escuela sea una cosa, en general, odiada.</text:p>
      <text:p text:style-name="P239"/>
      <text:p text:style-name="P239">Voy a ser franco. Desde un punto de vista sociológico, generaciones anteriores aceptaban mejor la escuela tal como la concebimos. No es tan de extrañar ya que, tan sólo hace un puñado de décadas, <text:soft-page-break/>la población de un país como éste era mucho más homogénea: sólo dos canales de televisión, sin internet; un mejor caldo de cultivo para la copia y propagación de modelos establecidos: “al señor profesor se lo respeta, porque es el profesor”</text:p>
      <text:p text:style-name="P239"/>
      <text:p text:style-name="P239">Con el aluvión de información que supuso el aterrizaje en el siglo XXI, hay cosas que han ido cambiando. Nuestros jovenes están constantemente bombardeados por multitud de estímulos; hay decenas de canales de televisión, tv a la carta, internet, youtube….. la forma de ver y de opinar se ha heterogeneizado. Hay tantos puntos de vista, tantas críticas, tantas diferentes de ver. Claro, ahora respetar a un profesor cuesta más trabajo, porque la gente mala se pregunta, ¿por qué? ¿por qué debo respetarte?</text:p>
      <text:p text:style-name="P239"/>
      <text:p text:style-name="P239"/>
      <text:p text:style-name="P241">Entonces, si las carreras de obstáculos que son los exámenes no sirven para nada, ¿debemos eliminar los exámenes?</text:p>
      <text:p text:style-name="P241"/>
      <text:p text:style-name="P241"/>
      <text:p text:style-name="P241">Es muy posible que la misión de los exámenes como elemento de obligación cumpla su función. Pero la lucha por la obtención de una nota numérica que quedará estampada a fuego en su expediente tal vez no sea la mejor manera de hacer las cosas.</text:p>
      <text:p text:style-name="P241"/>
      <text:p text:style-name="P241">¿Proyectos? ¿Producir materiales usables?</text:p>
      <text:p text:style-name="P139"/>
      <text:p text:style-name="P233">Cuando hablamos de la escuela, no hablamos sólo de conocimientos académicos. La escuela debería ser el lugar donde se no profesionales, no trabajadores, no ciudadanos… la escuela es donde se forman las personas en toda su dimensión. La escuela no debe limitarse a ser una academia de preparación. Creo que esto le parece razonable a todo (o casi todo) el mundo. </text:p>
      <text:p text:style-name="P234"/>
      <text:p text:style-name="P234"/>
      <text:p text:style-name="P234">¿Acaso nos sorprendemos, con la manera de vivir que tenemos? Y me temo que todo empapa. Las actitudes de los padres, de los empresarios, de los gobiernos….. <text:span text:style-name="T20">sólo lo inmediatamente útil para completar mi jornada y volverme a casa a olvidarme un rato de todo. ¿Es esto lo que habíamos soñado? ¿Pensábamos que así iba a ser nuestra vida? Si queremos perpetuar este modelo de vida, no deberíamos hacer ningún cambio en la escuela. Está bien como está. Fin del documental.</text:span></text:p>
      <text:p text:style-name="P234"/>
      <text:p text:style-name="P236">Títulos de crédito.</text:p>
      <text:p text:style-name="P43"/>
      <text:p text:style-name="P241">¿Qué demostraría mejor que un alumno tiene conocimientos?</text:p>
      <text:p text:style-name="P241"/>
      <text:p text:style-name="P241">A) Una prueba escrita donde debe contestar a preguntas de los contenidos del libro de texto</text:p>
      <text:p text:style-name="P241"/>
      <text:p text:style-name="P241">B) Una exposición ante la clas de un proyecto original derivado de los contenidos, su explicación, y elaboración de un pequeño test para comprobar si el resto de compañeros ha entendido su exposición. Puede ser un diorama de una escena histórica, un relato de ficción que incluya un filósofo conocido, un programa de ordenador, una canción, etc…</text:p>
      <text:p text:style-name="P241"/>
      <text:p text:style-name="P241">Ya…. Pero la opción A) es algo factible, rentable…. Es evaluación en cadena de montaje. Educación con conservantes y estabilizador del sabor.</text:p>
      <text:p text:style-name="P241">La opción B) es artesanal ,orgánica…. No es tan rentable</text:p>
      <text:p text:style-name="P241"/>
      <text:p text:style-name="P241">Debe ser la escuela rentable?? ¿Qué es lo que quiere decir esto?</text:p>
      <text:p text:style-name="P43"/>
      <text:p text:style-name="P37"/>
      <text:p text:style-name="P36"><text:soft-page-break/></text:p>
      <text:p text:style-name="P36">¿<text:span text:style-name="T21">De dónde deben manar los contenidos? Pues de las autoridades de contenidos, que son personas expertas que ya se están encargando de mantener una calidad en los contenidos, y que éstos estén en relación con las habilidades sociales y laborales que se demandan. Máxima productividad.</text:span></text:p>
      <text:p text:style-name="P36"/>
      <text:p text:style-name="P38">No es de extrañar que el modelo educativo esté planteado como una cadena de montaje.</text:p>
      <text:p text:style-name="P38"/>
      <text:p text:style-name="P38">¿Pero debería ser eso la escuela? ¿Querría una escuela así para mí mismo?</text:p>
      <text:p text:style-name="P38"/>
      <text:p text:style-name="P38">Por supuesto que no.</text:p>
      <text:p text:style-name="P38"/>
      <text:p text:style-name="P38">En la antigua grecia, la escuela se concebía como un espacio abierto de análisis y cuestionamiento. El modelo de los contenidos centralizados es un producto de la mentalidad industrial.</text:p>
      <text:p text:style-name="P38"/>
      <text:p text:style-name="P38">¿Qué queremos obtener?</text:p>
      <text:p text:style-name="P38"/>
      <text:p text:style-name="P38">¿Trabajadores? <text:s/>¿ciudadanos? <text:s/>¿personas?</text:p>
      <text:p text:style-name="P33"/>
      <text:p text:style-name="P33">¿<text:span text:style-name="T21">Tan malo sería que se abriera la puerta a que cualquier miembro de la comunidad educativa pudiera proponer contenidos?</text:span></text:p>
      <text:p text:style-name="P33"/>
      <text:p text:style-name="P38">Pero entonces… ¿quién se ocupa de que sean los contenidos adecuados?</text:p>
      <text:p text:style-name="P38"/>
      <text:p text:style-name="P38">Pero… adecuados, ¿para qué?</text:p>
      <text:p text:style-name="P38"/>
      <text:p text:style-name="P38">En realidad, <text:span text:style-name="T19">¿</text:span>n<text:span text:style-name="T19">o sería ya de por sí un gran logro conseguir que un estudiante quiera, tenga el impulso de traer algo, o hablar de algo?</text:span></text:p>
      <text:p text:style-name="P31"/>
      <text:p text:style-name="P16"/>
      <text:p text:style-name="P16">Acaso no sentirán que queremos amaestrarlos?? Como un león pasando por un aro llameante en un circo. (calcúlame esta derivada)</text:p>
      <text:p text:style-name="P3"/>
      <text:p text:style-name="P3"/>
      <text:p text:style-name="P3">Hay una disparidad entre el ideal y las intenciones, y lo que pasa realmente. ¿Por qué?</text:p>
      <text:p text:style-name="P3"/>
      <text:p text:style-name="P3">Bueno, el esquema tradicional es más sencillo de ejecutar. A los seres humanos nos gusta tener un plan de acción concreto. Una lista de instrucciones para ejecutar una detrás de otra. El procedimiento está claramente definido.</text:p>
      <text:p text:style-name="P3"/>
      <text:p text:style-name="P3"/>
      <text:p text:style-name="P3">El conocimiento que se enseña en el colegio es el producto destilado de cientos de años de investigación y esfuerzo, ofrecido gratis y con buena voluntad; es un regalo maravilloso…. Y el mayor de los tostones.</text:p>
      <text:p text:style-name="P3"/>
      <text:p text:style-name="P143">Muchas veces me han preguntado. ¿Para qué quiero saber matrices? Cuando un adolescente hace una pregunta así, los adultos entramos en un estado de pánico neurológico, y nos esforzamos por encontrar enseguida una justificación</text:p>
      <text:p text:style-name="P143"/>
      <text:p text:style-name="P143">PERSONA 1</text:p>
      <text:p text:style-name="P143"/>
      <text:p text:style-name="P143">Las matrices son muy importantes</text:p>
      <text:p text:style-name="P143"/>
      <text:p text:style-name="P143"><text:soft-page-break/>PERSONA 2</text:p>
      <text:p text:style-name="P143"/>
      <text:p text:style-name="P143">Uf… tienen muchísimas aplicaciones</text:p>
      <text:p text:style-name="P143"/>
      <text:p text:style-name="P143">PERSONA 3</text:p>
      <text:p text:style-name="P143"/>
      <text:p text:style-name="P143">Pues para… tener un trabajo el día de mañana</text:p>
      <text:p text:style-name="P143"/>
      <text:p text:style-name="P143">Nos espeluzna la idea de que alguien ponga en tela de juicio la validez del currículum. ¿queréis que os de mi opinión franca con casi cuarenta años? ¿Sabéis para qué sirven las matrices? La mayor parte de las veces, para nada.</text:p>
      <text:p text:style-name="P143"/>
      <text:p text:style-name="P148">¿<text:span text:style-name="T24">Qué es la autoridad?</text:span></text:p>
      <text:p text:style-name="P148"/>
      <text:p text:style-name="P149">(animación)</text:p>
      <text:p text:style-name="P149">tienes que respetarme porque yo soy la autoridad, porque sí, porque me he ganado mi puesto</text:p>
      <text:p text:style-name="P149"/>
      <text:p text:style-name="P149">¿te imaginas que hay una persona que se encarga de que estés bien, de que no te falte de nada, de ayudarte y guiarte, asistirte, de alimentarte? ¿no le tendrías respeto? ¿Te burlarías del bombero que viene a apagar el fuego que quema tu casa? Entorpecerías el trabajo del médico que te está extirpando un tumor?? No tiene mucho sentido, ¿verdad? No, amigos, me temo que hoy en día el respeto no viene de serie. Asúmelo, no eres una persona automáticamente respetable por ser quien eres. Verás cómo te ganas más el respeto de tus alumnos demostrando que te preocupas por ellos que gritando y amenazando con expulsiones.</text:p>
      <text:p text:style-name="P149"/>
      <text:p text:style-name="P149">Pero es que ganarse el respeto de esta manera requiere una preparación que, francamente, no solemos tener.</text:p>
      <text:p text:style-name="P247"/>
      <text:p text:style-name="P149">El criterio principal para elegir a un profesor de secundaria es que domine su area de conocimiento. Independientemente de ser abierto, cerrado, simpático, tolerante, paciente….. no hay medidores para eso. La prueba es… ¿quién lo adivina? Sí, un examen de contenidos…. Exactamente</text:p>
      <text:p text:style-name="P149"/>
      <text:p text:style-name="P117">Esto de los contenidos y los exámenes lo permea todo.</text:p>
      <text:p text:style-name="P117"/>
      <text:p text:style-name="P151">RETROGRADO</text:p>
      <text:p text:style-name="P151"/>
      <text:p text:style-name="P151">¡La escuela enseña las respuestas correctas!</text:p>
      <text:p text:style-name="P151"/>
      <text:p text:style-name="P151">A veces no hay respuestas correctas.</text:p>
      <text:p text:style-name="P250"/>
      <text:p text:style-name="P151"><text:span text:style-name="T85">(para qué) </text:span>Lo interesante no es saber la respuesta a un problema matemático. Lo interesante es qué se hace cuando no se sabe. ¿Cómo se organiza el pensamiento para buscar una respuesta? ¿Qué estrategias se siguen? ¿Cómo se comprueban las hipótesis? Eso es mucho más valioso</text:p>
      <text:p text:style-name="P3"/>
      <text:p text:style-name="P187">Nuestros hijos tienen que estar preparados para el día de mañana. El mundo es muy competitivo, y sólo los que tengan mejores calificaciones obtendrán los mejores trabajos.</text:p>
      <text:p text:style-name="P4"/>
      <text:p text:style-name="P4"/>
      <text:p text:style-name="P186">La cultura del envase. Ese envase; esa prenda elegante, ese traje con corbata; son la guinda del pastel de lo que ha conseguido nuestra cultura. Nos vestimos de manera elegante para simbolizar nuestro aprecio o nuestro respeto. <text:span text:style-name="T81">Esa es la parte pulgar hacia arriba. </text:span>Ofrecemos el packaging más atractivo posible para comunicar que hemos invertido un gran esfuerzo en el diseño de nuestro <text:soft-page-break/>producto. Utilizamos los mejores envases para indicar que el producto que contienen es delicioso. Pero a veces, son olvidamos de que lo realmente importante son: las intenciones, el producto, el alimento…. Porque es mucho mucho mucho más fácil vestirse bien que tener buenas intenciones, es mucho más fácil fabricar un embalaje atractivo que un producto duradero. Envase, fácil. Contenido, difícil. </text:p>
      <text:p text:style-name="P61"/>
      <text:p text:style-name="P185">Pero vivimos en un mundo veloz, y hay que tomar decisiones deprisa.</text:p>
      <text:p text:style-name="P185"/>
      <text:p text:style-name="P185">¿Entrevista de trabajo? ¿Viene bien vestido? ¿Ha trabajado antes una cantidad de años en otra empresa, para garantizar inver tir bien el coste de un sueldo?</text:p>
      <text:p text:style-name="P62"><text:span text:style-name="T82">¿Es esta persona responsable? ¿Amable? ¿Imaginativa? ¿Inteligente? <text:s/>Eso no se refleja en un CV, ni es fácil ni rápido de medir. Y lo que no es rápido y fácil de medir, no nos sirve, porque el mundo el rápido y competitivo, y nosotros tenemos que ser rápidos y competitivos, así que seleccionamos</text:span> <text:span text:style-name="T82">mirando el CV a estos trabajadores veloces que se han formado realizando exámenes de manera veloz.</text:span></text:p>
      <text:p text:style-name="P63"/>
      <text:p text:style-name="P188">Que las cosas tengan que ser rápidas y competitivas no es consecuencia del mundo natural; son las reglas de nuestro juego</text:p>
      <text:p text:style-name="P63"/>
      <text:p text:style-name="P188">¿Qué sería de un mundo en el que se produjeran menos bienes y servicios? <text:s/>¿<text:span text:style-name="T81">Os imagináis llegar a casa, y no poder pedir JustEat? </text:span></text:p>
      <text:p text:style-name="P63"/>
      <text:p text:style-name="P63">Pero si nos estamos cargando el mundo a base de producir bienes y servicios…. <text:span text:style-name="T83">Y eso ya no es tanto cuestón de opinión, como de hechos. Emisiones, contaminación, plásticos, envases, envases…. </text:span>Ahora nos estamos empezando a dar cuenta de esto; tenemos que <text:s/>cambiar algunos parámetros si queremos llegar al siglo que viene; también tendríamos que cambiar algunos parámetros en la escuela</text:p>
      <text:p text:style-name="P63"/>
      <text:p text:style-name="P63">¿Qué problema tan grande puede causar esta botellita de plástico? Estás exagerando…</text:p>
      <text:p text:style-name="P63"/>
      <text:p text:style-name="P63">Una no, pero las miles de millones que se consumen a diario sí</text:p>
      <text:p text:style-name="P63"/>
      <text:p text:style-name="P188"/>
      <text:p text:style-name="P188">¿De verdad tiene que ser la escuela el comienzo de esta carrera de ratas, el primer peldaño de una escalera de éxito social y laboral?</text:p>
      <text:p text:style-name="P63"/>
      <text:p text:style-name="P62"/>
      <text:p text:style-name="P185">¿De verdad es lo que queremos? Personalmente, lo dudo. <text:span text:style-name="T83">Pienso que es “lo que es”, pero dudo que sea “lo que anhelamos”</text:span></text:p>
      <text:p text:style-name="P4"/>
      <text:p text:style-name="P63"/>
      <text:p text:style-name="P144">Pero aunque fuera así, tampoco en ese sentido se está haciendo lo mejor posible.</text:p>
      <text:p text:style-name="P144"/>
      <text:p text:style-name="P144"/>
      <text:p text:style-name="P144">Mandar más y más ejercicios y deberes para casa es cultura del envase: no conseguimos los resultados académicos que deseamos, así que apretamos en el lugar más fácil: pulsamos el botón que conocemos: trabajad más. No habría que trabajar más, sino trabajar mejor.</text:p>
      <text:p text:style-name="P63"/>
      <text:p text:style-name="P245"/>
      <text:p text:style-name="P145">¿De dónde proviene esta obsesión con los contenidos? Contenidos, contenidos, contenidos…. Tratamos de cargar a nuestros jóvenes con información como si se tratara de pendrives.</text:p>
      <text:p text:style-name="P145"/>
      <text:p text:style-name="P115"><text:soft-page-break/>Es como un ejercicio mal hecho</text:p>
      <text:p text:style-name="P63"/>
      <text:p text:style-name="P63"/>
      <text:p text:style-name="P188">¿<text:span text:style-name="T33">Un croissant en una panadería a un euro la pieza? Pufff… carísimo, en el mercadona tengo quince croissants, individualmente envueltos, por cierto, por un euro veinte. ¿La diferencia? No se nota… Los dos están buenísimos… (ironizando)</text:span></text:p>
      <text:p text:style-name="P4"/>
      <text:p text:style-name="P187">Bueno, vale, vale, stop. Recapitulemos.</text:p>
      <text:p text:style-name="P177"/>
      <text:p text:style-name="P189">¿<text:span text:style-name="T33">De verdad queremos la escuela del bigger, better, faster?</text:span></text:p>
      <text:p text:style-name="P5"/>
      <text:p text:style-name="P5"/>
      <text:p text:style-name="P190">Los seres humanos no somos maquinaria, no somos engranajes, no somos assets. <text:s/>Somos personas. Contratar a alguien no debería ser como alquilar una fotocopiadora. Debería ser lo que es: acordar con otra persona trabajar en un proyecto común y compartir ese beneficio común. </text:p>
      <text:p text:style-name="P190"/>
      <text:p text:style-name="P190">De una mejor escuela podrían salir mejores personas, que serían mejores empleadores y mejores empleados. </text:p>
      <text:p text:style-name="P64"/>
      <text:p text:style-name="P191">Pero no debemos preocuparnos. Mientras las cosas se mantengan, y haya suficientes trabajadores aguantándose con un trabajo que no les gusta y que hacen a desgana involucrándose lo mínimo para poder volver a casa, quitarse los zapatos, y olvidarse de todo un rato; simpre podremos comprar minicroissants envasados individualmente a un precio muy competitivo.</text:p>
      <text:p text:style-name="P64"/>
      <text:p text:style-name="P190"/>
      <text:p text:style-name="P190">Así que, dejémoslo todo como está.</text:p>
      <text:p text:style-name="P190"/>
      <text:p text:style-name="P190">Sí. Debería terminar mi turno aquí, irme a casa, poner Netflix en mi televisor 4K y pedir un Glovo o algo. </text:p>
      <text:p text:style-name="P190"/>
      <text:p text:style-name="P98"><text:span text:style-name="T56">Hueles eso, lo hueles, verdad? Dióxido de azufre. nada en el mundo huele como eso. Me gusta el olor del dióxido de azufre por la mañana.</text:span></text:p>
      <text:p text:style-name="P64"/>
      <text:p text:style-name="P192">Anuncio de un helado en TV. <text:span text:style-name="T65">(Tu próxima aventura=</text:span></text:p>
      <text:p text:style-name="P192"/>
      <text:p text:style-name="P192">¿Ésta es la aventura de vivir? ¿Un helado? <text:span text:style-name="T34">Venga ya…</text:span></text:p>
      <text:p text:style-name="P192"/>
      <text:p text:style-name="P194">Venga ya, masculinidad a 60€. Éxito a 30€. Sensualidad a 85. Juventud a 230 al mes. ¿Y esto sigue funcionando, a estas alturas? ¿Y nos extraña que la escuela de hoy sea como es, siendo la proyección de... esto?</text:p>
      <text:p text:style-name="P193"/>
      <text:p text:style-name="P164">FLASH MADRE</text:p>
      <text:p text:style-name="P167">Con ese maravilloso y bien remunerado trabajo que mi hijo va a conseguir, lo tendrá todo. </text:p>
      <text:p text:style-name="P167"/>
      <text:p text:style-name="P195">Quizá no. <text:span text:style-name="T65">Por qué no pruebas</text:span> a pasar más tiempo con tus hijos. Prueba a escucharlos más. Prueba a no enfurecerte cuando hacen o piensan algo que no te gusta. Una reacción explosiva ante una idea que te parece muy mala. ¿Has pensado alguna vez que lo único que consigues así es que la próxima vez que tengan una idea mala, en lugar de contártela, se la callarán? La protectividad en exceso no es buena, no permite que los individuos se formen.</text:p>
      <text:p text:style-name="P66"/>
      <text:p text:style-name="P66"/>
      <text:p text:style-name="P66"><text:span text:style-name="T65">En cierta medida, podríamos decir que n</text:span>uestro sistema el protectivo en exceso.</text:p>
      <text:p text:style-name="P66"><text:soft-page-break/></text:p>
      <text:p text:style-name="P66"/>
      <text:p text:style-name="P65"/>
      <text:p text:style-name="P5"/>
      <text:p text:style-name="P5"/>
      <text:p text:style-name="P5"/>
      <text:p text:style-name="P113">Deberes, deberes, deberes…. Es una de las respuestas. Si los resultados no son buenos, hay alguien encargado de tomar este feedback y actuar en consecuencia. (animación de alguien pulsando una palanca). ¿Cuál es la reacción? Pues, por ejemplo, mandar más deberes. No es una solución con mucha imaginación. Pero es fácil de ejecutar, y fácil de acatar. ¿Útil? Por lo visto, no tanto</text:p>
      <text:p text:style-name="P5"/>
      <text:p text:style-name="P5"/>
      <text:p text:style-name="P113">Es muy duro tratar de hacer esfuerzo en aprender algo que a) te es completamente ajeno e indiferente <text:s text:c="2"/>b) no tiene ninguna aplicación inmediata en tu vida <text:s/>c) no comprendes ni sabes para qué sirve <text:s text:c="2"/><text:span text:style-name="T2">simplemente, te tienes que fiar de los expertos que han dictaminado que es un pedacito de conocimiento imprescindible que hay que martillear dentro de tu cabeza, o acabarás comiendo basura de un contenedor</text:span></text:p>
      <text:p text:style-name="P113"/>
      <text:p text:style-name="P146">La escuela de antes funcionaba mejor. <text:span text:style-name="T84">En cierta medida, sí.</text:span></text:p>
      <text:p text:style-name="P113"/>
      <text:p text:style-name="P146">El miedo ya no sirve. En una sociedad de bonanza, la vieja técnica del “hombre del saco” ya no es efectiva. </text:p>
      <text:p text:style-name="P146"/>
      <text:p text:style-name="P146">Al contrario que otras personas, pienso que los jovenes de ahora son más críticos; están más informados, les cuesta más trabajo aceptar la autoridad por que sí. </text:p>
      <text:p text:style-name="P146"/>
      <text:p text:style-name="P146">¿Y si los profesores tuvieramos que realizar el esfuerzo de hacer entender por qué estos conocimientos son valiosos? <text:span text:style-name="T84">Y si el esfuerzo ya no fuera 90%-10%, sino 50%-50%</text:span></text:p>
      <text:p text:style-name="P6"/>
      <text:p text:style-name="P146">Os digo un par de cosas que pasarían casi seguro:</text:p>
      <text:p text:style-name="P146">1) No sería fácil. La receta de cocina ya no está tan clara. ¿Eso cómo se hace exactamente?</text:p>
      <text:p text:style-name="P119">2) Es inescapable: habría que sacrificar cantidad de contenidos</text:p>
      <text:p text:style-name="P9"/>
      <text:p text:style-name="P119">Antes de que me linchéis, dejad que me explique</text:p>
      <text:p text:style-name="P6"/>
      <text:p text:style-name="P147">Aquel día me planteé… ¿por qué me comporto como me comporto? ¿Por qué mando callar, y ejercicios para casa? Me di cuenta de que estaba replicando los comportamientos de los prefesores que me dieron clase a mí, propagando el mismo comportamiento generación tras generación. Me di cuenta de que casi todo el mundo sigue el mismo esquema:</text:p>
      <text:p text:style-name="P147"/>
      <text:p text:style-name="P147">- Define lo que quieres explicar</text:p>
      <text:p text:style-name="P147">- Demuéstrado</text:p>
      <text:p text:style-name="P147">- Por un ejemplo</text:p>
      <text:p text:style-name="P8"/>
      <text:p text:style-name="P147">Esto es absurdo. </text:p>
      <text:p text:style-name="P147"/>
      <text:p text:style-name="P131">Pero aún así, es una idea profundamente instalada en nuestra cabeza. Se hace en primaria; en secundaria, y en la universidad.</text:p>
      <text:p text:style-name="P10"/>
      <text:p text:style-name="P10"/>
      <text:p text:style-name="P22">Por la noche: viendo un programa en televisión; se ve una cadena de montaje <text:span text:style-name="T12">(hay metraje en Pexels, por ejemplo)</text:span></text:p>
      <text:p text:style-name="P22"><text:soft-page-break/></text:p>
      <text:p text:style-name="P22"/>
      <text:p text:style-name="P197">Tú ocúpate de tener unos buenos estudios y un buen trabajo, y la felicidad ya llegará.</text:p>
      <text:p text:style-name="P197"/>
      <text:p text:style-name="P197">No</text:p>
      <text:p text:style-name="P197"/>
      <text:p text:style-name="P197">Lo siento, no me lo trago</text:p>
      <text:p text:style-name="P197"/>
      <text:p text:style-name="P197">¿Te lo creerías al reves?:</text:p>
      <text:p text:style-name="P197"/>
      <text:p text:style-name="P197">hijo, tu dedícate a tu felicidad, que el trabajo bien remunerado ya llegará por si solo</text:p>
      <text:p text:style-name="P41"/>
      <text:p text:style-name="P197">no cuela, ¿no? Pues al revés tampoco</text:p>
      <text:p text:style-name="P197"/>
      <text:p text:style-name="P197">No es sorprendente que ciertas cosas sean como son haciendo gala de esta mentalidad</text:p>
      <text:p text:style-name="P197"/>
      <text:p text:style-name="P197">La felicidad de una persona no es un premio, no es un extra</text:p>
      <text:p text:style-name="P41"/>
      <text:p text:style-name="P41"/>
      <text:p text:style-name="P198">El fantasma de la economía. Pero un día tuve un pensamiento: la riqueza, la riqueza real, de verdad, es, a mi entender, dos cosas: los recursos naturales, y la capacidad humana para transformarlos. Eso es la economía. Es dinero no es más que un pagaré, un IOU si lo prefieres, de tiempo. Yo invierto tres horas de mi tiempo en solucionar un problema tuyo, tú inviertes tu tiempo en reparar mi ordenador. Pero en lugar de ese trueque, inventamos el dinero, que es un mecanismo conveniente de codificar esas horas de tiempo ajeno que se te deben. Pero el dinero no es economía. El trabajo humano es economía. Y la materia prima para ese trabajo es economía.</text:p>
      <text:p text:style-name="P197"/>
      <text:p text:style-name="P198">Cuando <text:s/>sale una campaña para la protección de los osos polares, me pregunto qué pensaran esos directivos de empresas petroleras…. No podemos detener el progreso por que se mueran unos animales a decenas de miles de kilómetros…. Sí, da pena que se mueran los osos polares, <text:span text:style-name="T84">son bonitos</text:span>, pero la economía es la economía….. a ver, no es que lo osos polares o la grulla peluda del sur estén <text:span text:style-name="T84">sean bonitos</text:span>; no es que sea una pena que desaparezcan porque son unos animales simpáticos. No es cuestión de preferencia o estética. Es que el medio natural ES la economía. <text:span text:style-name="T84">No nos las reglas de nuestro juego. Son las reglas de la realidad.</text:span></text:p>
      <text:p text:style-name="P197"/>
      <text:p text:style-name="P198">¿Cómo de idiota sería que una población de pescadores se dedicara a pescar con tanta agresividad que su materia prima, los peces que pesca, desaparecen? Sería muy t… ah, espera, esto pasa en la realidad….</text:p>
      <text:p text:style-name="P197"/>
      <text:p text:style-name="P197">Es que la economía esta mal, y…..</text:p>
      <text:p text:style-name="P197"/>
      <text:p text:style-name="P197">Arrasar los recursos naturales porque si no la economía se resiente…. Ajá, entiendo</text:p>
      <text:p text:style-name="P41"/>
      <text:p text:style-name="P41"/>
      <text:p text:style-name="P116"/>
      <text:p text:style-name="P42"/>
      <text:p text:style-name="P249">Después de todo, tenemos que tomar decisiones. Y este procedimiento es fácil, operativo: es fácil cuantificar la cantidad de respuestas correctas en un examen escrito. Pero, ¿cómo se cuantifica la simpatía de una persona? ¿O su paciencia? ¿O su capacidad empática? … ya no es tan sencillo… y si abogamos por una cultura veloz de croissants envasados…. Es difícil...</text:p>
      <text:p text:style-name="P42"/>
      <text:p text:style-name="P199">Pero si los resultados fueran de completo éxito, no habría argumentos para quejarse, pero, ¿lo son?</text:p>
      <text:p text:style-name="P199"><text:soft-page-break/></text:p>
      <text:p text:style-name="P199"/>
      <text:p text:style-name="P199">En en primer mundo nos va bien, somos más o menos ricos y tenemos más o menos libertad.</text:p>
      <text:p text:style-name="P199"/>
      <text:p text:style-name="P199"/>
      <text:p text:style-name="P200">Aumentan las depresiones, los divorcios, los embarazos no deseados, predomina una baja productividad laboral, y frecuentes bajas injustificadas…. A lo mejor las cosas no van TAN TAN TAN TAN bien…. <text:span text:style-name="T66">Pero… p</text:span>odrían ir peor? Eso siempre… siempre se puede ir a peor; <text:span text:style-name="T66">casi siempre...</text:span></text:p>
      <text:p text:style-name="P199"/>
      <text:p text:style-name="P199">El sistema está bien, porque podría ser peor, ¿<text:span text:style-name="T66">no?</text:span></text:p>
      <text:p text:style-name="P199"/>
      <text:p text:style-name="P199">(Escena <text:span text:style-name="T66">FLASH</text:span> <text:span text:style-name="T66">MADRE</text:span>)</text:p>
      <text:p text:style-name="P199">¡Has sacado un cuatro!</text:p>
      <text:p text:style-name="P199"/>
      <text:p text:style-name="P199">(alumno)</text:p>
      <text:p text:style-name="P199">¡Podría ser peor! ¡Podría haber s<text:span text:style-name="T66">acado</text:span> un tres!</text:p>
      <text:p text:style-name="P199"/>
      <text:p text:style-name="P199"/>
      <text:p text:style-name="P199">Y todo está bien, ¿no?</text:p>
      <text:p text:style-name="P42"/>
      <text:p text:style-name="P42"/>
      <text:p text:style-name="P42"/>
      <text:p text:style-name="P42"/>
      <text:p text:style-name="P10"/>
      <text:p text:style-name="P8"/>
      <text:p text:style-name="P168"/>
      <text:p text:style-name="P6"/>
      <text:p text:style-name="P6"/>
      <text:p text:style-name="P6"/>
      <text:p text:style-name="P150"/>
      <text:p text:style-name="P24"/>
      <text:p text:style-name="P24"/>
      <text:p text:style-name="P24"/>
      <text:p text:style-name="P181">Nuerstra escuela tiene la fantástica capacidad de convertir asuntos fascinantes en “cosas que caen en <text:s/>un examen”. </text:p>
      <text:p text:style-name="P182">Cómo una sociedad “primitiva” pudo horadar un agujero en línea recta de más de 100 metros. Cómo funcionan los motores moleculares que hacen posible la vida. Las dimensiones del universo conocido. Cómo se puede poner un satélite en órbita. <text:span text:style-name="T14">Cómo funciona un ordenador. Todos son asuntos fascinantes, que una vez pasados por el pasapuré de la industria educadora se transforman en raciones individuales de anodinidad; que se estampan con una fecha de caducidad y código de barras, y que deben ser tragadas con agua una hora antes de cada comida. Demonios, ¿cuándo perdí mi pasión por este trabajo?</text:span></text:p>
      <text:p text:style-name="P24"/>
      <text:p text:style-name="P183">El problema, es que no todo el mundo se va a sentir fascinado por las mismas cosas. La escuela debería lidiar con esto.</text:p>
      <text:p text:style-name="P25"/>
      <text:p text:style-name="P25"/>
      <text:p text:style-name="P25"/>
      <text:p text:style-name="P25">Exigimos a los jovenes que trabajen, que se esfuercen, que resuelvan ejercicio tras ejercicio…. Se les exige mucho; pero qué hace la escuela?? Ah, la escuela toma el camino fácil: la cadena de montaje. Para exigir, hay que dar en la misma medida.</text:p>
      <text:p text:style-name="P25"><text:soft-page-break/></text:p>
      <text:p text:style-name="P6"/>
      <text:p text:style-name="P26"/>
      <text:p text:style-name="P26"/>
      <text:p text:style-name="P27">El modelo de broadcast ha fracasado. Nos gusta sentarnos delante de Netflix y elegir en cada momento lo que <text:s/>nos apetece ver. ¿Por qué llegar al colegio y recibir pasivamente una lección magistral expositiva en broadcast?</text:p>
      <text:p text:style-name="P27"/>
      <text:p text:style-name="P27">¿Sería mejor que la educación fuera más individualizada? Es esto posible?? Que la misión de la escuela sea, no la de crear un duplicado masivo de pendrives, sino la de asistir a cada persona en su viaje educativo, ofreciéndo los recursos necesarios en cada etapa.</text:p>
      <text:p text:style-name="P27"/>
      <text:p text:style-name="P27"/>
      <text:p text:style-name="P27">Nos encontraríamos ante una escuela muy diferente. De hecho, irreconocible.</text:p>
      <text:p text:style-name="P6"/>
      <text:p text:style-name="P6"/>
      <text:p text:style-name="P27">Una escuela, ¿para qué?</text:p>
      <text:p text:style-name="P27"/>
      <text:p text:style-name="P27">Para preparar para un trabajo o para unos estudios posteriores…. No lo hace de la mejor manera posible. Seamos justos, es mejor que nada. Pero es muy mejorable.</text:p>
      <text:p text:style-name="P27"/>
      <text:p text:style-name="P27">¿Sólo como preparación para un trabajo? La escuela también debe ser el marco de trabajo donde se forma, no sólo intelectualmente, sino psicológica y emocionalmente las personas. ¿Es tan descabellado tratar asuntos como inteligencia emocional en el aula? Estos asuntos han sido tradicionalmente “laterales”; es decir, se ha “supuesto” que en el proceso educativo la gente tiene oportunidad de educarse psicológica y emocionalmente, aunque sin tratarse de forma explícita. ¿Nos imaginamos que los contenidos se aprendieran en el proceso, sin tratarlos de forma explícita? ¿Por qué tratar unos de forma explítica y los otros no?</text:p>
      <text:p text:style-name="P6"/>
      <text:p text:style-name="P45">PERSONAJE RETRÓGRADO</text:p>
      <text:p text:style-name="P45"/>
      <text:p text:style-name="P45">La letra con sangre entra!</text:p>
      <text:p text:style-name="P45"/>
      <text:p text:style-name="P45"/>
      <text:p text:style-name="P45">La letra puede, pero el conocimiento no. <text:span text:style-name="T27">A estas alturas, empezamos a darnos cuenta. </text:span></text:p>
      <text:p text:style-name="P45"/>
      <text:p text:style-name="P6"/>
      <text:p text:style-name="P6">En mi cabeza, veo la educación actual como una carrera de obstáculos. El estudiante se prepara, toma impulso, supera la barrera colocada a una altura de 5, y sigue corriendo. Cuando llega al final, ¿qué le queda? Una sensación de gran alivio, porque….. se acabó. <text:span text:style-name="T28">La fiesta no se hace porque se ha completado la formación, sino porque se ha “acabado”</text:span><text:span text:style-name="T29">. </text:span></text:p>
      <text:p text:style-name="P6"/>
      <text:p text:style-name="P6"/>
      <text:p text:style-name="P46">PERSONAJE RETRÓGRADO</text:p>
      <text:p text:style-name="P46"/>
      <text:p text:style-name="P47">Pero es que aprender requiere esfuerzo!!!</text:p>
      <text:p text:style-name="P47"/>
      <text:p text:style-name="P47"/>
      <text:p text:style-name="P47"/>
      <text:p text:style-name="P47">Nadie insinua lo contrario</text:p>
      <text:p text:style-name="P47"/>
      <text:p text:style-name="P6"/>
      <text:p text:style-name="P6"><text:soft-page-break/></text:p>
      <text:p text:style-name="P44">Se me pasa por la cabeza una escuela que no sea como una cadena de montaje en serie. Se me ocurre una escuela preocupada por formar personas, seres humanos. No trabajadores, ni ciudadanos, ni universitarios. Una escuela que se preocupe de facilitar a cada individuo las herramientas para su propio desarrollo personal. Una escuela donde antes de aprender X, Y o Z, se aprenda a aprender, se aprenda a pensar, a criticar, a debatir, a responder, a protestar, a desear, a soñar incluso. Una escuela que sirva para sentirse bien con uno mismo y con los demás. Una escuela en la que se vea un sentido al esfuerzo aplicado. Una escuela que ofrezca a sus alumnos, y les exija en su misma medida. </text:p>
      <text:p text:style-name="P44"/>
      <text:p text:style-name="P44">Os imagináis una escuela tal que la mayoría de personas termina:</text:p>
      <text:p text:style-name="P44">A) Hablando inglés con capacidad</text:p>
      <text:p text:style-name="P44">B) Entendiendo y apreciando el arte</text:p>
      <text:p text:style-name="P44">C) Comprendiendo el momento histórico y geopolítico</text:p>
      <text:p text:style-name="P44">D) Sabiendo plantear matemáticamente un problema real</text:p>
      <text:p text:style-name="P44">E) Teniendo la capacidad de expresarse <text:span text:style-name="T30">de manera verbal y escrita</text:span></text:p>
      <text:p text:style-name="P45">F) Sintiéndose bien consigo mismos y con las demás personas, independientemente de sus diferencias??</text:p>
      <text:p text:style-name="P45"/>
      <text:p text:style-name="P45">PERSONAJE RETRÓGRADO</text:p>
      <text:p text:style-name="P45"/>
      <text:p text:style-name="P45"/>
      <text:p text:style-name="P5"/>
      <text:p text:style-name="P5"/>
      <text:p text:style-name="P7">Ah, los padres. ¿Qué dicen los padres?</text:p>
      <text:p text:style-name="P7"/>
      <text:p text:style-name="P7">“Yo quiero los mejor para mis hijos. No quiero experimentos raros. Quiero que esté bien preparado”</text:p>
      <text:p text:style-name="P7"/>
      <text:p text:style-name="P7">Vale, pues vamos eliminar contenidos</text:p>
      <text:p text:style-name="P7"/>
      <text:p text:style-name="P7">“¡Cómo! ¡¿Cómo que eliminar contenidos?!”</text:p>
      <text:p text:style-name="P7"/>
      <text:p text:style-name="P7"/>
      <text:p text:style-name="P48">PERSONAJE RETRÓGRADO</text:p>
      <text:p text:style-name="P48"/>
      <text:p text:style-name="P48">¡La culpa de todo esto la tienen las zarandajas modernas! ¡El móvil, el internet, el llutuve! ¡Todo está acabando con la capacidad de concentración de nuestros hijos!</text:p>
      <text:p text:style-name="P48"/>
      <text:p text:style-name="P48"/>
      <text:p text:style-name="P48"/>
      <text:p text:style-name="P48">Bueno. Puede que eso sea cierto. O puede también que haya cierta verdad en el hecho de que utilizamos estas cosas como chivos expiatorios del fracaso del mundo veloz en el que vivimos. No podrá ser que un mundo rápido, con prisas, donde se busca el máximo beneficio con el mínimo esfuerzo, un mundo que practica la auténtica cultura del envase; un mundo que demuestra poco respeto por la vida misma; poco respeto entre unos y otros….. no será lo que pasa en la escuela un reflejo de todo esto.</text:p>
      <text:p text:style-name="P48"/>
      <text:p text:style-name="P48"/>
      <text:p text:style-name="P48"/>
      <text:p text:style-name="P48">Pero, ya sabemos</text:p>
      <text:p text:style-name="P48"/>
      <text:p text:style-name="P48"/>
      <text:p text:style-name="P48"><text:soft-page-break/>Es más fácil vestirse de manera elegante</text:p>
      <text:p text:style-name="P48">Utilizar un envase atractivo</text:p>
      <text:p text:style-name="P48">Guardar los libros para hacer un examen</text:p>
      <text:p text:style-name="P48">Y echarle la culpa a esto, o aquello...</text:p>
      <text:p text:style-name="P48"/>
      <text:p text:style-name="P7"/>
      <text:p text:style-name="P7"/>
      <text:p text:style-name="P7"/>
      <text:p text:style-name="P48">Conversación 1: (echándole las culpas a los videojuegos)</text:p>
      <text:p text:style-name="P48"/>
      <text:p text:style-name="P48">-Tú eres de Córdoba, ¿no?</text:p>
      <text:p text:style-name="P48"/>
      <text:p text:style-name="P48">-Sí, y qué pasa</text:p>
      <text:p text:style-name="P48"/>
      <text:p text:style-name="P48">-Y tus hijos hablan con acento andaluz, ¿no?</text:p>
      <text:p text:style-name="P48"/>
      <text:p text:style-name="P48">-Sí</text:p>
      <text:p text:style-name="P48"/>
      <text:p text:style-name="P48">-¿Y te das cuenta a que están constantemente expuestos y bombardeados por contenidos (series de tv, videojuegos) en los que se habla con acento neutro? Pero ellos no hablan con acento neutro</text:p>
      <text:p text:style-name="P48"/>
      <text:p text:style-name="P48">-No</text:p>
      <text:p text:style-name="P48"/>
      <text:p text:style-name="P48">-A lo mejor es que lo que viven en el día a día en la realidad les afecta más que los contenidos electrónicos que consumen. ¿Se te ha ocurrido pensar que si se pasan todo el día con la tablet, con el ordendor, con los videojuegos, puede ser porque el mundo que les estamos ofreciendo no es lo suficientemente estimulante?</text:p>
      <text:p text:style-name="P48"/>
      <text:p text:style-name="P48">-Creeme, los chavales de ahora no son más tontos ni más dejados: yo diría que totalmente al contrario. ¿Quieres que trabajen? Les tienes que dar una razón suficientemente buena para que lo hagan</text:p>
      <text:p text:style-name="P48"/>
      <text:p text:style-name="P48">-¡<text:span text:style-name="T31">Joer! ¡Pues que tienen que estudiar para conseguir un trabajo!</text:span></text:p>
      <text:p text:style-name="P48"/>
      <text:p text:style-name="P49">- <text:span text:style-name="T31">Cuántos universitarios parados hay?? El miedo ya no + funciona. Tiene que ser otra cosa.</text:span></text:p>
      <text:p text:style-name="P48"/>
      <text:p text:style-name="P48"/>
      <text:p text:style-name="P48"/>
      <text:p text:style-name="P203">OFF</text:p>
      <text:p text:style-name="P203"/>
      <text:p text:style-name="P204">Hace falta esfuerzo. Por mucho que te guste o te motive un trabajo, siempre va a costar trabajo, eso es inevitable. <text:span text:style-name="T87">Lo más importante que puede hacer un alumno en la escuela es encontrar la razón </text:span>para hacer ese esfuerzo.</text:p>
      <text:p text:style-name="P7"/>
      <text:p text:style-name="P205">Vamos a hacer un ejercicio mental. Vamos a bloquear las respuestas que no funcionan:</text:p>
      <text:p text:style-name="P205"><text:tab/>meter miedo</text:p>
      <text:p text:style-name="P205"><text:tab/>amenazar</text:p>
      <text:p text:style-name="P205"><text:tab/>porque si no, no vas a encontrar un trabajo</text:p>
      <text:p text:style-name="P205"><text:tab/>porque lo tienes que hacer, y punto</text:p>
      <text:p text:style-name="P205"/>
      <text:p text:style-name="P205">Ahora, ¿por qué debe un alumno esforzarse? <text:span text:style-name="T88">Ya no es tan fácil, ¿verdad? Justamente por esto, me temo que tenemos deberes qué hacer. Todos. Toda la sociedad.</text:span></text:p>
      <text:p text:style-name="P205"><text:soft-page-break/></text:p>
      <text:p text:style-name="P206">A ver, listo, cómo motivas a esta persona para que le encanten las matrices</text:p>
      <text:p text:style-name="P206"/>
      <text:p text:style-name="P206">Siendo sinceros, puede que de ninguna manera</text:p>
      <text:p text:style-name="P206"/>
      <text:p text:style-name="P206">Pero pienso que puede ser un avance conseguir que no las odie. Eso es un objetivo conseguible.</text:p>
      <text:p text:style-name="P7"/>
      <text:p text:style-name="P7"/>
      <text:p text:style-name="P154">A las pruebas me remito:</text:p>
      <text:p text:style-name="P154"/>
      <text:p text:style-name="P154">JOVEN tratando de entender algo de inglés</text:p>
      <text:p text:style-name="P154"/>
      <text:p text:style-name="P154">¿Pero tú no llevas 7 años nada menos estudiando inglés en el colegio?</text:p>
      <text:p text:style-name="P154"/>
      <text:p text:style-name="P154">Sí</text:p>
      <text:p text:style-name="P154"/>
      <text:p text:style-name="P154">¿Y…?</text:p>
      <text:p text:style-name="P154"/>
      <text:p text:style-name="P154">No sé, no entiendo nada. <text:span text:style-name="T32">Aquí pone… guía de…. <text:s/>Mmmm… teléfono móvil… ehm…</text:span></text:p>
      <text:p text:style-name="P154"/>
      <text:p text:style-name="P155">OFF</text:p>
      <text:p text:style-name="P155"/>
      <text:p text:style-name="P155">Siete años, ¿en serio? Y me temo que esto no es un caso aislado</text:p>
      <text:p text:style-name="P154"/>
      <text:p text:style-name="P154"/>
      <text:p text:style-name="P154"/>
      <text:p text:style-name="P156">OFF</text:p>
      <text:p text:style-name="P156"/>
      <text:p text:style-name="P156">Esto de los exámenes de regurgitar lo aprendido… <text:span text:style-name="T86">perdón, lo memorizado</text:span></text:p>
      <text:p text:style-name="P156"/>
      <text:p text:style-name="P156"/>
      <text:p text:style-name="P156"/>
      <text:p text:style-name="P154"/>
      <text:p text:style-name="P154">….</text:p>
      <text:p text:style-name="P154"/>
      <text:p text:style-name="P154">Amigos míos, si estamos dispuestos a entender que la forma en el que se estudia inglés está mal, es ineficaz; ¿creemos que va a ser diferente con matemáticas? ¿o filosofía?</text:p>
      <text:p text:style-name="P15"/>
      <text:p text:style-name="P15"/>
      <text:p text:style-name="P154">¿<text:span text:style-name="T49">Se puede ir de Madrid a Bangladesh sin respostar?</text:span></text:p>
      <text:p text:style-name="P154"/>
      <text:p text:style-name="P157">Mmmmm…. <text:span text:style-name="T51">Sospecho</text:span> que poca gente se equivocaría en esto…</text:p>
      <text:p text:style-name="P157"/>
      <text:p text:style-name="P157">¿Si esto son 7 cm y esto 8, cuál es la superficie? </text:p>
      <text:p text:style-name="P154"/>
      <text:p text:style-name="P157">El problema no es equivocarse echando los cálculos. El problema es que te parezca que esta figura pueda tener un área de 2 cm cuadrados. Obviamente no puede ser. Vale que me digas, 20 o 30 (la respuesta correcta es 45), pero no 2!!! obviamente, o no sabes lo que es la superficie, o no sabes ni lo que estás haciendo. Y eso es el error preocupante. De la misma forma, puede que des con la tecla y “apliques la fórmula correcta” de 7*8/2 = …., pero que sigas sin saber qué estás haciendo, ni por qué ni para qué…. </text:p>
      <text:p text:style-name="P77"/>
      <text:p text:style-name="P157"><text:soft-page-break/>Por eso hay gente a la que se le dan mal las matemáticas</text:p>
      <text:p text:style-name="P157"/>
      <text:p text:style-name="P158">Las matemáticas no tienen por qué dársele mal a nadie. Si sabes contar y tomar decisiones sencillas, puedes comprender cualquier cosa. Eso sí, aprender cosas más complejas va a requerir esfuerzo, por supuesto que sí; pero muchísimo más esfuerzo requiere aprenderse procedimientos para resolver problemas que no se comprenden, y ni se entiende su razón de ser.</text:p>
      <text:p text:style-name="P158"/>
      <text:p text:style-name="P158"/>
      <text:p text:style-name="P158"><text:span text:style-name="T50">Sí, claro que hay esfuerzos docentes en esa dirección. No pienso que no los haya. Pero pienso que son insuficientes.</text:span> </text:p>
      <text:p text:style-name="P15"/>
      <text:p text:style-name="P15"/>
      <text:p text:style-name="P129">¿<text:span text:style-name="T9">Comprensión lectora?</text:span></text:p>
      <text:p text:style-name="P129"/>
      <text:p text:style-name="P154">POLÍTICO EN DESPACHO</text:p>
      <text:p text:style-name="P154"/>
      <text:p text:style-name="P154">¿Cómo? ¿Que los alumnos tienen poca capacidad de comprensión lectora? Más horas en clase de lengua española</text:p>
      <text:p text:style-name="P154"/>
      <text:p text:style-name="P154">No será que lo que hay que hacer es leer más</text:p>
      <text:p text:style-name="P154"/>
      <text:p text:style-name="P154">No problemo. Tomad. Leed este libro y hacedme un resumen.</text:p>
      <text:p text:style-name="P154"/>
      <text:p text:style-name="P159">Pero por qué tiene que ser el mismo libro para todo el mundo?? Que cada uno elija su libro.</text:p>
      <text:p text:style-name="P154"/>
      <text:p text:style-name="P154">A ver, esto qué mierda es…. Señorita, ¿por qué me tengo que leer este pegote que no me interesa nada?</text:p>
      <text:p text:style-name="P154"/>
      <text:p text:style-name="P160">Está claro que a los jovenes no les gusta leer (leyendo harry potter), no tienen imaginación (jugando al rol), ni iniciativa (), ni capacidad de cooperación (jugando online).</text:p>
      <text:p text:style-name="P160"/>
      <text:p text:style-name="P160">No debería ser que es el sistema al que le toca doblarse para acercarse a ellos, en lugar de que ellos se dobleguen para ajustarse al sistema??</text:p>
      <text:p text:style-name="P160"/>
      <text:p text:style-name="P161">Debemos pedir a nuestros alumnos que esfuercen; claro que sí. Pero que se esfuercen por algo a lo que le vean una razón de ser, un sentido. ¿Acaso creemos que ser bueno en Fortnite no requiere esfuerzo? Noticias de última hora: sí que lo require. Y Mucho. Y dedicación. Y hacer vídeos de Tik Tok, requiere esfuerzo, dedicación y cuidado. Nuestros jovenes no son tontos ni inútiles.</text:p>
      <text:p text:style-name="P160"/>
      <text:p text:style-name="P161">A lo mejor es responsabilidad del sistema el fallar a la hora de transmitir </text:p>
      <text:p text:style-name="P129"/>
      <text:p text:style-name="P162">Matemáticas: con programación, hasta hacer que algo funcione</text:p>
      <text:p text:style-name="P162">Historia: con teatro o taller de escritura</text:p>
      <text:p text:style-name="P162">Inglés: con conversación y visionado de películas. No una película al año. Constantemente.</text:p>
      <text:p text:style-name="P162"/>
      <text:p text:style-name="P162">Y entender que no a todo el mundo le va a interesar lo mismo. Lo importante no son tanto los contenidos, como la capacidad de conseguir que un alumno sienta interés por algo. Eso es el triunfo de un sistema educativo.</text:p>
      <text:p text:style-name="P129"/>
      <text:p text:style-name="P7">…..</text:p>
      <text:p text:style-name="P7"/>
      <text:p text:style-name="P7">¿<text:span text:style-name="T35">Y qué podríamos hacer?</text:span></text:p>
      <text:p text:style-name="P7"><text:soft-page-break/></text:p>
      <text:p text:style-name="P7"/>
      <text:p text:style-name="P196">PERSONAJE RETRÓGRADO</text:p>
      <text:p text:style-name="P196"/>
      <text:p text:style-name="P196">Eso, criticar es muy fácil, pero cómo lo harías tú, ya que eres tan listo</text:p>
      <text:p text:style-name="P196"/>
      <text:p text:style-name="P196"/>
      <text:p text:style-name="P196">No tengo ni idea. Pero se me ocurren cosas, experimentos. Entiendo que no puede cambiar todo de manera explosiva de la noche a la mañana, pero se <text:span text:style-name="T36">podrían dar pequeños pasos. Por ejemplo, si no vamos a eliminar los exámenes, ¿qué tal realizar un pre-examen no puntuable? ¿Y añadir la capacidad de subir la nota a posteriori realizando tareas adicionales? </text:span></text:p>
      <text:p text:style-name="P66"/>
      <text:p text:style-name="P180">Huertos en los colegios. Ya sé que hay en algunos, pero, ¿por qué no en todos? ¿Por qué es más importante saberse la lista de las comunidades autónomas que saber cultivar tu propia comida? <text:s/></text:p>
      <text:p text:style-name="P67"/>
      <text:p text:style-name="P67"/>
      <text:p text:style-name="P180">¿Qué tal tener más en cuenta a los propios alumnos? ¿Qué tal conocerlos más? ¿Qué tal preguntarles de qué opinan, de qué otra manera lo harían ellos mismos para prepararse para vivir en el mundo?</text:p>
      <text:p text:style-name="P67"/>
      <text:p text:style-name="P180">¿Qué tal deshomogeneizar? Que cada alumno traiga la música que le gusta a clase para compartirla con los demás. Que cada uno elija un libro para leer. Que cada uno elija un pais sobre el que realizar una exposición.</text:p>
      <text:p text:style-name="P67"/>
      <text:p text:style-name="P67"/>
      <text:p text:style-name="P180">Pero entonces, sale más caro, es más difícil educar. </text:p>
      <text:p text:style-name="P67"/>
      <text:p text:style-name="P67"/>
      <text:p text:style-name="P242">O sea, que podemos tener televisión a la carta bajo demanda, eso es tecnológica y económicamente posible, pero no podemos tener una educación igual. Tiene que ser en broadcast. Mmmmm, no sé si eso tiene que ser así, o no es más que inerciitis aguda.</text:p>
      <text:p text:style-name="P67"/>
      <text:p text:style-name="P67"/>
      <text:p text:style-name="P242">PERSONAJE RETRÓGRADO</text:p>
      <text:p text:style-name="P242"/>
      <text:p text:style-name="P242">¿Pero por qué cambiar lo que funciona?</text:p>
      <text:p text:style-name="P242"/>
      <text:p text:style-name="P242"/>
      <text:p text:style-name="P242">Pues porque no funciona tan bien. <text:span text:style-name="T89">Abramos los ojos. </text:span>Si el mundo en el que vivimos fuera una utopía de paz y justicia, en la que convivimos en harmonía con la naturaleza y unos con otros, estaría bien. Pero <text:span text:style-name="T89">es que no es así.</text:span></text:p>
      <text:p text:style-name="P67"/>
      <text:p text:style-name="P67"/>
      <text:p text:style-name="P180">Conversación con alguien</text:p>
      <text:p text:style-name="P180"/>
      <text:p text:style-name="P180">Va, pero eso son cosas que son así y no se pueden cambiar</text:p>
      <text:p text:style-name="P180"/>
      <text:p text:style-name="P180">Si tienes esa actitud, no, desde luego, ya te has dado por vencido. <text:span text:style-name="T37">Pero aquí estamos. Hemos pasado de hacer chocar unas piedras con otras para hacer un filo a escribir con átomos. Podemos hacer muchas cosas. Pero ¿sabes cómo no se consiguen las cosas? Estando seguro de que no se pueden hacer. Así no.</text:span></text:p>
      <text:p text:style-name="P67"/>
      <text:p text:style-name="P67"><text:soft-page-break/></text:p>
      <text:p text:style-name="P67"/>
      <text:p text:style-name="P67"/>
      <text:p text:style-name="P180">Parece que la única forma de sobrevivir sea vendiendo algo.</text:p>
      <text:p text:style-name="P180"/>
      <text:p text:style-name="P180">Vender. Consumir. Tirar. Devorar. Desechar. Repetir.</text:p>
      <text:p text:style-name="P180"/>
      <text:p text:style-name="P180">Tal vez generaciones venideras educadas de otra manera podrían acabar este ciclo de devastación descontrolada. </text:p>
      <text:p text:style-name="P7"/>
      <text:p text:style-name="P7"/>
      <text:p text:style-name="P220"/>
      <text:p text:style-name="P11"/>
      <text:p text:style-name="P11"/>
      <text:p text:style-name="P202">Si la escuela es una competición (porque, en cierta medida, lo es), qué pasa con quien sabe que se le han dado malas cartas, a quien le cuesta más aprender, a quien tiene menor concentración o menor memoria, a quien sabe que ya va el último o antepenúltimo. ¿Por qué iba a respetar la autoridad del profesor? ¿Por qué iba a hacerlo? Balas perdidas. El sistema genera personas que se dan por perdidas. Llegué a esa triste conclusión. Si bien entiendo la utilidad de los exámenes como motor de la actividad, el sistema de notas no es más que un filtro. </text:p>
      <text:p text:style-name="P69"/>
      <text:p text:style-name="P201">RETROGRADO</text:p>
      <text:p text:style-name="P201"/>
      <text:p text:style-name="P201">¡Hombre! Claro, no va a ser el mundo el que se va a doblar para adaptarse a cada persona; es la persona la que se tiene que doblar para adaptarse al mundo. Es así. </text:p>
      <text:p text:style-name="P201"/>
      <text:p text:style-name="P201">Bueno, bueno, eso son las reglas del juego que nos hemos hecho, no es que tenga que ser así.</text:p>
      <text:p text:style-name="P201"/>
      <text:p text:style-name="P201"/>
      <text:p text:style-name="P152"/>
      <text:p text:style-name="P70"/>
      <text:p text:style-name="P70"/>
      <text:p text:style-name="P70">En esencia, lo menos interesante es todo lo que se puede consultar en Google.</text:p>
      <text:p text:style-name="P70"/>
      <text:p text:style-name="P70"/>
      <text:p text:style-name="P70"/>
      <text:p text:style-name="P70">- Menos mal que me dejan hacer el examen de física nuclear con el libro</text:p>
      <text:p text:style-name="P70">- Ah, ¿sí? Entonces, qué mérito tiene?</text:p>
      <text:p text:style-name="P70"/>
      <text:p text:style-name="P70">Esta pregunta me la hicieron una vez</text:p>
      <text:p text:style-name="P70"/>
      <text:p text:style-name="P70">Todo examen que se precie debería ser con los materiales de estudio delante. Y créeme que los alumnos no querrían: serían más difíciles, porque no habría que “saberse” las cosas. Habría que “saber” cosas.</text:p>
      <text:p text:style-name="P70"/>
      <text:p text:style-name="P70"/>
      <text:p text:style-name="P12"/>
      <text:p text:style-name="P12"/>
      <text:p text:style-name="P12"/>
      <text:p text:style-name="P12">Si nos ponemos así, no habría que saber nada de geografía, ni de historia, ni de filosofía…</text:p>
      <text:p text:style-name="P12"/>
      <text:p text:style-name="P12">alto, alto</text:p>
      <text:p text:style-name="P11"><text:soft-page-break/></text:p>
      <text:p text:style-name="P11">soy el primero que tiene un profundo amor y respeto por el conocimiento y la educación. Pero recuerda que el “porque sí” ya no vale. ¿Por qué debo aprenderme los rios de España? Como adulto, por favor, haz el esfuerzo de verbalizar una razón de peso que merezca la pena. No “porque sí”, ni “porque es cultura general”… <text:span text:style-name="T6">debería haber una razón por la cual se estudian los rios de españa y no ganchillo, que también está muy bien. Y no estoy hablando de que te los enseñen en un mapa, y te hablen de ellos, que está muy bien. Estoy hablando de que te examinan de los rios de españa. Los tienes que memorizar, uno por uno, y luego estamparlos en un DIN-A4. ¿Por qué? ¿Por qué hay que hacer esto? </text:span></text:p>
      <text:p text:style-name="P19">Se me viene un término a la cabeza para llamar a esto: Educación Descarnada. Es aprender por aprender, porque alguien ha dictado que así debe ser. Un aprendizaje rancio, obligado, sin ganas, sin utilidad evidente. </text:p>
      <text:p text:style-name="P19">El precio que hay que pagar es claro: acabar con el esquema de cadena de montaje</text:p>
      <text:p text:style-name="P13">La respuesta está clara: por que así te los sabes</text:p>
      <text:p text:style-name="P13">Seamos sinceros, sabemos que no… te los aprendes….. y los olvidas al día siguiente. ¿Y qué?</text:p>
      <text:p text:style-name="P18">Ya, pero si no se hace el esfuerzo….</text:p>
      <text:p text:style-name="P13">Y yo estoy muy a favor de que hay que esforzarse, pero….</text:p>
      <text:p text:style-name="P13">(imágenes de ejercicios físicos mal hechos)</text:p>
      <text:p text:style-name="P13">lo importante es saber qué es un rio. ¿Hace falta examinarse para saber lo que es un río? ¿En serio? Saber por qué es importante un río, en qué influye…. Los rios concretos, se pueden buscar en Google. Eso es información. Lo importante es el conocimiento. Yo sé que las intenciones son buenas, pero el diagnóstico es claro: en la escuela actual no se trabaja el conocimiento; se trabaja la información. Lo siento, sé que no es lo que queréis escuchar, pero es lo que es.</text:p>
      <text:p text:style-name="P13"/>
      <text:p text:style-name="P13"/>
      <text:p text:style-name="P68">Ese tiempo empleado en memorizar los ríos de España se podría emplear en aprender a empatizar con los demás; entrar en equilibrio a través de prácticas como el Yoga, o disciplinar su cuerpo y mente con artes marciales. Hay un universo de posibilidades.</text:p>
      <text:p text:style-name="P68"/>
      <text:p text:style-name="P68">PERSONAJE RETRÓGRADO</text:p>
      <text:p text:style-name="P68"/>
      <text:p text:style-name="P68">¡Esto es inaudito! ¿Y qué pretendes? ¿Qué un alumno salga del colegio sin saberse los ríos, ni las capitales del mundo, ni las propiedades de los triángulos?</text:p>
      <text:p text:style-name="P68"/>
      <text:p text:style-name="P68">Pero si es que no se sabe, por lo general. Lo que quiero decir es que superar la barrera de un examen no es garantía de saber nada. Nada. En serio. Nada. </text:p>
      <text:p text:style-name="P13"/>
      <text:p text:style-name="P13"/>
      <text:p text:style-name="P21">Al final, ¿quiénes aprovechan mejor el entrenamiento en matemáticas? Aquellos que ya tenían la predisposición de perseguir trabajos de ciencia o ingeniería, no todo el mundo.</text:p>
      <text:p text:style-name="P21"/>
      <text:p text:style-name="P21">De acuerdo, existen diferentes rutas, pero a mí me parece insuficiente.</text:p>
      <text:p text:style-name="P21"/>
      <text:p text:style-name="P21">¿Escuela o academia? ¿Cuál es la diferencia?</text:p>
      <text:p text:style-name="P21"/>
      <text:p text:style-name="P21"/>
      <text:p text:style-name="P21">Se trata de algo muy cruel: por ser como son, sin esforzarse excesivamente, unos alumnos van a <text:s/>ser premiados mientras que otros, simplemente por ser como son, van a ser castigados. Y luego nos asombramos de los casos de bullying que nos salpican constantemente. </text:p>
      <text:p text:style-name="P21"/>
      <text:p text:style-name="P21"><text:soft-page-break/>La responsabilidad del alumno debe ser estudiar, sí, y esforzarse, pero la escuela debe esforzarse en trabajar individualmente con cada alumno y descubrir lo bueno de cada persona. Porque la escuela es para todos y es un derecho.</text:p>
      <text:p text:style-name="P21"/>
      <text:p text:style-name="P21"/>
      <text:p text:style-name="P21">Si quieres ser bombero, tienes que tener una altura mínima y un índice de masa corporal máximo; esto es entendible; una persona que no está en adecuada forma física no debe ser bombero, porque podría ponerse en peligro a sí misma y a los demás. Creo que esto es comprensible. Pero no debemos establecer estas cribas en la escuela, a gente tan joven que todavía no está formada ni tienen nada decidido. </text:p>
      <text:p text:style-name="P21"/>
      <text:p text:style-name="P21"/>
      <text:p text:style-name="P21">Sociológicamente, hace un siglo, la gente de 18 años era ya adulta; se le exigía más. Hoy en día, </text:p>
      <text:p text:style-name="P7"/>
      <text:p text:style-name="P7"/>
      <text:p text:style-name="P7">….</text:p>
      <text:p text:style-name="P7"/>
      <text:p text:style-name="P30">Madrugones</text:p>
      <text:p text:style-name="P30">Resoplidos</text:p>
      <text:p text:style-name="P30">Imposición</text:p>
      <text:p text:style-name="P30">Esfuerzo vacío</text:p>
      <text:p text:style-name="P30"/>
      <text:p text:style-name="P7"/>
      <text:p text:style-name="P7">….</text:p>
      <text:p text:style-name="P7"/>
      <text:p text:style-name="P7"/>
      <text:p text:style-name="P75">Si la escuela dejara un mensaje, ¿cuál sería?</text:p>
      <text:p text:style-name="P75"/>
      <text:p text:style-name="P75">El mundo es un lugar traidor e injusto, y debes estar lo mejor preparado para trepar tan alto como sea posible al mástil de un barco, que, por si empieza a hundirse, mejor que te pille lo más alto posible.</text:p>
      <text:p text:style-name="P75"/>
      <text:p text:style-name="P75">Unos nacen más listos y veloces; otros más tontos y lentos. Unos sacan mejores notas con menor esfuerzo, y en otros es al revés. ¿Es justo?</text:p>
      <text:p text:style-name="P75"/>
      <text:p text:style-name="P76">Seamos francos: tenemos a A), <text:span text:style-name="T47">ha visto muchos documentales, </text:span>tiene una buena visión de conjunto de la historia del siglo XV, entiende el momento histórico y social, y puede hablar con comodidad de los diferentes países y las relaciones entre ellos; pero no ha abierto el libro de texto de la editorial Anaya de 4º de la ESO. B) <text:span text:style-name="T46">No sabe nada, pero le permites hacer trampa y le dejas acceso al libro de la editorial Anaya de 4º de la ESO durante el examen. C) Igual que B, pero le dejas otro libro de texto de otra editorial, por ejemplo, de Bruño. ¿Quién tiene más posibilidades de aprobar el examen? Si estás pensando que B…. ya estás viendo el problema del sistema…. En el fondo sabes que no debería ser así, pero es….</text:span></text:p>
      <text:p text:style-name="P75"/>
      <text:p text:style-name="P75"/>
      <text:p text:style-name="P75"/>
      <text:p text:style-name="P7"/>
      <text:p text:style-name="P7"/>
      <text:p text:style-name="P7">No sólo de contenidos viven las personas. Está claro que la escuela no es una academia, donde se adquieren conocimientos y habilidades específicas. Dedicamos mucho tiempo y esfuerzo a enseñar (mejor o peor) el mundo exterior a nuestros alumnos. También deberíamos dedicar tiempo a explorar y entender el interior.</text:p>
      <text:p text:style-name="P7"><text:soft-page-break/></text:p>
      <text:p text:style-name="P7">¿Por qué pienso lo que pienso? ¿Por qué siento lo que siento?</text:p>
      <text:p text:style-name="P7"/>
      <text:p text:style-name="P7">Es una dimensión importante del ser humano; el autoentendimiento es una habilidad en absoluto menos importante que cualquier conocimiento académico. Sería lo lógico que el periodo escolar permitiera a las personas conocerse a sí mismas y a las demás; a demostrar empatía</text:p>
      <text:p text:style-name="P7"/>
      <text:p text:style-name="P7">No nos engañemos. La escuela sirve como filtrado. La medida, son las notas. Esos numeritos que se garabatean en las esquinas de esos DIN-A4 comienzan a definir la trayectoria socioeconómica de tu hijo. Números altos, sueldo alto; numeros bajos…. </text:p>
      <text:p text:style-name="P7">(imagen de Gulliver de ver quién salta más)</text:p>
      <text:p text:style-name="P7"/>
      <text:p text:style-name="P29"/>
      <text:p text:style-name="P29"/>
      <text:p text:style-name="P7"/>
      <text:p text:style-name="P7">Es el caldo de cultivo perfecto para mostrar empatía, comprensión y cooperación. Sí señor. </text:p>
      <text:p text:style-name="P7"/>
      <text:p text:style-name="P28">Todo por un buen trabajo; todo por la economía.</text:p>
      <text:p text:style-name="P28"/>
      <text:p text:style-name="P28">Pero es que las relaciones humanas son la economía; el medio ambiente es la economía. </text:p>
      <text:p text:style-name="P28"/>
      <text:p text:style-name="P28">Tenemos que tener más confianza en los jóvenes y contar con ellos; escuchar lo que quieren y lo que necesitan. Y cuando entre todos encontremos lo que quieren y necesitan saber, apoyarlos y pedirles que se esfuercen al máximo en una dirección significativa. </text:p>
      <text:p text:style-name="P7"/>
      <text:p text:style-name="P7">¡Esto es una carrera de ratas! ¡El que llega el último, al paro!</text:p>
      <text:p text:style-name="P7"/>
      <text:p text:style-name="P7">Pero es que el mundo es así</text:p>
      <text:p text:style-name="P7"/>
      <text:p text:style-name="P7">Esa el la curiosa ironía. El mundo es así; pero a nadie le gusta que sea así</text:p>
      <text:p text:style-name="P7"/>
      <text:p text:style-name="P7">“Los alumnos no deben memorizar como loros”, pero lo hacen, y así es como tienen ás éxito. No debería ser así, no nos gusta. Pero es.</text:p>
      <text:p text:style-name="P7"/>
      <text:p text:style-name="P7">¿Por qué es?</text:p>
      <text:p text:style-name="P7"/>
      <text:p text:style-name="P7">Una reflexójn: si no hay naranjas, pero yo quiero comer naranjas, tengo que plantar un naranjo, esperar a que maduren los frutos, y después cosecharlo. Está dictado por la realidad y por la naturaleza, independientemente de que me guste más o menos.</text:p>
      <text:p text:style-name="P7"/>
      <text:p text:style-name="P39">Preguntas a un profesor:</text:p>
      <text:p text:style-name="P39">- De cada alumno tuyo, ¿saber cuál es su estilo musical favorito? ¿La comida que no le gusta? ¿Su mayor miedo? …. te darás cuenta de que no conoces nada de tus alumnos, y que ellos no conocen nada de ti. En estas condiciones, ¿cómo pretendes ilusionarlos por nada?</text:p>
      <text:p text:style-name="P39"/>
      <text:p text:style-name="P39"/>
      <text:p text:style-name="P252">Una escuela en la que se ilusiona a la gente…. Pero, ¿querríamos eso? ¿tendría sentido?</text:p>
      <text:p text:style-name="P252"/>
      <text:p text:style-name="P252">Depende de cada punto de vista.</text:p>
      <text:p text:style-name="P252"/>
      <text:p text:style-name="P253">Si quieres trabajadores funcionales que ocupen los puestos de trabajo del sistema, no hace falta.</text:p>
      <text:p text:style-name="P253"/>
      <text:p text:style-name="P253"><text:soft-page-break/>Si quieres personas felices a las que les importa el mundo en el que viven, tal vez haya que realizar algún ajuste.</text:p>
      <text:p text:style-name="P253"/>
      <text:p text:style-name="P253"/>
      <text:p text:style-name="P211">Podemos reestructurarnos. ¿Qué preferimos optimizar? ¿La producción, el tiempo, el coste, el beneficio? ¿U Optimizar la calidad, el respeto, el cuidado, la ilusión?</text:p>
      <text:p text:style-name="P7"/>
      <text:p text:style-name="P207">“<text:span text:style-name="T3">Bueno, cambia a un trabajo de media jornada para tener más tiempo para tu familia”</text:span></text:p>
      <text:p text:style-name="P207">“<text:span text:style-name="T3">Ni de coña, ¿cómo voy a cobrar menos?”</text:span></text:p>
      <text:p text:style-name="P207"/>
      <text:p text:style-name="P208">Si no puedes dejar algo, es como una droga</text:p>
      <text:p text:style-name="P208"/>
      <text:p text:style-name="P208">(yo puedo dejarlo cuando quiera)</text:p>
      <text:p text:style-name="P208"/>
      <text:p text:style-name="P208">Precisamente estas substancias nocivas y destructivas que queremos a toda costa alejar de nuestros hijos e hijas.</text:p>
      <text:p text:style-name="P208"/>
      <text:p text:style-name="P209">Lo que no puedes dejar cuando quieras, se llama droga.</text:p>
      <text:p text:style-name="P20"/>
      <text:p text:style-name="P212">Tal vez merezca la pena apostar por tener confianza en las personas, que dotarlas de creatividad e inteligencia es mejor que llenarlas de informaciones y procedimientos. Tal vez merezca la pena creer en que la escuela debe contribuir a crear seres humanos completos y libres, y tener la confianza en que estas personas trabajen por mejorar el mundo. <text:s/><text:span text:style-name="T90">Apostar invertir por una educación de calidad en todas las dimensiones.</text:span></text:p>
      <text:p text:style-name="P39"/>
      <text:p text:style-name="P255">RETROGRADO</text:p>
      <text:p text:style-name="P213">¡¡¡Pero los contenidosssssss!!! ¡¡¡<text:span text:style-name="T90">Cómo pretendes reducir los contenidos!!! ¡Sería el fin de nuestra sociedad!</text:span></text:p>
      <text:p text:style-name="P213"/>
      <text:p text:style-name="P214">más deberes!!!!!</text:p>
      <text:p text:style-name="P71"/>
      <text:p text:style-name="P214">(imagen de una olla a presión). Raúl la retira del fuego.</text:p>
      <text:p text:style-name="P213"/>
      <text:p text:style-name="P209"/>
      <text:p text:style-name="P210">Pero en un mundo apresurado y atropellado, donde todo lo que hacemos es aguantar lo más estoicamente posible la jornada laboral para llegar a casa y descalzarnos, relajarnos un rato y volver a empezar; pasando la vida esperando a que llegue ese viernes, o ese mes de julio…. Cuando lo único que queremos es que nos dejen de rollos y desconectar de las preocupaciones una o dos horas. Cuando el sábado se pasa como un suspiro, y tan sólo sirve para que nos deje de dar vueltas la cabeza; y el domingo descansamos un poco, y antes de que nos demos cuenta, ya es domingo por la noche, y vuelta a empezar. ¿Es de extrañar que la proyección de esta forma de vivir sea esta escuela descarnada de verdades inútiles? </text:p>
      <text:p text:style-name="P20"/>
      <text:p text:style-name="P215">Es curioso como algo tan fundamental para la vida humana como es la alimentación…. No sea conocimiento troncal el enseñar a labrar la tierra. ¿puede haber algo ma´s fundamental que eso? A pesar de ello, sólo un …. .porciento de los colegios en España tienen huerto. Claro, apreciar la vida no va a hacer que tu hijo tenga un mejor puesto de trabajo. La escuela no debería ser un trampolín hacia el puesto de trabajo de éxito social. Son niños y jovenes, no larvas de yuppie. <text:span text:style-name="T91">Si los tratamos así, ¿cómo pretendemos ilusionarlos? ¿Cómo pretendemos que busquen su camino?</text:span> </text:p>
      <text:p text:style-name="P8"/>
      <text:p text:style-name="P8"/>
      <text:p text:style-name="P14"><text:soft-page-break/>Es curiosa la radiografía que se hace de una sociedad a través de la ficción que se produce: ¿cómo son los protagonistas de las historias? ¿Os imaginais una película que trata de una persona normal, que estudia para conseguir un buen trabajo; consigue este buen trabajo, y trabaja, y se va de vacaciones de vez en cuando, hasta que se jubila? “ Posiblemente diréis: “pfff, qué película más aburrida”. Los protagonistas de las películas son los locos, los inadaptados, los extraños, los que luchan por causas perdidas, los que se arriesgan; quizá porque tengamos el anhelo de hacer algo diferente con nuestras vidas.</text:p>
      <text:p text:style-name="P14"/>
      <text:p text:style-name="P14">Los jovenes tienen el privilegio de la tabla rasa: son todo potencialidad. <text:span text:style-name="T7">En edad escolar, el mundo es un universo infinito de posibilidades. La decisión entre ofrecerles una educación eficaz, agradable, que les proporcione verdaderas habilidades; o seguir con el esquema de montaje en cadena que a día de hoy seguimos aplicando, es decisión de nosotros. De todos nosotros. No de los padres, no de las APAs, no de los políticos….. de todos. </text:span></text:p>
      <text:p text:style-name="P14"/>
      <text:p text:style-name="P14"/>
      <text:p text:style-name="P68">Conclusiones:</text:p>
      <text:p text:style-name="P68">- No obsesión por los contenidos</text:p>
      <text:p text:style-name="P68">- Primero, comprender, justificar y aplicar; luego los procedimientos</text:p>
      <text:p text:style-name="P68">- Espacio para el crecimiento personal y el autoconocimiento, psicológico y emocional</text:p>
      <text:p text:style-name="P68">- Enseñanza personal, individualizada; sin prisas exageradas que no conducen a nada</text:p>
      <text:p text:style-name="P68">- <text:span text:style-name="T38">Que no sea una competición: no hace falta</text:span></text:p>
      <text:p text:style-name="P8"/>
      <text:p text:style-name="P8"/>
      <text:p text:style-name="P8"/>
      <text:p text:style-name="P72">RETROGRADO</text:p>
      <text:p text:style-name="P72"/>
      <text:p text:style-name="P72">Fulanito es el modelo a seguir</text:p>
      <text:p text:style-name="P72"/>
      <text:p text:style-name="P72">No hay modelo a seguir. Es una trampa. Eso lo único que crea es una polarización nociva. Nadie debería ser filtrado por sus capacidades <text:span text:style-name="T40">in</text:span>natas, <text:span text:style-name="T40">ni para bien ni para mal</text:span>. Y esto sigue ocurriendo, aún hoy.</text:p>
      <text:p text:style-name="P8"/>
      <text:p text:style-name="P71">RETRÓGRADO</text:p>
      <text:p text:style-name="P71"/>
      <text:p text:style-name="P71">¡Claro, hombre! Preguntarles a los alumnos qué quieren hacer. Pues yo te lo digo: nada, tocarse las narices. Y eso no puede ser.</text:p>
      <text:p text:style-name="P71"/>
      <text:p text:style-name="P71"/>
      <text:p text:style-name="P71">Y si nos planteamos que cuando una persona contesta eso:</text:p>
      <text:p text:style-name="P71"/>
      <text:p text:style-name="P71">- ¿Y tú qué querrías hacer? ¿Qué querrías estudiar?</text:p>
      <text:p text:style-name="P71"/>
      <text:p text:style-name="P71">- Pffff… nada</text:p>
      <text:p text:style-name="P71"/>
      <text:p text:style-name="P71">¿Y si nos tomamos esa respuesta, no como un fracaso de este chico, sino como un fracaso nuestro? ¿Cómo cambiaría eso el esquema?</text:p>
      <text:p text:style-name="P71"/>
      <text:p text:style-name="P71"/>
      <text:p text:style-name="P71">- Me voy a esforzar para que cambies de opinión</text:p>
      <text:p text:style-name="P71"/>
      <text:p text:style-name="P71"/>
      <text:p text:style-name="P71"><text:soft-page-break/>¿<text:span text:style-name="T39">Qué ocurre con una persona que siente eso, y a la que obligamos a estudiar, a pasar por el aro? ¿No debería ser misión de la escuela trasnochar si hicera falta para ayudar a esta persona a ilusionarse con algo? ¿De verdad, pasar toda la vida pasivo e inerte, sin hacer nada? ¿Te gustaría ser como una mascota a la que alimentan? No creo que a mucha gente le guste eso….</text:span></text:p>
      <text:p text:style-name="P71"/>
      <text:p text:style-name="P8"/>
      <text:p text:style-name="P14">Así que, <text:span text:style-name="T7">acaso no debería ser la escuela un proceso en el que:</text:span></text:p>
      <text:p text:style-name="P14">- <text:span text:style-name="T7">Los alumnos se sientan bien</text:span></text:p>
      <text:p text:style-name="P14">- <text:span text:style-name="T7">Se persiga el conocimiento, y no la carga de información olvidable</text:span></text:p>
      <text:p text:style-name="P14">- <text:span text:style-name="T8">Los docentes estén más específicamente preparados y no se limiten a repetir patrones enquistados</text:span></text:p>
      <text:p text:style-name="P14">- <text:span text:style-name="T8">No esté tan centrada en el ámbito académico, sino también en el humano y en el interior</text:span></text:p>
      <text:p text:style-name="P14">- <text:span text:style-name="T8">No tenga una obsesión por los contenidos</text:span></text:p>
      <text:p text:style-name="P14">- <text:span text:style-name="T10">Una formación menos “en bloque”, más individualizada. Es mejor invertir dinero en tener más docentes y más espacios que en tecnología “inerte”, aunque no quede tan bien para “la foto”</text:span></text:p>
      <text:p text:style-name="P14">- <text:span text:style-name="T10">Eliminar el “miedo a equivocarse”, el estrés de la “medida a través de examen” hasta que no haya una cierta madurez mental</text:span></text:p>
      <text:p text:style-name="P14">- <text:span text:style-name="T10">Se enseñen los diferentes tipos de emociones como se enseñan los diferentes climas de España, y se aprenda a gestionarlos</text:span></text:p>
      <text:p text:style-name="P14">- <text:span text:style-name="T10">No vaya contracorrienter de los impulsos</text:span></text:p>
      <text:p text:style-name="P14">- <text:span text:style-name="T11">Mejor “assignments” que exámenes.</text:span></text:p>
      <text:p text:style-name="P14">- <text:span text:style-name="T22">Por qué no una escuela donde no se obligue a mantenerse callado y sentado tanto tiempo; que incluya yoga o artes marciales, que incluya autoanálisis</text:span></text:p>
      <text:p text:style-name="P14">- <text:span text:style-name="T22">Una escuela basada en las personas, no en una mera relación profesional</text:span></text:p>
      <text:p text:style-name="P14">- <text:span text:style-name="T41">Incluir el juego didáctico como motor de motivación</text:span></text:p>
      <text:p text:style-name="P14">- <text:span text:style-name="T41">No debe ser una carrera para que triunfen los más fuertes; los más fuertes son quienes deberían cuidar de los más débiles. No es el mérito ni culpa de nadie nacer con los atributos que se tienen.</text:span></text:p>
      <text:p text:style-name="P14">- <text:span text:style-name="T42">Mejor producir cosas “usables” que exámenes: una lista: dibujos, collages, dioramas, canciones, programas de ordenador, ensayos, relatos, videotutoriales… etc…</text:span></text:p>
      <text:p text:style-name="P14">- <text:span text:style-name="T42">Enseñarse unos alumnos a otros (enseñanza cruzada), no es ninguna tontería.</text:span></text:p>
      <text:p text:style-name="P14">- <text:span text:style-name="T42">Animalen en el aula, ¿por qué no?</text:span></text:p>
      <text:p text:style-name="P14">- <text:span text:style-name="T42">Más plantas en el aula</text:span></text:p>
      <text:p text:style-name="P14">- <text:span text:style-name="T43">Que los alumnos limpien, frieguen, barran… ¿por qué no? (especialización del trabajo: no es su tarea, ya empezamos a cuadricular mentes)</text:span></text:p>
      <text:p text:style-name="P14">- <text:span text:style-name="T44">Centros educativos más bonitos. No tienen por qué parecer cárceles.</text:span></text:p>
      <text:p text:style-name="P14">- <text:span text:style-name="T42">Más películas y documentales en el aula, en inglés</text:span></text:p>
      <text:p text:style-name="P14">- <text:span text:style-name="T48">Aceptar lo que no se puede cambiar, pero no resignarse conformándose con lo que sí se puede cambiar</text:span></text:p>
      <text:p text:style-name="P14"/>
      <text:p text:style-name="P14"/>
      <text:p text:style-name="P74">conversación con otra persona:</text:p>
      <text:p text:style-name="P74"/>
      <text:p text:style-name="P74">- No es mala idea dar, por ejemplo, más tiempo de descanso durante la mañana. Pero entonces, habría que recuperar las horas, o prolongar el curso…</text:p>
      <text:p text:style-name="P74"/>
      <text:p text:style-name="P74">- ¿Lo ves? Otra vez esa preocupación de que las horas, las horas….. ¿no podrías aceptar <text:span text:style-name="T72">que merece el tiempo invertido simplemente el</text:span> hecho de que un alumno se sienta más agusto en el Centro? ¿No es acaso eso valioso de por sí?</text:p>
      <text:p text:style-name="P74"/>
      <text:p text:style-name="P217">- <text:span text:style-name="T72">Lo que tu quieras, pero pienso s</text:span>i no se hacen más horas, todo irá a peor</text:p>
      <text:p text:style-name="P74"/>
      <text:p text:style-name="P74">- <text:span text:style-name="T73">Vale, pero a</text:span>naliza por qué <text:span text:style-name="T73">piensas</text:span> eso…… ¿no puede ser una asunción profundamente implantada a base de generación tras generación de hacer lo mismo?</text:p>
      <text:p text:style-name="P74"><text:soft-page-break/></text:p>
      <text:p text:style-name="P74"/>
      <text:p text:style-name="P74"/>
      <text:p text:style-name="P74">Como el profesor… la persona que gira el volante así al conducir…. </text:p>
      <text:p text:style-name="P74"/>
      <text:p text:style-name="P74"/>
      <text:p text:style-name="P74"/>
      <text:p text:style-name="P74">- <text:span text:style-name="T45">Mira; estaba estudiando un asunto de la carrera…. Me estaba leyendo un pestiño así de largo y no me enteraba de nada. Es lo que me gusta decir: un conjunto de verdades inútiles. Pero no sabía qué era, ni para qué servía, ni por qué era así, ni qué pasaba si no se sabía…. Así que busco un vídeo por youtube, uno de un canal de estadística que lo hace un particular. 90 segundos, y bam! Ya sabía por qué… habría que tener más criterio a la hora de saber cómo enseñar, porque la consecuencia puede ser una gran pérdida de tiempo y esfuerzo, que se podría utilizar en cosas mejores.</text:span></text:p>
      <text:p text:style-name="P74"/>
      <text:p text:style-name="P74">- <text:span text:style-name="T45">Ya, pero, imagina hacer vídeos para cada concepto…</text:span></text:p>
      <text:p text:style-name="P74"/>
      <text:p text:style-name="P74">- <text:span text:style-name="T45">Pero se podría dejar a alumnos de cursos superiores como tarea, en lugar de examen, elaborar videotutoriales para alumnos del curso inferior; por ejemplo, una idea…. No es eliminar completamente cualquier forma de evaluación, la cosa es la…. Inutilidad del examen con nota… más que inútil es casi injusto.</text:span></text:p>
      <text:p text:style-name="P74"/>
      <text:p text:style-name="P74">- <text:span text:style-name="T45">Ya, pero no pueden salir del colegio todos con la misma nota.</text:span></text:p>
      <text:p text:style-name="P74"/>
      <text:p text:style-name="P74">- ¿<text:span text:style-name="T45">Por qué no?</text:span></text:p>
      <text:p text:style-name="P74"/>
      <text:p text:style-name="P74">- <text:span text:style-name="T45">Porque entonces, ¿cómo se selecciona a los mejores?</text:span></text:p>
      <text:p text:style-name="P74"/>
      <text:p text:style-name="P74">- <text:span text:style-name="T45">Es que la escuela no debería ser un mecanismo de corte para descartar a los “menos válidos”. Además, “menos válidos” según qué criterio. Es que en el mundo debería haber suficiente cabida para todo el mundo. Y quien tenga capacidad para ser científico de la NASA, pues todo el ánimo y el apoyo; no se trata de cortarle las alas a nadie; al revés, totalmente al revés. Se trata de desnormalizar y de ser justos.</text:span></text:p>
      <text:p text:style-name="P14"/>
      <text:p text:style-name="P14"/>
      <text:p text:style-name="P73">Pero hay que premiar a los más listos y a los mejores, hay que darles un aliciente para trabajar duro.</text:p>
      <text:p text:style-name="P73"/>
      <text:p text:style-name="P73">No podría estar más de acuerdo. Pero hay que hacer eso con todo el mundo. También dar un aliciente a los torpres, para que sean menos torpes.</text:p>
      <text:p text:style-name="P73"/>
      <text:p text:style-name="P73">La cultura de competir contra uno mismo, en lugar de la cultura de competir contra los demás.</text:p>
      <text:p text:style-name="P73"/>
      <text:p text:style-name="P73"/>
      <text:p text:style-name="P73"/>
      <text:p text:style-name="P73"/>
      <text:p text:style-name="P14"/>
      <text:p text:style-name="P71">La escuela es el primer paso para el mundo que queramos construir. Son nuestras reglas. Deberíamos buscar un mundo en el que estar bien.</text:p>
      <text:p text:style-name="P14"/>
      <text:p text:style-name="P14"/>
      <text:p text:style-name="P17">No es razonable esperar que las cosas cambien de la noche a la mañana, pero podríamos plantearnos que tímido gesto realizar hoy… <text:span text:style-name="T23">levantar la mano y comunicar a tu profesor que no te gusta la </text:span><text:soft-page-break/><text:span text:style-name="T23">dinámica de las clases; ofrecer a tus alumnos plantear un tema de estudio original; hablar con un compañero del trabajo y comunicarle tus inquietudes, retwitear una noticia….</text:span></text:p>
      <text:p text:style-name="P17"/>
      <text:p text:style-name="P17"/>
      <text:p text:style-name="P40">Es posible que como individuos no podamos hacer mucho, pero fíjate todas las empresas que invierten fortunas en publicidad, buscando tu suscripción, tus tres euritos mensuales. ¿Qué son tres euros al mes? Pues todas esas empresas los quieren. Quieren tu eurito. Quieren tu voto. Y se pelean por él. O sea que, tan poco no valdrá la acción de una persona individual, cuando los “grandes poderes” se pelean por ella. Una simple acción puede hacer más de lo que parece.</text:p>
      <text:p text:style-name="P40"/>
      <text:p text:style-name="P40">Está en ti levantar la mano y pedir una escuela más humana, más razonable. Una escuela en la que se practique el respeto hacia el conocimiento, que se valore hasta dónde hemos llegado como civilización. Que abrir las mentes de los jovenes a las cosas increibles que hemos conseguido no sea un martirio de memorización y disciplina vacía. Una escuela donde se anime a los estudiantes a adquirir habilidades significativas por propia voluntad. Una escuela donde el respeto nazca de la afinidad y de la buena intención, no desde la fría autoridad. </text:p>
      <text:p text:style-name="P40"/>
      <text:p text:style-name="P40">Será posible algún día una escuela así. ¿Y si estuviera en tu mano? ¿Qué decidirías?</text:p>
      <text:p text:style-name="P40"/>
      <text:p text:style-name="P40"/>
      <text:p text:style-name="P40">TÍTULOS DE CERDITO</text:p>
      <text:p text:style-name="P40"/>
      <text:p text:style-name="P40"/>
      <text:p text:style-name="P17"/>
      <text:p text:style-name="P17"/>
      <text:p text:style-name="P83">4</text:p>
      <text:p text:style-name="P28"/>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11:08:02.220226591</meta:creation-date>
    <dc:date>2019-05-13T14:00:35.344201240</dc:date>
    <meta:editing-duration>PT9H49M41S</meta:editing-duration>
    <meta:editing-cycles>155</meta:editing-cycles>
    <meta:generator>LibreOffice/6.1.2.1$MacOSX_X86_64 LibreOffice_project/65905a128db06ba48db947242809d14d3f9a93fe</meta:generator>
    <meta:document-statistic meta:table-count="0" meta:image-count="0" meta:object-count="0" meta:page-count="35" meta:paragraph-count="572" meta:word-count="12250" meta:character-count="70734" meta:non-whitespace-character-count="58926"/>
  </office:meta>
</office:document-meta>
</file>